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2" style:family="table-cell" style:parent-style-name="Default" style:data-style-name="N0">
      <style:table-cell-properties style:vertical-align="top"/>
      <style:text-properties fo:font-size="4pt" style:font-size-asian="4pt" style:font-size-complex="4pt" style:font-family-generic="roman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repeat-content="false"/>
      <style:paragraph-properties fo:text-align="end" fo:margin-righ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fo:border="thin solid #000000" style:vertical-align="top"/>
      <style:text-properties fo:font-size="4pt" style:font-size-asian="4pt" style:font-size-complex="4pt" style:font-family-generic="roman"/>
    </style:style>
    <style:style style:name="ce7" style:family="table-cell" style:parent-style-name="Default" style:data-style-name="N4">
      <style:table-cell-properties fo:border="thin solid #000000" style:vertical-align="top" style:repeat-content="false"/>
      <style:paragraph-properties fo:text-align="end" fo:margin-right="0cm"/>
      <style:text-properties fo:font-size="4pt" style:font-size-asian="4pt" style:font-size-complex="4pt" style:font-family-generic="roman"/>
    </style:style>
    <style:style style:name="ce8" style:family="table-cell" style:parent-style-name="Default" style:data-style-name="N0">
      <style:table-cell-properties style:vertical-align="top" fo:background-color="transparent"/>
      <style:text-properties fo:font-size="4pt" style:font-size-asian="4pt" style:font-size-complex="4pt" style:font-family-generic="roman"/>
    </style:style>
    <style:style style:name="ce9" style:family="table-cell" style:parent-style-name="Default" style:data-style-name="N4">
      <style:table-cell-properties style:vertical-align="top"/>
      <style:text-properties fo:font-size="4pt" style:font-size-asian="4pt" style:font-size-complex="4pt" style:font-family-generic="roman"/>
    </style:style>
    <style:style style:name="ce10" style:family="table-cell" style:parent-style-name="Default" style:data-style-name="N0">
      <style:table-cell-properties fo:border="thin solid #000000" style:vertical-align="top" fo:background-color="transparent"/>
      <style:text-properties fo:font-size="4pt" style:font-size-asian="4pt" style:font-size-complex="4pt" style:font-family-generic="roman"/>
    </style:style>
    <style:style style:name="ce11" style:family="table-cell" style:parent-style-name="Default" style:data-style-name="N4">
      <style:table-cell-properties fo:border="thin solid #000000" style:vertical-align="top" fo:background-color="transparent" style:repeat-content="false"/>
      <style:paragraph-properties fo:text-align="end" fo:margin-right="0cm"/>
      <style:text-properties fo:font-size="4pt" style:font-size-asian="4pt" style:font-size-complex="4pt" style:font-family-generic="roman"/>
    </style:style>
    <style:style style:name="ce1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3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start" fo:margin-left="0.706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start" fo:margin-left="0.706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C0C0C0" style:repeat-content="false"/>
      <style:paragraph-properties fo:text-align="start" fo:margin-left="1.412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C0C0C0" style:repeat-content="false"/>
      <style:paragraph-properties fo:text-align="start" fo:margin-left="1.412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C0C0C0" style:repeat-content="false"/>
      <style:paragraph-properties fo:text-align="start" fo:margin-left="1.412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35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36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6pt" style:font-size-asian="6pt" style:font-size-complex="6pt" style:font-family-generic="roman"/>
    </style:style>
    <style:style style:name="ce37" style:family="table-cell" style:parent-style-name="Default" style:data-style-name="N0">
      <style:table-cell-properties style:vertical-align="top"/>
      <style:text-properties fo:font-size="4pt" style:font-size-asian="4pt" style:font-size-complex="4pt" style:font-family-generic="roman"/>
    </style:style>
    <style:style style:name="ce38" style:family="table-cell" style:parent-style-name="Default" style:data-style-name="N4">
      <style:table-cell-properties style:vertical-align="top" style:repeat-content="false"/>
      <style:paragraph-properties fo:text-align="end" fo:margin-right="0cm"/>
      <style:text-properties fo:font-size="4pt" style:font-size-asian="4pt" style:font-size-complex="4pt" style:font-family-generic="roman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top" fo:background-color="transparent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size="4pt" style:font-size-asian="4pt" style:font-size-complex="4pt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start" fo:margin-left="0.706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49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start" fo:margin-left="0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start" fo:margin-left="1.412cm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color="#000000" style:font-name="Calibri" style:font-name-asian="Calibri" style:font-name-complex="Calibri" fo:font-size="4pt" style:font-size-asian="4pt" style:font-size-complex="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4pt" style:font-size-asian="4pt" style:font-size-complex="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37583333333333cm"/>
    </style:style>
    <style:style style:name="co2" style:family="table-column">
      <style:table-column-properties fo:break-before="auto" style:column-width="3.70416666666667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1.74625cm"/>
    </style:style>
    <style:style style:name="co7" style:family="table-column">
      <style:table-column-properties fo:break-before="auto" style:column-width="1.71979166666667cm"/>
    </style:style>
    <style:style style:name="co8" style:family="table-column">
      <style:table-column-properties fo:break-before="auto" style:column-width="1.48166666666667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5875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1.349375cm"/>
    </style:style>
    <style:style style:name="co13" style:family="table-column">
      <style:table-column-properties fo:break-before="auto" style:column-width="1.24354166666667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1.45520833333333cm"/>
    </style:style>
    <style:style style:name="co16" style:family="table-column">
      <style:table-column-properties fo:break-before="auto" style:column-width="1.40229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6.75pt" style:use-optimal-row-height="true" fo:break-before="auto"/>
    </style:style>
    <style:style style:name="ro4" style:family="table-row">
      <style:table-row-properties style:row-height="7.5pt" style:use-optimal-row-height="false" fo:break-before="auto"/>
    </style:style>
    <style:style style:name="ro5" style:family="table-row">
      <style:table-row-properties style:row-height="8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l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6366" table:default-cell-style-name="ce1"/>
        <table:table-row table:style-name="ro1">
          <table:table-cell office:value-type="string" table:number-columns-spanned="18" table:number-rows-spanned="1" table:style-name="ce34">
            <text:p>11. CONTRACHEQUE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34">
            <text:p>11.1. TABELA I DO ANEXO DA RESOLUÇÃO CNMP Nº 200/2019: REMUNERAÇÃ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table:number-columns-spanned="18" table:number-rows-spanned="1" table:style-name="ce35"/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35">
            <text:p>Tabela I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35">
            <text:p>Resolução nº 89, de Agosto de 2012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43">
            <text:p>Mês: Janeiro.2022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" table:number-rows-spanned="3" table:style-name="ce45">
            <text:p>MATRÍCULA</text:p>
          </table:table-cell>
          <table:table-cell office:value-type="string" table:number-columns-spanned="1" table:number-rows-spanned="3" table:style-name="ce45">
            <text:p>NOME</text:p>
          </table:table-cell>
          <table:table-cell office:value-type="string" table:number-columns-spanned="1" table:number-rows-spanned="3" table:style-name="ce45">
            <text:p>CARGO</text:p>
          </table:table-cell>
          <table:table-cell office:value-type="string" table:number-columns-spanned="1" table:number-rows-spanned="3" table:style-name="ce45">
            <text:p>LOTAÇÃO</text:p>
          </table:table-cell>
          <table:table-cell office:value-type="string" table:number-columns-spanned="9" table:number-rows-spanned="1" table:style-name="ce47">
            <text:p>RENDIMENTOS</text:p>
          </table:table-cell>
          <table:covered-table-cell table:number-columns-repeated="8"/>
          <table:table-cell office:value-type="string" table:number-columns-spanned="4" table:number-rows-spanned="1" table:style-name="ce47">
            <text:p>DESCONTOS</text:p>
          </table:table-cell>
          <table:covered-table-cell table:number-columns-repeated="3"/>
          <table:table-cell office:value-type="string" table:number-columns-spanned="1" table:number-rows-spanned="3" table:style-name="ce46">
            <text:p>14. RENDIMENTO LÍQUIDO TOTAL (*)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2" table:number-rows-spanned="1" table:style-name="ce48">
            <text:p>REMUNERAÇÃO BÁSICA</text:p>
          </table:table-cell>
          <table:covered-table-cell/>
          <table:table-cell office:value-type="string" table:number-columns-spanned="6" table:number-rows-spanned="1" table:style-name="ce51">
            <text:p>REMUNERAÇÃO EVENTUAL OU TEMPORÁRIA</text:p>
          </table:table-cell>
          <table:covered-table-cell table:number-columns-repeated="5"/>
          <table:table-cell office:value-type="string" table:number-columns-spanned="1" table:number-rows-spanned="2" table:style-name="ce49">
            <text:p>09. TOTAL RENDIMENTOS</text:p>
            <text:p>BRUTOS</text:p>
          </table:table-cell>
          <table:table-cell office:value-type="string" table:number-columns-spanned="3" table:number-rows-spanned="1" table:style-name="ce50">
            <text:p>OBRIGATÓRIOS / LEGAIS</text:p>
          </table:table-cell>
          <table:covered-table-cell table:number-columns-repeated="2"/>
          <table:table-cell office:value-type="string" table:number-columns-spanned="1" table:number-rows-spanned="2" table:style-name="ce49">
            <text:p>13. TOTAL DE DESCONTOS</text:p>
          </table:table-cell>
          <table:covered-table-cell/>
          <table:table-cell table:number-columns-repeated="16366"/>
        </table:table-row>
        <table:table-row table:style-name="ro2">
          <table:covered-table-cell/>
          <table:covered-table-cell/>
          <table:covered-table-cell/>
          <table:covered-table-cell/>
          <table:table-cell office:value-type="string" table:style-name="ce3">
            <text:p>01. Remunerção do Cargo Efetivo</text:p>
          </table:table-cell>
          <table:table-cell office:value-type="string" table:style-name="ce4">
            <text:p>02. Outras Verbas Remuneratórias, Legais ou Judiciais</text:p>
          </table:table-cell>
          <table:table-cell office:value-type="string" table:style-name="ce5">
            <text:p>03. Função de Confiança ou Cargo em Comissão</text:p>
          </table:table-cell>
          <table:table-cell office:value-type="string" table:style-name="ce5">
            <text:p>04. Gratificação Natalina</text:p>
          </table:table-cell>
          <table:table-cell office:value-type="string" table:style-name="ce5">
            <text:p>05. Férias (1/3 constitucional)</text:p>
          </table:table-cell>
          <table:table-cell office:value-type="string" table:style-name="ce5">
            <text:p>06. Abono de Permanência</text:p>
          </table:table-cell>
          <table:table-cell office:value-type="string" table:style-name="ce5">
            <text:p>07. OUTRAS REMUNERAÇÕES TEMPORÁRIAS</text:p>
          </table:table-cell>
          <table:table-cell office:value-type="string" table:style-name="ce5">
            <text:p>08. VERBAS INDENIZATÓRIAS</text:p>
          </table:table-cell>
          <table:covered-table-cell/>
          <table:table-cell office:value-type="string" table:style-name="ce4">
            <text:p>10. Contribuição Previdenciária</text:p>
          </table:table-cell>
          <table:table-cell office:value-type="string" table:style-name="ce4">
            <text:p>11. Imposto de Renda</text:p>
          </table:table-cell>
          <table:table-cell office:value-type="string" table:style-name="ce4">
            <text:p>12. Retenção por Teto Constitucional</text:p>
            <text:p>CONSTITUCIONAL</text:p>
          </table:table-cell>
          <table:covered-table-cell/>
          <table:covered-table-cell/>
          <table:table-cell table:number-columns-repeated="16366"/>
        </table:table-row>
        <table:table-row table:style-name="ro3">
          <table:table-cell office:value-type="float" office:value="1001" table:style-name="ce13">
            <text:p>1001</text:p>
          </table:table-cell>
          <table:table-cell office:value-type="string" table:style-name="ce6">
            <text:p>ADELCION CALIMA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828.8999999999996" table:style-name="ce7">
            <text:p>4.828,90</text:p>
          </table:table-cell>
          <table:table-cell office:value-type="float" office:value="0" table:style-name="ce7">
            <text:p>0,00</text:p>
          </table:table-cell>
          <table:table-cell office:value-type="float" office:value="205.88" table:style-name="ce7">
            <text:p>205,88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210.25" table:style-name="ce7">
            <text:p>29.210,25</text:p>
          </table:table-cell>
          <table:table-cell office:value-type="float" office:value="72650.62" table:style-name="ce7">
            <text:p>72.650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748.93" table:style-name="ce7">
            <text:p>8.748,93</text:p>
          </table:table-cell>
          <table:table-cell office:value-type="float" office:value="0" table:style-name="ce7">
            <text:p>0,00</text:p>
          </table:table-cell>
          <table:table-cell office:value-type="float" office:value="13465.41" table:style-name="ce7">
            <text:p>13.465,41</text:p>
          </table:table-cell>
          <table:table-cell office:value-type="float" office:value="59185.209999999992" table:style-name="ce7">
            <text:p>59.185,21</text:p>
          </table:table-cell>
          <table:table-cell table:number-columns-repeated="16366" table:style-name="ce2"/>
        </table:table-row>
        <table:table-row table:style-name="ro3">
          <table:table-cell office:value-type="float" office:value="1004" table:style-name="ce13">
            <text:p>1004</text:p>
          </table:table-cell>
          <table:table-cell office:value-type="string" table:style-name="ce6">
            <text:p>ADONIAS ZAM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. ADONIAS ZAM</text:p>
          </table:table-cell>
          <table:table-cell office:value-type="float" office:value="35462.22" table:style-name="ce7">
            <text:p>35.462,22</text:p>
          </table:table-cell>
          <table:table-cell office:value-type="float" office:value="709.2" table:style-name="ce7">
            <text:p>709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543.87" table:style-name="ce7">
            <text:p>30.543,87</text:p>
          </table:table-cell>
          <table:table-cell office:value-type="float" office:value="71680" table:style-name="ce7">
            <text:p>71.68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9077.7800000000007" table:style-name="ce7">
            <text:p>9.077,78</text:p>
          </table:table-cell>
          <table:table-cell office:value-type="float" office:value="0" table:style-name="ce7">
            <text:p>0,00</text:p>
          </table:table-cell>
          <table:table-cell office:value-type="float" office:value="14042.49" table:style-name="ce7">
            <text:p>14.042,49</text:p>
          </table:table-cell>
          <table:table-cell office:value-type="float" office:value="57637.51" table:style-name="ce7">
            <text:p>57.637,51</text:p>
          </table:table-cell>
          <table:table-cell table:number-columns-repeated="16366" table:style-name="ce2"/>
        </table:table-row>
        <table:table-row table:style-name="ro3">
          <table:table-cell office:value-type="float" office:value="1315" table:style-name="ce13">
            <text:p>1315</text:p>
          </table:table-cell>
          <table:table-cell office:value-type="string" table:style-name="ce6">
            <text:p>ADRIANA CHISTÉ CARVA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930.41" table:style-name="ce7">
            <text:p>3.930,41</text:p>
          </table:table-cell>
          <table:table-cell office:value-type="float" office:value="0" table:style-name="ce7">
            <text:p>0,00</text:p>
          </table:table-cell>
          <table:table-cell office:value-type="float" office:value="46.79" table:style-name="ce7">
            <text:p>46,7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617.680000000008" table:style-name="ce7">
            <text:p>67.617,6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191.85" table:style-name="ce7">
            <text:p>8.191,85</text:p>
          </table:table-cell>
          <table:table-cell office:value-type="float" office:value="0" table:style-name="ce7">
            <text:p>0,00</text:p>
          </table:table-cell>
          <table:table-cell office:value-type="float" office:value="12908.33" table:style-name="ce7">
            <text:p>12.908,33</text:p>
          </table:table-cell>
          <table:table-cell office:value-type="float" office:value="54709.350000000006" table:style-name="ce7">
            <text:p>54.709,35</text:p>
          </table:table-cell>
          <table:table-cell table:number-columns-repeated="16366" table:style-name="ce2"/>
        </table:table-row>
        <table:table-row table:style-name="ro3">
          <table:table-cell office:value-type="float" office:value="1005" table:style-name="ce13">
            <text:p>1005</text:p>
          </table:table-cell>
          <table:table-cell office:value-type="string" table:style-name="ce6">
            <text:p>ADRIANA DIAS PAES RISTORI COTT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VENDA NOVA DO IMIGRAN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02.65" table:style-name="ce7">
            <text:p>5.502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178.720000000001" table:style-name="ce7">
            <text:p>32.178,72</text:p>
          </table:table-cell>
          <table:table-cell office:value-type="float" office:value="71370.48000000001" table:style-name="ce7">
            <text:p>71.370,4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59.2000000000007" table:style-name="ce7">
            <text:p>8.559,20</text:p>
          </table:table-cell>
          <table:table-cell office:value-type="float" office:value="0" table:style-name="ce7">
            <text:p>0,00</text:p>
          </table:table-cell>
          <table:table-cell office:value-type="float" office:value="13275.68" table:style-name="ce7">
            <text:p>13.275,68</text:p>
          </table:table-cell>
          <table:table-cell office:value-type="float" office:value="58094.80000000001" table:style-name="ce7">
            <text:p>58.094,80</text:p>
          </table:table-cell>
          <table:table-cell table:number-columns-repeated="16366" table:style-name="ce2"/>
        </table:table-row>
        <table:table-row table:style-name="ro3">
          <table:table-cell office:value-type="float" office:value="1326" table:style-name="ce13">
            <text:p>1326</text:p>
          </table:table-cell>
          <table:table-cell office:value-type="string" table:style-name="ce6">
            <text:p>ADRIANI OZÓRIO DO NASCIME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RIO BANANAL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21.13" table:style-name="ce7">
            <text:p>30.021,13</text:p>
          </table:table-cell>
          <table:table-cell office:value-type="float" office:value="65731.59" table:style-name="ce7">
            <text:p>65.731,5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3361.13" table:style-name="ce7">
            <text:p>53.361,13</text:p>
          </table:table-cell>
          <table:table-cell table:number-columns-repeated="16366" table:style-name="ce2"/>
        </table:table-row>
        <table:table-row table:style-name="ro3">
          <table:table-cell office:value-type="float" office:value="1006" table:style-name="ce13">
            <text:p>1006</text:p>
          </table:table-cell>
          <table:table-cell office:value-type="string" table:style-name="ce6">
            <text:p>AILTON BARBOSA DO CA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SÃO JOSÉ DO CALÇAD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205.83" table:style-name="ce7">
            <text:p>30.205,83</text:p>
          </table:table-cell>
          <table:table-cell office:value-type="float" office:value="70632.77" table:style-name="ce7">
            <text:p>70.632,7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77.96" table:style-name="ce7">
            <text:p>7.477,96</text:p>
          </table:table-cell>
          <table:table-cell office:value-type="float" office:value="0" table:style-name="ce7">
            <text:p>0,00</text:p>
          </table:table-cell>
          <table:table-cell office:value-type="float" office:value="12194.44" table:style-name="ce7">
            <text:p>12.194,44</text:p>
          </table:table-cell>
          <table:table-cell office:value-type="float" office:value="58438.33" table:style-name="ce7">
            <text:p>58.438,33</text:p>
          </table:table-cell>
          <table:table-cell table:number-columns-repeated="16366" table:style-name="ce2"/>
        </table:table-row>
        <table:table-row table:style-name="ro3">
          <table:table-cell office:value-type="float" office:value="1338" table:style-name="ce13">
            <text:p>1338</text:p>
          </table:table-cell>
          <table:table-cell office:value-type="string" table:style-name="ce6">
            <text:p>AIRTON FARIA DE SOU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ARATAÍZ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655.24" table:style-name="ce7">
            <text:p>29.655,24</text:p>
          </table:table-cell>
          <table:table-cell office:value-type="float" office:value="70755.960000000006" table:style-name="ce7">
            <text:p>70.755,9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032.0300000000007" table:style-name="ce7">
            <text:p>9.032,03</text:p>
          </table:table-cell>
          <table:table-cell office:value-type="float" office:value="0" table:style-name="ce7">
            <text:p>0,00</text:p>
          </table:table-cell>
          <table:table-cell office:value-type="float" office:value="13748.51" table:style-name="ce7">
            <text:p>13.748,51</text:p>
          </table:table-cell>
          <table:table-cell office:value-type="float" office:value="57007.450000000004" table:style-name="ce7">
            <text:p>57.007,45</text:p>
          </table:table-cell>
          <table:table-cell table:number-columns-repeated="16366" table:style-name="ce2"/>
        </table:table-row>
        <table:table-row table:style-name="ro3">
          <table:table-cell office:value-type="float" office:value="1010" table:style-name="ce13">
            <text:p>1010</text:p>
          </table:table-cell>
          <table:table-cell office:value-type="string" table:style-name="ce6">
            <text:p>ALEX ITIBERÊ RODRIGUES DE CASTRO CAIAD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042.73" table:style-name="ce7">
            <text:p>4.042,7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445.5" table:style-name="ce7">
            <text:p>30.445,50</text:p>
          </table:table-cell>
          <table:table-cell office:value-type="float" office:value="68177.34" table:style-name="ce7">
            <text:p>68.177,3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09.86" table:style-name="ce7">
            <text:p>8.209,86</text:p>
          </table:table-cell>
          <table:table-cell office:value-type="float" office:value="0" table:style-name="ce7">
            <text:p>0,00</text:p>
          </table:table-cell>
          <table:table-cell office:value-type="float" office:value="12926.34" table:style-name="ce7">
            <text:p>12.926,34</text:p>
          </table:table-cell>
          <table:table-cell office:value-type="float" office:value="55251" table:style-name="ce7">
            <text:p>55.251,00</text:p>
          </table:table-cell>
          <table:table-cell table:number-columns-repeated="16366" table:style-name="ce2"/>
        </table:table-row>
        <table:table-row table:style-name="ro3">
          <table:table-cell office:value-type="float" office:value="1388" table:style-name="ce13">
            <text:p>1388</text:p>
          </table:table-cell>
          <table:table-cell office:value-type="string" table:style-name="ce6">
            <text:p>ALEXANDRE DE CASTRO COU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817.7" table:style-name="ce7">
            <text:p>30.817,70</text:p>
          </table:table-cell>
          <table:table-cell office:value-type="float" office:value="67875.72" table:style-name="ce7">
            <text:p>67.875,7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94.56" table:style-name="ce7">
            <text:p>7.694,56</text:p>
          </table:table-cell>
          <table:table-cell office:value-type="float" office:value="0" table:style-name="ce7">
            <text:p>0,00</text:p>
          </table:table-cell>
          <table:table-cell office:value-type="float" office:value="12411.04" table:style-name="ce7">
            <text:p>12.411,04</text:p>
          </table:table-cell>
          <table:table-cell office:value-type="float" office:value="55464.68" table:style-name="ce7">
            <text:p>55.464,68</text:p>
          </table:table-cell>
          <table:table-cell table:number-columns-repeated="16366" table:style-name="ce2"/>
        </table:table-row>
        <table:table-row table:style-name="ro3">
          <table:table-cell office:value-type="float" office:value="1009" table:style-name="ce13">
            <text:p>1009</text:p>
          </table:table-cell>
          <table:table-cell office:value-type="string" table:style-name="ce6">
            <text:p>ALEXANDRE JOSÉ GUIMARÃES</text:p>
          </table:table-cell>
          <table:table-cell office:value-type="string" table:style-name="ce6">
            <text:p>SUBPROCURADOR GERAL DE JUSTIÇA INSTITUCI</text:p>
          </table:table-cell>
          <table:table-cell office:value-type="string" table:style-name="ce6">
            <text:p>GAB. SUBPROCURADOR-GERAL DE JUSTIÇA INST</text:p>
          </table:table-cell>
          <table:table-cell office:value-type="float" office:value="35462.22" table:style-name="ce7">
            <text:p>35.462,22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77123.26999999999" table:style-name="ce7">
            <text:p>77.123,27</text:p>
          </table:table-cell>
          <table:table-cell office:value-type="float" office:value="4964.71" table:style-name="ce7">
            <text:p>4.964,71</text:p>
          </table:table-cell>
          <table:table-cell office:value-type="float" office:value="7385.51" table:style-name="ce7">
            <text:p>7.385,51</text:p>
          </table:table-cell>
          <table:table-cell office:value-type="float" office:value="5034.46" table:style-name="ce7">
            <text:p>5.034,46</text:p>
          </table:table-cell>
          <table:table-cell office:value-type="float" office:value="17384.68" table:style-name="ce7">
            <text:p>17.384,68</text:p>
          </table:table-cell>
          <table:table-cell office:value-type="float" office:value="59738.589999999989" table:style-name="ce7">
            <text:p>59.738,59</text:p>
          </table:table-cell>
          <table:table-cell table:number-columns-repeated="16366" table:style-name="ce2"/>
        </table:table-row>
        <table:table-row table:style-name="ro3">
          <table:table-cell office:value-type="float" office:value="1011" table:style-name="ce13">
            <text:p>1011</text:p>
          </table:table-cell>
          <table:table-cell office:value-type="string" table:style-name="ce6">
            <text:p>ALMIRO GONÇALVES DA ROCH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ALMIRO GONÇALVES DA ROCH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141.119999999999" table:style-name="ce7">
            <text:p>30.141,12</text:p>
          </table:table-cell>
          <table:table-cell office:value-type="float" office:value="70568.05" table:style-name="ce7">
            <text:p>70.568,05</text:p>
          </table:table-cell>
          <table:table-cell office:value-type="float" office:value="4964.71" table:style-name="ce7">
            <text:p>4.964,71</text:p>
          </table:table-cell>
          <table:table-cell office:value-type="float" office:value="8830.61" table:style-name="ce7">
            <text:p>8.830,61</text:p>
          </table:table-cell>
          <table:table-cell office:value-type="float" office:value="0" table:style-name="ce7">
            <text:p>0,00</text:p>
          </table:table-cell>
          <table:table-cell office:value-type="float" office:value="13795.32" table:style-name="ce7">
            <text:p>13.795,32</text:p>
          </table:table-cell>
          <table:table-cell office:value-type="float" office:value="56772.73" table:style-name="ce7">
            <text:p>56.772,73</text:p>
          </table:table-cell>
          <table:table-cell table:number-columns-repeated="16366" table:style-name="ce2"/>
        </table:table-row>
        <table:table-row table:style-name="ro3">
          <table:table-cell office:value-type="float" office:value="1370" table:style-name="ce13">
            <text:p>1370</text:p>
          </table:table-cell>
          <table:table-cell office:value-type="string" table:style-name="ce6">
            <text:p>ALOYR DIAS LACER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807.5" table:style-name="ce7">
            <text:p>2.80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239.34" table:style-name="ce7">
            <text:p>30.239,34</text:p>
          </table:table-cell>
          <table:table-cell office:value-type="float" office:value="66735.95" table:style-name="ce7">
            <text:p>66.735,9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70.18" table:style-name="ce7">
            <text:p>7.870,18</text:p>
          </table:table-cell>
          <table:table-cell office:value-type="float" office:value="0" table:style-name="ce7">
            <text:p>0,00</text:p>
          </table:table-cell>
          <table:table-cell office:value-type="float" office:value="12586.66" table:style-name="ce7">
            <text:p>12.586,66</text:p>
          </table:table-cell>
          <table:table-cell office:value-type="float" office:value="54149.289999999994" table:style-name="ce7">
            <text:p>54.149,29</text:p>
          </table:table-cell>
          <table:table-cell table:number-columns-repeated="16366" table:style-name="ce2"/>
        </table:table-row>
        <table:table-row table:style-name="ro3">
          <table:table-cell office:value-type="float" office:value="1012" table:style-name="ce13">
            <text:p>1012</text:p>
          </table:table-cell>
          <table:table-cell office:value-type="string" table:style-name="ce6">
            <text:p>ALTAMIR MENDES DE MORAES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ALTAMIR MENDES DE MORAES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9754.58" table:style-name="ce7">
            <text:p>29.754,58</text:p>
          </table:table-cell>
          <table:table-cell office:value-type="float" office:value="70181.510000000009" table:style-name="ce7">
            <text:p>70.181,51</text:p>
          </table:table-cell>
          <table:table-cell office:value-type="float" office:value="4964.71" table:style-name="ce7">
            <text:p>4.964,71</text:p>
          </table:table-cell>
          <table:table-cell office:value-type="float" office:value="7186.24" table:style-name="ce7">
            <text:p>7.186,24</text:p>
          </table:table-cell>
          <table:table-cell office:value-type="float" office:value="0" table:style-name="ce7">
            <text:p>0,00</text:p>
          </table:table-cell>
          <table:table-cell office:value-type="float" office:value="12150.95" table:style-name="ce7">
            <text:p>12.150,95</text:p>
          </table:table-cell>
          <table:table-cell office:value-type="float" office:value="58030.560000000012" table:style-name="ce7">
            <text:p>58.030,56</text:p>
          </table:table-cell>
          <table:table-cell table:number-columns-repeated="16366" table:style-name="ce2"/>
        </table:table-row>
        <table:table-row table:style-name="ro3">
          <table:table-cell office:value-type="float" office:value="1013" table:style-name="ce13">
            <text:p>1013</text:p>
          </table:table-cell>
          <table:table-cell office:value-type="string" table:style-name="ce6">
            <text:p>AMÉRICO JOSÉ DOS REI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3048.6" table:style-name="ce7">
            <text:p>3.048,60</text:p>
          </table:table-cell>
          <table:table-cell office:value-type="float" office:value="0" table:style-name="ce7">
            <text:p>0,00</text:p>
          </table:table-cell>
          <table:table-cell office:value-type="float" office:value="7765.08" table:style-name="ce7">
            <text:p>7.765,08</text:p>
          </table:table-cell>
          <table:table-cell office:value-type="float" office:value="53404.86" table:style-name="ce7">
            <text:p>53.404,86</text:p>
          </table:table-cell>
          <table:table-cell table:number-columns-repeated="16366" table:style-name="ce2"/>
        </table:table-row>
        <table:table-row table:style-name="ro3">
          <table:table-cell office:value-type="float" office:value="1406" table:style-name="ce13">
            <text:p>1406</text:p>
          </table:table-cell>
          <table:table-cell office:value-type="string" table:style-name="ce6">
            <text:p>AMIR MAGALHÃES CAMP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225.51" table:style-name="ce7">
            <text:p>31.225,51</text:p>
          </table:table-cell>
          <table:table-cell office:value-type="float" office:value="69967.990000000005" table:style-name="ce7">
            <text:p>69.967,9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35.65" table:style-name="ce7">
            <text:p>8.435,65</text:p>
          </table:table-cell>
          <table:table-cell office:value-type="float" office:value="0" table:style-name="ce7">
            <text:p>0,00</text:p>
          </table:table-cell>
          <table:table-cell office:value-type="float" office:value="13152.13" table:style-name="ce7">
            <text:p>13.152,13</text:p>
          </table:table-cell>
          <table:table-cell office:value-type="float" office:value="56815.860000000008" table:style-name="ce7">
            <text:p>56.815,86</text:p>
          </table:table-cell>
          <table:table-cell table:number-columns-repeated="16366" table:style-name="ce2"/>
        </table:table-row>
        <table:table-row table:style-name="ro3">
          <table:table-cell office:value-type="float" office:value="1383" table:style-name="ce13">
            <text:p>1383</text:p>
          </table:table-cell>
          <table:table-cell office:value-type="string" table:style-name="ce6">
            <text:p>ANA CAROLINA GONÇALVES DE OLI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6945.67" table:style-name="ce7">
            <text:p>26.945,67</text:p>
          </table:table-cell>
          <table:table-cell office:value-type="float" office:value="60634.78" table:style-name="ce7">
            <text:p>60.634,7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8820.19" table:style-name="ce7">
            <text:p>48.820,19</text:p>
          </table:table-cell>
          <table:table-cell table:number-columns-repeated="16366" table:style-name="ce2"/>
        </table:table-row>
        <table:table-row table:style-name="ro3">
          <table:table-cell office:value-type="float" office:value="1396" table:style-name="ce13">
            <text:p>1396</text:p>
          </table:table-cell>
          <table:table-cell office:value-type="string" table:style-name="ce6">
            <text:p>ANA CAROLINA LAGE SER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80.51" table:style-name="ce7">
            <text:p>28.180,51</text:p>
          </table:table-cell>
          <table:table-cell office:value-type="float" office:value="61869.619999999995" table:style-name="ce7">
            <text:p>61.86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055.03" table:style-name="ce7">
            <text:p>50.055,03</text:p>
          </table:table-cell>
          <table:table-cell table:number-columns-repeated="16366" table:style-name="ce2"/>
        </table:table-row>
        <table:table-row table:style-name="ro3">
          <table:table-cell office:value-type="float" office:value="1369" table:style-name="ce13">
            <text:p>1369</text:p>
          </table:table-cell>
          <table:table-cell office:value-type="string" table:style-name="ce6">
            <text:p>ANA CRISTINA DE FONSECA E OLIVEIRA FARI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JUNTO À AUDITORIA MILITAR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144.38" table:style-name="ce7">
            <text:p>3.144,3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786.71" table:style-name="ce7">
            <text:p>29.786,71</text:p>
          </table:table-cell>
          <table:table-cell office:value-type="float" office:value="66620.2" table:style-name="ce7">
            <text:p>66.620,2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910.68" table:style-name="ce7">
            <text:p>7.910,68</text:p>
          </table:table-cell>
          <table:table-cell office:value-type="float" office:value="0" table:style-name="ce7">
            <text:p>0,00</text:p>
          </table:table-cell>
          <table:table-cell office:value-type="float" office:value="12627.16" table:style-name="ce7">
            <text:p>12.627,16</text:p>
          </table:table-cell>
          <table:table-cell office:value-type="float" office:value="53993.039999999994" table:style-name="ce7">
            <text:p>53.993,04</text:p>
          </table:table-cell>
          <table:table-cell table:number-columns-repeated="16366" table:style-name="ce2"/>
        </table:table-row>
        <table:table-row table:style-name="ro3">
          <table:table-cell office:value-type="float" office:value="1379" table:style-name="ce13">
            <text:p>1379</text:p>
          </table:table-cell>
          <table:table-cell office:value-type="string" table:style-name="ce6">
            <text:p>ANA LUCIA I. DE VALLIM BRAGA HIPOLI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CON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45" table:style-name="ce7">
            <text:p>5.053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651.54" table:style-name="ce7">
            <text:p>30.651,54</text:p>
          </table:table-cell>
          <table:table-cell office:value-type="float" office:value="69394.100000000006" table:style-name="ce7">
            <text:p>69.394,1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81" table:style-name="ce7">
            <text:p>8.487,81</text:p>
          </table:table-cell>
          <table:table-cell office:value-type="float" office:value="0" table:style-name="ce7">
            <text:p>0,00</text:p>
          </table:table-cell>
          <table:table-cell office:value-type="float" office:value="13204.29" table:style-name="ce7">
            <text:p>13.204,29</text:p>
          </table:table-cell>
          <table:table-cell office:value-type="float" office:value="56189.810000000005" table:style-name="ce7">
            <text:p>56.189,81</text:p>
          </table:table-cell>
          <table:table-cell table:number-columns-repeated="16366" table:style-name="ce2"/>
        </table:table-row>
        <table:table-row table:style-name="ro3">
          <table:table-cell office:value-type="float" office:value="1015" table:style-name="ce13">
            <text:p>1015</text:p>
          </table:table-cell>
          <table:table-cell office:value-type="string" table:style-name="ce6">
            <text:p>ANA MARIA GUIMARÃES BRAG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BATIB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017" table:style-name="ce13">
            <text:p>1017</text:p>
          </table:table-cell>
          <table:table-cell office:value-type="string" table:style-name="ce6">
            <text:p>ANDRÉA HEIDENREICH MEL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CONCEIÇÃO DO CASTEL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155.05" table:style-name="ce7">
            <text:p>4.155,0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527.87" table:style-name="ce7">
            <text:p>30.527,87</text:p>
          </table:table-cell>
          <table:table-cell office:value-type="float" office:value="68372.03" table:style-name="ce7">
            <text:p>68.372,0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40.75" table:style-name="ce7">
            <text:p>8.240,75</text:p>
          </table:table-cell>
          <table:table-cell office:value-type="float" office:value="0" table:style-name="ce7">
            <text:p>0,00</text:p>
          </table:table-cell>
          <table:table-cell office:value-type="float" office:value="12957.23" table:style-name="ce7">
            <text:p>12.957,23</text:p>
          </table:table-cell>
          <table:table-cell office:value-type="float" office:value="55414.8" table:style-name="ce7">
            <text:p>55.414,80</text:p>
          </table:table-cell>
          <table:table-cell table:number-columns-repeated="16366" table:style-name="ce2"/>
        </table:table-row>
        <table:table-row table:style-name="ro3">
          <table:table-cell office:value-type="float" office:value="1018" table:style-name="ce13">
            <text:p>1018</text:p>
          </table:table-cell>
          <table:table-cell office:value-type="string" table:style-name="ce6">
            <text:p>ANDRÉA MARIA DA SILVA ROCH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A. ANDRÉA Mª DA SILVA ROCH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985" table:style-name="ce7">
            <text:p>985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746.12" table:style-name="ce7">
            <text:p>30.746,12</text:p>
          </table:table-cell>
          <table:table-cell office:value-type="float" office:value="72158.05" table:style-name="ce7">
            <text:p>72.158,05</text:p>
          </table:table-cell>
          <table:table-cell office:value-type="float" office:value="4964.71" table:style-name="ce7">
            <text:p>4.964,71</text:p>
          </table:table-cell>
          <table:table-cell office:value-type="float" office:value="9153.6299999999992" table:style-name="ce7">
            <text:p>9.153,63</text:p>
          </table:table-cell>
          <table:table-cell office:value-type="float" office:value="0" table:style-name="ce7">
            <text:p>0,00</text:p>
          </table:table-cell>
          <table:table-cell office:value-type="float" office:value="14118.34" table:style-name="ce7">
            <text:p>14.118,34</text:p>
          </table:table-cell>
          <table:table-cell office:value-type="float" office:value="58039.710000000006" table:style-name="ce7">
            <text:p>58.039,71</text:p>
          </table:table-cell>
          <table:table-cell table:number-columns-repeated="16366" table:style-name="ce2"/>
        </table:table-row>
        <table:table-row table:style-name="ro3">
          <table:table-cell office:value-type="float" office:value="1289" table:style-name="ce13">
            <text:p>1289</text:p>
          </table:table-cell>
          <table:table-cell office:value-type="string" table:style-name="ce6">
            <text:p>ANDREA TEIXEIRA DE SOUZ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23.55" table:style-name="ce7">
            <text:p>28.923,55</text:p>
          </table:table-cell>
          <table:table-cell office:value-type="float" office:value="62612.66" table:style-name="ce7">
            <text:p>62.612,6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798.070000000007" table:style-name="ce7">
            <text:p>50.798,07</text:p>
          </table:table-cell>
          <table:table-cell table:number-columns-repeated="16366" table:style-name="ce2"/>
        </table:table-row>
        <table:table-row table:style-name="ro3">
          <table:table-cell office:value-type="float" office:value="1323" table:style-name="ce13">
            <text:p>1323</text:p>
          </table:table-cell>
          <table:table-cell office:value-type="string" table:style-name="ce6">
            <text:p>ANDRÉIA BUCKER DO NASCIMENTO CARDOS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225.51" table:style-name="ce7">
            <text:p>31.225,51</text:p>
          </table:table-cell>
          <table:table-cell office:value-type="float" office:value="69967.990000000005" table:style-name="ce7">
            <text:p>69.967,9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6763.72" table:style-name="ce7">
            <text:p>56.763,72</text:p>
          </table:table-cell>
          <table:table-cell table:number-columns-repeated="16366" table:style-name="ce2"/>
        </table:table-row>
        <table:table-row table:style-name="ro3">
          <table:table-cell office:value-type="float" office:value="1453" table:style-name="ce13">
            <text:p>1453</text:p>
          </table:table-cell>
          <table:table-cell office:value-type="string" table:style-name="ce6">
            <text:p>ANDRESSA KAORI YAMAKAWA DE CAST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035.61" table:style-name="ce7">
            <text:p>28.035,61</text:p>
          </table:table-cell>
          <table:table-cell office:value-type="float" office:value="61724.72" table:style-name="ce7">
            <text:p>61.724,7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910.130000000005" table:style-name="ce7">
            <text:p>49.910,13</text:p>
          </table:table-cell>
          <table:table-cell table:number-columns-repeated="16366" table:style-name="ce2"/>
        </table:table-row>
        <table:table-row table:style-name="ro3">
          <table:table-cell office:value-type="float" office:value="1330" table:style-name="ce13">
            <text:p>1330</text:p>
          </table:table-cell>
          <table:table-cell office:value-type="string" table:style-name="ce6">
            <text:p>ANGELA BEATRIZ VAREJÃO ANDREÃ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73.8" table:style-name="ce7">
            <text:p>673,80</text:p>
          </table:table-cell>
          <table:table-cell office:value-type="float" office:value="0" table:style-name="ce7">
            <text:p>0,00</text:p>
          </table:table-cell>
          <table:table-cell office:value-type="float" office:value="56.15" table:style-name="ce7">
            <text:p>56,1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12.6" table:style-name="ce7">
            <text:p>29.212,60</text:p>
          </table:table-cell>
          <table:table-cell office:value-type="float" office:value="63631.66" table:style-name="ce7">
            <text:p>63.631,6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98.85" table:style-name="ce7">
            <text:p>7.298,85</text:p>
          </table:table-cell>
          <table:table-cell office:value-type="float" office:value="0" table:style-name="ce7">
            <text:p>0,00</text:p>
          </table:table-cell>
          <table:table-cell office:value-type="float" office:value="12015.33" table:style-name="ce7">
            <text:p>12.015,33</text:p>
          </table:table-cell>
          <table:table-cell office:value-type="float" office:value="51616.33" table:style-name="ce7">
            <text:p>51.616,33</text:p>
          </table:table-cell>
          <table:table-cell table:number-columns-repeated="16366" table:style-name="ce2"/>
        </table:table-row>
        <table:table-row table:style-name="ro3">
          <table:table-cell office:value-type="float" office:value="1427" table:style-name="ce13">
            <text:p>1427</text:p>
          </table:table-cell>
          <table:table-cell office:value-type="string" table:style-name="ce6">
            <text:p>ANTONIO CARLOS GOMES DA SILVA JUNI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PANCA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429" table:style-name="ce13">
            <text:p>1429</text:p>
          </table:table-cell>
          <table:table-cell office:value-type="string" table:style-name="ce6">
            <text:p>ANTONIO CARLOS HORVATH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TAGUAÇU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02.65" table:style-name="ce7">
            <text:p>5.502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456.46" table:style-name="ce7">
            <text:p>32.456,46</text:p>
          </table:table-cell>
          <table:table-cell office:value-type="float" office:value="71648.22" table:style-name="ce7">
            <text:p>71.648,2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11.34" table:style-name="ce7">
            <text:p>8.611,34</text:p>
          </table:table-cell>
          <table:table-cell office:value-type="float" office:value="0" table:style-name="ce7">
            <text:p>0,00</text:p>
          </table:table-cell>
          <table:table-cell office:value-type="float" office:value="13327.82" table:style-name="ce7">
            <text:p>13.327,82</text:p>
          </table:table-cell>
          <table:table-cell office:value-type="float" office:value="58320.4" table:style-name="ce7">
            <text:p>58.320,40</text:p>
          </table:table-cell>
          <table:table-cell table:number-columns-repeated="16366" table:style-name="ce2"/>
        </table:table-row>
        <table:table-row table:style-name="ro3">
          <table:table-cell office:value-type="float" office:value="1023" table:style-name="ce13">
            <text:p>1023</text:p>
          </table:table-cell>
          <table:table-cell office:value-type="string" table:style-name="ce6">
            <text:p>ANTONIO FERNANDO ALBUQUERQUE RIBEIRO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ANTONIO FERNANDO ALBUQUERQUE RI</text:p>
          </table:table-cell>
          <table:table-cell office:value-type="float" office:value="35462.22" table:style-name="ce7">
            <text:p>35.462,22</text:p>
          </table:table-cell>
          <table:table-cell office:value-type="float" office:value="709.2" table:style-name="ce7">
            <text:p>709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01.200000000001" table:style-name="ce7">
            <text:p>29.301,20</text:p>
          </table:table-cell>
          <table:table-cell office:value-type="float" office:value="65472.619999999995" table:style-name="ce7">
            <text:p>65.472,62</text:p>
          </table:table-cell>
          <table:table-cell office:value-type="float" office:value="4964.71" table:style-name="ce7">
            <text:p>4.964,71</text:p>
          </table:table-cell>
          <table:table-cell office:value-type="float" office:value="6798.12" table:style-name="ce7">
            <text:p>6.798,12</text:p>
          </table:table-cell>
          <table:table-cell office:value-type="float" office:value="0" table:style-name="ce7">
            <text:p>0,00</text:p>
          </table:table-cell>
          <table:table-cell office:value-type="float" office:value="11762.83" table:style-name="ce7">
            <text:p>11.762,83</text:p>
          </table:table-cell>
          <table:table-cell office:value-type="float" office:value="53709.789999999994" table:style-name="ce7">
            <text:p>53.709,79</text:p>
          </table:table-cell>
          <table:table-cell table:number-columns-repeated="16366" table:style-name="ce2"/>
        </table:table-row>
        <table:table-row table:style-name="ro3">
          <table:table-cell office:value-type="float" office:value="1025" table:style-name="ce13">
            <text:p>1025</text:p>
          </table:table-cell>
          <table:table-cell office:value-type="string" table:style-name="ce6">
            <text:p>ANTONIO LUIS ROGERIO CAPATÃ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.28" table:style-name="ce7">
            <text:p>112,28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75.49" table:style-name="ce7">
            <text:p>2.775,49</text:p>
          </table:table-cell>
          <table:table-cell office:value-type="float" office:value="36586.239999999998" table:style-name="ce7">
            <text:p>36.586,2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10790.17" table:style-name="ce7">
            <text:p>10.790,17</text:p>
          </table:table-cell>
          <table:table-cell office:value-type="float" office:value="0" table:style-name="ce7">
            <text:p>0,00</text:p>
          </table:table-cell>
          <table:table-cell office:value-type="float" office:value="15506.65" table:style-name="ce7">
            <text:p>15.506,65</text:p>
          </table:table-cell>
          <table:table-cell office:value-type="float" office:value="21079.589999999997" table:style-name="ce7">
            <text:p>21.079,59</text:p>
          </table:table-cell>
          <table:table-cell table:number-columns-repeated="16366" table:style-name="ce2"/>
        </table:table-row>
        <table:table-row table:style-name="ro3">
          <table:table-cell office:value-type="float" office:value="1026" table:style-name="ce13">
            <text:p>1026</text:p>
          </table:table-cell>
          <table:table-cell office:value-type="string" table:style-name="ce6">
            <text:p>ARLINDA MARIA BARROS MONJARDI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723.5" table:style-name="ce7">
            <text:p>28.723,50</text:p>
          </table:table-cell>
          <table:table-cell office:value-type="float" office:value="67129.09" table:style-name="ce7">
            <text:p>67.129,0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13059.49" table:style-name="ce7">
            <text:p>13.059,49</text:p>
          </table:table-cell>
          <table:table-cell office:value-type="float" office:value="54069.599999999999" table:style-name="ce7">
            <text:p>54.069,60</text:p>
          </table:table-cell>
          <table:table-cell table:number-columns-repeated="16366" table:style-name="ce2"/>
        </table:table-row>
        <table:table-row table:style-name="ro3">
          <table:table-cell office:value-type="float" office:value="1473" table:style-name="ce13">
            <text:p>1473</text:p>
          </table:table-cell>
          <table:table-cell office:value-type="string" table:style-name="ce6">
            <text:p>ARTHUR ASSED ESTEFAN MÓSSO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6720.98" table:style-name="ce7">
            <text:p>6.720,9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34.46" table:style-name="ce7">
            <text:p>30.934,46</text:p>
          </table:table-cell>
          <table:table-cell office:value-type="float" office:value="69660.09" table:style-name="ce7">
            <text:p>69.660,09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8548.01" table:style-name="ce7">
            <text:p>8.548,01</text:p>
          </table:table-cell>
          <table:table-cell office:value-type="float" office:value="0" table:style-name="ce7">
            <text:p>0,00</text:p>
          </table:table-cell>
          <table:table-cell office:value-type="float" office:value="13028.66" table:style-name="ce7">
            <text:p>13.028,66</text:p>
          </table:table-cell>
          <table:table-cell office:value-type="float" office:value="56631.429999999993" table:style-name="ce7">
            <text:p>56.631,43</text:p>
          </table:table-cell>
          <table:table-cell table:number-columns-repeated="16366" table:style-name="ce2"/>
        </table:table-row>
        <table:table-row table:style-name="ro3">
          <table:table-cell office:value-type="float" office:value="1411" table:style-name="ce13">
            <text:p>1411</text:p>
          </table:table-cell>
          <table:table-cell office:value-type="string" table:style-name="ce6">
            <text:p>ARTHUR DE CARVALHO MEIRELLES NE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23.59" table:style-name="ce7">
            <text:p>30.323,59</text:p>
          </table:table-cell>
          <table:table-cell office:value-type="float" office:value="66707.83" table:style-name="ce7">
            <text:p>66.707,8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87.14" table:style-name="ce7">
            <text:p>7.787,14</text:p>
          </table:table-cell>
          <table:table-cell office:value-type="float" office:value="0" table:style-name="ce7">
            <text:p>0,00</text:p>
          </table:table-cell>
          <table:table-cell office:value-type="float" office:value="12503.62" table:style-name="ce7">
            <text:p>12.503,62</text:p>
          </table:table-cell>
          <table:table-cell office:value-type="float" office:value="54204.21" table:style-name="ce7">
            <text:p>54.204,21</text:p>
          </table:table-cell>
          <table:table-cell table:number-columns-repeated="16366" table:style-name="ce2"/>
        </table:table-row>
        <table:table-row table:style-name="ro3">
          <table:table-cell office:value-type="float" office:value="1027" table:style-name="ce13">
            <text:p>1027</text:p>
          </table:table-cell>
          <table:table-cell office:value-type="string" table:style-name="ce6">
            <text:p>BENEDITO LEONARDO SENATORE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. BENEDITO LEONARDO SENATORE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8979.1" table:style-name="ce7">
            <text:p>28.979,10</text:p>
          </table:table-cell>
          <table:table-cell office:value-type="float" office:value="69406.03" table:style-name="ce7">
            <text:p>69.406,03</text:p>
          </table:table-cell>
          <table:table-cell office:value-type="float" office:value="4964.71" table:style-name="ce7">
            <text:p>4.964,71</text:p>
          </table:table-cell>
          <table:table-cell office:value-type="float" office:value="8232.93" table:style-name="ce7">
            <text:p>8.232,93</text:p>
          </table:table-cell>
          <table:table-cell office:value-type="float" office:value="0" table:style-name="ce7">
            <text:p>0,00</text:p>
          </table:table-cell>
          <table:table-cell office:value-type="float" office:value="13197.64" table:style-name="ce7">
            <text:p>13.197,64</text:p>
          </table:table-cell>
          <table:table-cell office:value-type="float" office:value="56208.39" table:style-name="ce7">
            <text:p>56.208,39</text:p>
          </table:table-cell>
          <table:table-cell table:number-columns-repeated="16366" table:style-name="ce2"/>
        </table:table-row>
        <table:table-row table:style-name="ro3">
          <table:table-cell office:value-type="float" office:value="1284" table:style-name="ce13">
            <text:p>1284</text:p>
          </table:table-cell>
          <table:table-cell office:value-type="string" table:style-name="ce6">
            <text:p>BIANCA SEIBEL PI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8.799999999999" table:style-name="ce7">
            <text:p>28.538,80</text:p>
          </table:table-cell>
          <table:table-cell office:value-type="float" office:value="62227.91" table:style-name="ce7">
            <text:p>62.227,9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0465.450000000004" table:style-name="ce7">
            <text:p>50.465,45</text:p>
          </table:table-cell>
          <table:table-cell table:number-columns-repeated="16366" table:style-name="ce2"/>
        </table:table-row>
        <table:table-row table:style-name="ro3">
          <table:table-cell office:value-type="float" office:value="1435" table:style-name="ce13">
            <text:p>1435</text:p>
          </table:table-cell>
          <table:table-cell office:value-type="string" table:style-name="ce6">
            <text:p>BLANDINA IRENE JUNQUEIRA GUTMAN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.78" table:style-name="ce7">
            <text:p>2.853,78</text:p>
          </table:table-cell>
          <table:table-cell office:value-type="float" office:value="36542.89" table:style-name="ce7">
            <text:p>36.542,8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4728.3" table:style-name="ce7">
            <text:p>24.728,30</text:p>
          </table:table-cell>
          <table:table-cell table:number-columns-repeated="16366" table:style-name="ce2"/>
        </table:table-row>
        <table:table-row table:style-name="ro3">
          <table:table-cell office:value-type="float" office:value="1460" table:style-name="ce13">
            <text:p>1460</text:p>
          </table:table-cell>
          <table:table-cell office:value-type="string" table:style-name="ce6">
            <text:p>BRUNA LEGORA DE PAULA FERNAND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005.32" table:style-name="ce7">
            <text:p>28.005,32</text:p>
          </table:table-cell>
          <table:table-cell office:value-type="float" office:value="61694.43" table:style-name="ce7">
            <text:p>61.694,4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879.839999999997" table:style-name="ce7">
            <text:p>49.879,84</text:p>
          </table:table-cell>
          <table:table-cell table:number-columns-repeated="16366" table:style-name="ce2"/>
        </table:table-row>
        <table:table-row table:style-name="ro3">
          <table:table-cell office:value-type="float" office:value="1363" table:style-name="ce13">
            <text:p>1363</text:p>
          </table:table-cell>
          <table:table-cell office:value-type="string" table:style-name="ce6">
            <text:p>BRUNO ARAÚJO GUIMARÃ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733.46" table:style-name="ce7">
            <text:p>30.733,46</text:p>
          </table:table-cell>
          <table:table-cell office:value-type="float" office:value="67903.87" table:style-name="ce7">
            <text:p>67.903,8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55.47" table:style-name="ce7">
            <text:p>8.055,47</text:p>
          </table:table-cell>
          <table:table-cell office:value-type="float" office:value="0" table:style-name="ce7">
            <text:p>0,00</text:p>
          </table:table-cell>
          <table:table-cell office:value-type="float" office:value="12771.95" table:style-name="ce7">
            <text:p>12.771,95</text:p>
          </table:table-cell>
          <table:table-cell office:value-type="float" office:value="55131.92" table:style-name="ce7">
            <text:p>55.131,92</text:p>
          </table:table-cell>
          <table:table-cell table:number-columns-repeated="16366" table:style-name="ce2"/>
        </table:table-row>
        <table:table-row table:style-name="ro3">
          <table:table-cell office:value-type="float" office:value="1445" table:style-name="ce13">
            <text:p>1445</text:p>
          </table:table-cell>
          <table:table-cell office:value-type="string" table:style-name="ce6">
            <text:p>BRUNO DE FREITAS LIM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288.67" table:style-name="ce7">
            <text:p>6.288,6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290.27" table:style-name="ce7">
            <text:p>32.290,27</text:p>
          </table:table-cell>
          <table:table-cell office:value-type="float" office:value="72268.05" table:style-name="ce7">
            <text:p>72.268,0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684.46" table:style-name="ce7">
            <text:p>684,46</text:p>
          </table:table-cell>
          <table:table-cell office:value-type="float" office:value="14040.21" table:style-name="ce7">
            <text:p>14.040,21</text:p>
          </table:table-cell>
          <table:table-cell office:value-type="float" office:value="58227.840000000004" table:style-name="ce7">
            <text:p>58.227,84</text:p>
          </table:table-cell>
          <table:table-cell table:number-columns-repeated="16366" table:style-name="ce2"/>
        </table:table-row>
        <table:table-row table:style-name="ro3">
          <table:table-cell office:value-type="float" office:value="1404" table:style-name="ce13">
            <text:p>1404</text:p>
          </table:table-cell>
          <table:table-cell office:value-type="string" table:style-name="ce6">
            <text:p>BRUNO SIMÕES NOYA DE OLI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221.680000000008" table:style-name="ce7">
            <text:p>50.221,68</text:p>
          </table:table-cell>
          <table:table-cell table:number-columns-repeated="16366" table:style-name="ce2"/>
        </table:table-row>
        <table:table-row table:style-name="ro3">
          <table:table-cell office:value-type="float" office:value="1389" table:style-name="ce13">
            <text:p>1389</text:p>
          </table:table-cell>
          <table:table-cell office:value-type="string" table:style-name="ce6">
            <text:p>CAMILA DE MELO BAPTISTA ABELH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052.97" table:style-name="ce7">
            <text:p>32.052,97</text:p>
          </table:table-cell>
          <table:table-cell office:value-type="float" office:value="70795.450000000012" table:style-name="ce7">
            <text:p>70.795,4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591.180000000008" table:style-name="ce7">
            <text:p>57.591,18</text:p>
          </table:table-cell>
          <table:table-cell table:number-columns-repeated="16366" table:style-name="ce2"/>
        </table:table-row>
        <table:table-row table:style-name="ro3">
          <table:table-cell office:value-type="float" office:value="1407" table:style-name="ce13">
            <text:p>1407</text:p>
          </table:table-cell>
          <table:table-cell office:value-type="string" table:style-name="ce6">
            <text:p>CARINA JOVITA DE SA SANTOS BITTENCOURT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347.6" table:style-name="ce7">
            <text:p>1.347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69.07" table:style-name="ce7">
            <text:p>28.469,07</text:p>
          </table:table-cell>
          <table:table-cell office:value-type="float" office:value="63505.78" table:style-name="ce7">
            <text:p>63.505,7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68.7" table:style-name="ce7">
            <text:p>7.468,70</text:p>
          </table:table-cell>
          <table:table-cell office:value-type="float" office:value="0" table:style-name="ce7">
            <text:p>0,00</text:p>
          </table:table-cell>
          <table:table-cell office:value-type="float" office:value="12185.18" table:style-name="ce7">
            <text:p>12.185,18</text:p>
          </table:table-cell>
          <table:table-cell office:value-type="float" office:value="51320.6" table:style-name="ce7">
            <text:p>51.320,60</text:p>
          </table:table-cell>
          <table:table-cell table:number-columns-repeated="16366" table:style-name="ce2"/>
        </table:table-row>
        <table:table-row table:style-name="ro3">
          <table:table-cell office:value-type="float" office:value="1354" table:style-name="ce13">
            <text:p>1354</text:p>
          </table:table-cell>
          <table:table-cell office:value-type="string" table:style-name="ce6">
            <text:p>CARLA MENDONÇA DE MIRANDA BARRE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886.32" table:style-name="ce7">
            <text:p>31.886,32</text:p>
          </table:table-cell>
          <table:table-cell office:value-type="float" office:value="70628.800000000003" table:style-name="ce7">
            <text:p>70.628,8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424.53" table:style-name="ce7">
            <text:p>57.424,53</text:p>
          </table:table-cell>
          <table:table-cell table:number-columns-repeated="16366" table:style-name="ce2"/>
        </table:table-row>
        <table:table-row table:style-name="ro3">
          <table:table-cell office:value-type="float" office:value="1028" table:style-name="ce13">
            <text:p>1028</text:p>
          </table:table-cell>
          <table:table-cell office:value-type="string" table:style-name="ce6">
            <text:p>CARLA STEIN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A. CARLA STEIN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980.39" table:style-name="ce7">
            <text:p>3.980,39</text:p>
          </table:table-cell>
          <table:table-cell office:value-type="float" office:value="44761.94" table:style-name="ce7">
            <text:p>44.761,94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1488.23" table:style-name="ce7">
            <text:p>1.488,23</text:p>
          </table:table-cell>
          <table:table-cell office:value-type="float" office:value="14971.81" table:style-name="ce7">
            <text:p>14.971,81</text:p>
          </table:table-cell>
          <table:table-cell office:value-type="float" office:value="29790.130000000005" table:style-name="ce7">
            <text:p>29.790,13</text:p>
          </table:table-cell>
          <table:table-cell table:number-columns-repeated="16366" table:style-name="ce2"/>
        </table:table-row>
        <table:table-row table:style-name="ro3">
          <table:table-cell office:value-type="float" office:value="1029" table:style-name="ce13">
            <text:p>1029</text:p>
          </table:table-cell>
          <table:table-cell office:value-type="string" table:style-name="ce6">
            <text:p>CARLA VIANA COLA</text:p>
          </table:table-cell>
          <table:table-cell office:value-type="string" table:style-name="ce6">
            <text:p>CORREGEDOR GERAL DO MP-ES</text:p>
          </table:table-cell>
          <table:table-cell office:value-type="string" table:style-name="ce6">
            <text:p>CORREGEDORIA GERAL DO MINISTÉRIO PÚBLIC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7092.44" table:style-name="ce7">
            <text:p>7.092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75350.149999999994" table:style-name="ce7">
            <text:p>75.350,15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3261.34" table:style-name="ce7">
            <text:p>3.261,34</text:p>
          </table:table-cell>
          <table:table-cell office:value-type="float" office:value="16797.060000000001" table:style-name="ce7">
            <text:p>16.797,06</text:p>
          </table:table-cell>
          <table:table-cell office:value-type="float" office:value="58553.09" table:style-name="ce7">
            <text:p>58.553,09</text:p>
          </table:table-cell>
          <table:table-cell table:number-columns-repeated="16366" table:style-name="ce2"/>
        </table:table-row>
        <table:table-row table:style-name="ro3">
          <table:table-cell office:value-type="float" office:value="1030" table:style-name="ce13">
            <text:p>1030</text:p>
          </table:table-cell>
          <table:table-cell office:value-type="string" table:style-name="ce6">
            <text:p>CARLOS AUGUSTO G. AVELINO DOS SAN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818.1" table:style-name="ce7">
            <text:p>3.818,1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338.74" table:style-name="ce7">
            <text:p>31.338,74</text:p>
          </table:table-cell>
          <table:table-cell office:value-type="float" office:value="68845.95" table:style-name="ce7">
            <text:p>68.845,9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148.09" table:style-name="ce7">
            <text:p>8.148,09</text:p>
          </table:table-cell>
          <table:table-cell office:value-type="float" office:value="0" table:style-name="ce7">
            <text:p>0,00</text:p>
          </table:table-cell>
          <table:table-cell office:value-type="float" office:value="12864.57" table:style-name="ce7">
            <text:p>12.864,57</text:p>
          </table:table-cell>
          <table:table-cell office:value-type="float" office:value="55981.38" table:style-name="ce7">
            <text:p>55.981,38</text:p>
          </table:table-cell>
          <table:table-cell table:number-columns-repeated="16366" table:style-name="ce2"/>
        </table:table-row>
        <table:table-row table:style-name="ro3">
          <table:table-cell office:value-type="float" office:value="1471" table:style-name="ce13">
            <text:p>1471</text:p>
          </table:table-cell>
          <table:table-cell office:value-type="string" table:style-name="ce6">
            <text:p>CARLOS EDUARDO ROCHA BARBOSA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1920.28" table:style-name="ce7">
            <text:p>1.920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767.15" table:style-name="ce7">
            <text:p>30.767,15</text:p>
          </table:table-cell>
          <table:table-cell office:value-type="float" office:value="64692.08" table:style-name="ce7">
            <text:p>64.692,08</text:p>
          </table:table-cell>
          <table:table-cell office:value-type="float" office:value="3074.24" table:style-name="ce7">
            <text:p>3.074,24</text:p>
          </table:table-cell>
          <table:table-cell office:value-type="float" office:value="7614.58" table:style-name="ce7">
            <text:p>7.614,58</text:p>
          </table:table-cell>
          <table:table-cell office:value-type="float" office:value="0" table:style-name="ce7">
            <text:p>0,00</text:p>
          </table:table-cell>
          <table:table-cell office:value-type="float" office:value="10688.82" table:style-name="ce7">
            <text:p>10.688,82</text:p>
          </table:table-cell>
          <table:table-cell office:value-type="float" office:value="54003.26" table:style-name="ce7">
            <text:p>54.003,26</text:p>
          </table:table-cell>
          <table:table-cell table:number-columns-repeated="16366" table:style-name="ce2"/>
        </table:table-row>
        <table:table-row table:style-name="ro3">
          <table:table-cell office:value-type="float" office:value="1449" table:style-name="ce13">
            <text:p>1449</text:p>
          </table:table-cell>
          <table:table-cell office:value-type="string" table:style-name="ce6">
            <text:p>CARLOS FURTADO DE MELO FI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FONSO CLÁUDI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360" table:style-name="ce13">
            <text:p>1360</text:p>
          </table:table-cell>
          <table:table-cell office:value-type="string" table:style-name="ce6">
            <text:p>CAROLINA CASSARO GURGE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470.6" table:style-name="ce7">
            <text:p>2.470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72.67" table:style-name="ce7">
            <text:p>29.372,67</text:p>
          </table:table-cell>
          <table:table-cell office:value-type="float" office:value="65532.38" table:style-name="ce7">
            <text:p>65.532,3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77.53" table:style-name="ce7">
            <text:p>7.777,53</text:p>
          </table:table-cell>
          <table:table-cell office:value-type="float" office:value="0" table:style-name="ce7">
            <text:p>0,00</text:p>
          </table:table-cell>
          <table:table-cell office:value-type="float" office:value="12494.01" table:style-name="ce7">
            <text:p>12.494,01</text:p>
          </table:table-cell>
          <table:table-cell office:value-type="float" office:value="53038.369999999995" table:style-name="ce7">
            <text:p>53.038,37</text:p>
          </table:table-cell>
          <table:table-cell table:number-columns-repeated="16366" table:style-name="ce2"/>
        </table:table-row>
        <table:table-row table:style-name="ro3">
          <table:table-cell office:value-type="float" office:value="1319" table:style-name="ce13">
            <text:p>1319</text:p>
          </table:table-cell>
          <table:table-cell office:value-type="string" table:style-name="ce6">
            <text:p>CÁSSIO SOUZA SALOMÃ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98.4" table:style-name="ce7">
            <text:p>898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658.27" table:style-name="ce7">
            <text:p>28.658,27</text:p>
          </table:table-cell>
          <table:table-cell office:value-type="float" office:value="63245.78" table:style-name="ce7">
            <text:p>63.245,7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45.17" table:style-name="ce7">
            <text:p>7.345,17</text:p>
          </table:table-cell>
          <table:table-cell office:value-type="float" office:value="0" table:style-name="ce7">
            <text:p>0,00</text:p>
          </table:table-cell>
          <table:table-cell office:value-type="float" office:value="12061.65" table:style-name="ce7">
            <text:p>12.061,65</text:p>
          </table:table-cell>
          <table:table-cell office:value-type="float" office:value="51184.13" table:style-name="ce7">
            <text:p>51.184,13</text:p>
          </table:table-cell>
          <table:table-cell table:number-columns-repeated="16366" table:style-name="ce2"/>
        </table:table-row>
        <table:table-row table:style-name="ro3">
          <table:table-cell office:value-type="float" office:value="1176" table:style-name="ce13">
            <text:p>1176</text:p>
          </table:table-cell>
          <table:table-cell office:value-type="string" table:style-name="ce6">
            <text:p>CATARINA CECIN GAZELE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A. CATARINA CECIN GAZELE</text:p>
          </table:table-cell>
          <table:table-cell office:value-type="float" office:value="35462.22" table:style-name="ce7">
            <text:p>35.462,22</text:p>
          </table:table-cell>
          <table:table-cell office:value-type="float" office:value="3546.22" table:style-name="ce7">
            <text:p>3.546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2624.35" table:style-name="ce7">
            <text:p>32.624,35</text:p>
          </table:table-cell>
          <table:table-cell office:value-type="float" office:value="76597.5" table:style-name="ce7">
            <text:p>76.597,50</text:p>
          </table:table-cell>
          <table:table-cell office:value-type="float" office:value="4964.71" table:style-name="ce7">
            <text:p>4.964,71</text:p>
          </table:table-cell>
          <table:table-cell office:value-type="float" office:value="9857.9599999999991" table:style-name="ce7">
            <text:p>9.857,96</text:p>
          </table:table-cell>
          <table:table-cell office:value-type="float" office:value="0" table:style-name="ce7">
            <text:p>0,00</text:p>
          </table:table-cell>
          <table:table-cell office:value-type="float" office:value="14822.67" table:style-name="ce7">
            <text:p>14.822,67</text:p>
          </table:table-cell>
          <table:table-cell office:value-type="float" office:value="61774.83" table:style-name="ce7">
            <text:p>61.774,83</text:p>
          </table:table-cell>
          <table:table-cell table:number-columns-repeated="16366" table:style-name="ce2"/>
        </table:table-row>
        <table:table-row table:style-name="ro3">
          <table:table-cell office:value-type="float" office:value="1177" table:style-name="ce13">
            <text:p>1177</text:p>
          </table:table-cell>
          <table:table-cell office:value-type="string" table:style-name="ce6">
            <text:p>CÉLIA LÚCIA VAZ DE ARAUJO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A. CÉLIA LÚCIA VAZ DE ARAUJ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8865.5499999999993" table:style-name="ce7">
            <text:p>8.865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501.06" table:style-name="ce7">
            <text:p>5.501,06</text:p>
          </table:table-cell>
          <table:table-cell office:value-type="float" office:value="0" table:style-name="ce7">
            <text:p>0,00</text:p>
          </table:table-cell>
          <table:table-cell office:value-type="float" office:value="32833.26" table:style-name="ce7">
            <text:p>32.833,26</text:p>
          </table:table-cell>
          <table:table-cell office:value-type="float" office:value="82662.09" table:style-name="ce7">
            <text:p>82.662,09</text:p>
          </table:table-cell>
          <table:table-cell office:value-type="float" office:value="5501.06" table:style-name="ce7">
            <text:p>5.501,06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5034.45" table:style-name="ce7">
            <text:p>5.034,45</text:p>
          </table:table-cell>
          <table:table-cell office:value-type="float" office:value="20471.810000000001" table:style-name="ce7">
            <text:p>20.471,81</text:p>
          </table:table-cell>
          <table:table-cell office:value-type="float" office:value="62190.28" table:style-name="ce7">
            <text:p>62.190,28</text:p>
          </table:table-cell>
          <table:table-cell table:number-columns-repeated="16366" table:style-name="ce2"/>
        </table:table-row>
        <table:table-row table:style-name="ro3">
          <table:table-cell office:value-type="float" office:value="2000004" table:style-name="ce14">
            <text:p>2000004</text:p>
          </table:table-cell>
          <table:table-cell office:value-type="string" table:style-name="ce10">
            <text:p>CESAR NASSER FONSECA</text:p>
          </table:table-cell>
          <table:table-cell office:value-type="string" table:style-name="ce10">
            <text:p>PROMOTOR DE JUSTIÇA SUBSTITUTO</text:p>
          </table:table-cell>
          <table:table-cell office:value-type="string" table:style-name="ce10">
            <text:p>PROCURADORIA GERAL DE JUSTIÇA</text:p>
          </table:table-cell>
          <table:table-cell office:value-type="float" office:value="32004.65" table:style-name="ce11">
            <text:p>32.004,65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2240.33" table:style-name="ce11">
            <text:p>2.240,33</text:p>
          </table:table-cell>
          <table:table-cell office:value-type="float" office:value="34244.980000000003" table:style-name="ce11">
            <text:p>34.244,98</text:p>
          </table:table-cell>
          <table:table-cell office:value-type="float" office:value="3074.24" table:style-name="ce11">
            <text:p>3.074,24</text:p>
          </table:table-cell>
          <table:table-cell office:value-type="float" office:value="7086.5" table:style-name="ce11">
            <text:p>7.086,50</text:p>
          </table:table-cell>
          <table:table-cell office:value-type="float" office:value="0" table:style-name="ce11">
            <text:p>0,00</text:p>
          </table:table-cell>
          <table:table-cell office:value-type="float" office:value="10160.74" table:style-name="ce11">
            <text:p>10.160,74</text:p>
          </table:table-cell>
          <table:table-cell office:value-type="float" office:value="24084.240000000005" table:style-name="ce11">
            <text:p>24.084,24</text:p>
          </table:table-cell>
          <table:table-cell table:number-columns-repeated="16366" table:style-name="ce2"/>
        </table:table-row>
        <table:table-row table:style-name="ro3">
          <table:table-cell office:value-type="float" office:value="1031" table:style-name="ce13">
            <text:p>1031</text:p>
          </table:table-cell>
          <table:table-cell office:value-type="string" table:style-name="ce6">
            <text:p>CEZAR AUGUSTO RAMALDES DA CUNHA SAN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422.2800000000007" table:style-name="ce7">
            <text:p>8.422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3701.98" table:style-name="ce7">
            <text:p>73.701,9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2818.07" table:style-name="ce7">
            <text:p>2.818,07</text:p>
          </table:table-cell>
          <table:table-cell office:value-type="float" office:value="16173.82" table:style-name="ce7">
            <text:p>16.173,82</text:p>
          </table:table-cell>
          <table:table-cell office:value-type="float" office:value="57528.159999999996" table:style-name="ce7">
            <text:p>57.528,16</text:p>
          </table:table-cell>
          <table:table-cell table:number-columns-repeated="16366" table:style-name="ce2"/>
        </table:table-row>
        <table:table-row table:style-name="ro3">
          <table:table-cell office:value-type="float" office:value="1334" table:style-name="ce13">
            <text:p>1334</text:p>
          </table:table-cell>
          <table:table-cell office:value-type="string" table:style-name="ce6">
            <text:p>CHRISTIAN BARRETO SALCEDO DA MATT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384" table:style-name="ce13">
            <text:p>1384</text:p>
          </table:table-cell>
          <table:table-cell office:value-type="string" table:style-name="ce6">
            <text:p>CLARISSA LIRA MARTIN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8" table:style-name="ce7">
            <text:p>2.021,3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662.86" table:style-name="ce7">
            <text:p>29.662,86</text:p>
          </table:table-cell>
          <table:table-cell office:value-type="float" office:value="65373.35" table:style-name="ce7">
            <text:p>65.373,3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9" table:style-name="ce7">
            <text:p>7.653,99</text:p>
          </table:table-cell>
          <table:table-cell office:value-type="float" office:value="0" table:style-name="ce7">
            <text:p>0,00</text:p>
          </table:table-cell>
          <table:table-cell office:value-type="float" office:value="12370.47" table:style-name="ce7">
            <text:p>12.370,47</text:p>
          </table:table-cell>
          <table:table-cell office:value-type="float" office:value="53002.879999999997" table:style-name="ce7">
            <text:p>53.002,88</text:p>
          </table:table-cell>
          <table:table-cell table:number-columns-repeated="16366" table:style-name="ce2"/>
        </table:table-row>
        <table:table-row table:style-name="ro3">
          <table:table-cell office:value-type="float" office:value="1456" table:style-name="ce13">
            <text:p>1456</text:p>
          </table:table-cell>
          <table:table-cell office:value-type="string" table:style-name="ce6">
            <text:p>CLAUDEVAL FRANÇA QUINTILIAN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422.2800000000007" table:style-name="ce7">
            <text:p>8.422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456.92" table:style-name="ce7">
            <text:p>32.456,92</text:p>
          </table:table-cell>
          <table:table-cell office:value-type="float" office:value="74568.31" table:style-name="ce7">
            <text:p>74.568,3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2818.07" table:style-name="ce7">
            <text:p>2.818,07</text:p>
          </table:table-cell>
          <table:table-cell office:value-type="float" office:value="16173.82" table:style-name="ce7">
            <text:p>16.173,82</text:p>
          </table:table-cell>
          <table:table-cell office:value-type="float" office:value="58394.49" table:style-name="ce7">
            <text:p>58.394,49</text:p>
          </table:table-cell>
          <table:table-cell table:number-columns-repeated="16366" table:style-name="ce2"/>
        </table:table-row>
        <table:table-row table:style-name="ro3">
          <table:table-cell office:value-type="float" office:value="1371" table:style-name="ce13">
            <text:p>1371</text:p>
          </table:table-cell>
          <table:table-cell office:value-type="string" table:style-name="ce6">
            <text:p>CLÁUDIA REGINA DOS SANTOS A. GARCI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901.64" table:style-name="ce7">
            <text:p>31.901,64</text:p>
          </table:table-cell>
          <table:table-cell office:value-type="float" office:value="70644.12" table:style-name="ce7">
            <text:p>70.644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439.849999999991" table:style-name="ce7">
            <text:p>57.439,85</text:p>
          </table:table-cell>
          <table:table-cell table:number-columns-repeated="16366" table:style-name="ce2"/>
        </table:table-row>
        <table:table-row table:style-name="ro3">
          <table:table-cell office:value-type="float" office:value="1034" table:style-name="ce13">
            <text:p>1034</text:p>
          </table:table-cell>
          <table:table-cell office:value-type="string" table:style-name="ce6">
            <text:p>CLAUDIA TORRES SASS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569.46" table:style-name="ce7">
            <text:p>6.569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6565.64" table:style-name="ce7">
            <text:p>76.565,6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965.25" table:style-name="ce7">
            <text:p>965,25</text:p>
          </table:table-cell>
          <table:table-cell office:value-type="float" office:value="15618.03" table:style-name="ce7">
            <text:p>15.618,03</text:p>
          </table:table-cell>
          <table:table-cell office:value-type="float" office:value="60947.61" table:style-name="ce7">
            <text:p>60.947,61</text:p>
          </table:table-cell>
          <table:table-cell table:number-columns-repeated="16366" table:style-name="ce2"/>
        </table:table-row>
        <table:table-row table:style-name="ro3">
          <table:table-cell office:value-type="float" office:value="1035" table:style-name="ce13">
            <text:p>1035</text:p>
          </table:table-cell>
          <table:table-cell office:value-type="string" table:style-name="ce6">
            <text:p>CLAUDINE RODRIGUES PIMENT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73.8" table:style-name="ce7">
            <text:p>673,8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179.85" table:style-name="ce7">
            <text:p>29.179,85</text:p>
          </table:table-cell>
          <table:table-cell office:value-type="float" office:value="63542.76" table:style-name="ce7">
            <text:p>63.542,7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83.41" table:style-name="ce7">
            <text:p>7.283,41</text:p>
          </table:table-cell>
          <table:table-cell office:value-type="float" office:value="0" table:style-name="ce7">
            <text:p>0,00</text:p>
          </table:table-cell>
          <table:table-cell office:value-type="float" office:value="11999.89" table:style-name="ce7">
            <text:p>11.999,89</text:p>
          </table:table-cell>
          <table:table-cell office:value-type="float" office:value="51542.87" table:style-name="ce7">
            <text:p>51.542,87</text:p>
          </table:table-cell>
          <table:table-cell table:number-columns-repeated="16366" table:style-name="ce2"/>
        </table:table-row>
        <table:table-row table:style-name="ro3">
          <table:table-cell office:value-type="float" office:value="1037" table:style-name="ce13">
            <text:p>1037</text:p>
          </table:table-cell>
          <table:table-cell office:value-type="string" table:style-name="ce6">
            <text:p>CLAUDIO JOSÉ RIBEIRO LEM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727.21" table:style-name="ce7">
            <text:p>5.727,2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1006.91" table:style-name="ce7">
            <text:p>71.006,9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87.1299999999992" table:style-name="ce7">
            <text:p>8.587,13</text:p>
          </table:table-cell>
          <table:table-cell office:value-type="float" office:value="123" table:style-name="ce7">
            <text:p>123,00</text:p>
          </table:table-cell>
          <table:table-cell office:value-type="float" office:value="13426.61" table:style-name="ce7">
            <text:p>13.426,61</text:p>
          </table:table-cell>
          <table:table-cell office:value-type="float" office:value="57580.3" table:style-name="ce7">
            <text:p>57.580,30</text:p>
          </table:table-cell>
          <table:table-cell table:number-columns-repeated="16366" table:style-name="ce2"/>
        </table:table-row>
        <table:table-row table:style-name="ro3">
          <table:table-cell office:value-type="float" office:value="1432" table:style-name="ce13">
            <text:p>1432</text:p>
          </table:table-cell>
          <table:table-cell office:value-type="string" table:style-name="ce6">
            <text:p>CLAUDIO MOREIRA DE CAST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49.2" table:style-name="ce7">
            <text:p>449,2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676.57" table:style-name="ce7">
            <text:p>28.676,57</text:p>
          </table:table-cell>
          <table:table-cell office:value-type="float" office:value="62814.879999999997" table:style-name="ce7">
            <text:p>62.814,8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21.64" table:style-name="ce7">
            <text:p>7.221,64</text:p>
          </table:table-cell>
          <table:table-cell office:value-type="float" office:value="0" table:style-name="ce7">
            <text:p>0,00</text:p>
          </table:table-cell>
          <table:table-cell office:value-type="float" office:value="11938.12" table:style-name="ce7">
            <text:p>11.938,12</text:p>
          </table:table-cell>
          <table:table-cell office:value-type="float" office:value="50876.759999999995" table:style-name="ce7">
            <text:p>50.876,76</text:p>
          </table:table-cell>
          <table:table-cell table:number-columns-repeated="16366" table:style-name="ce2"/>
        </table:table-row>
        <table:table-row table:style-name="ro3">
          <table:table-cell office:value-type="float" office:value="1455" table:style-name="ce13">
            <text:p>1455</text:p>
          </table:table-cell>
          <table:table-cell office:value-type="string" table:style-name="ce6">
            <text:p>CLEANDER CESAR DA CUNHA FERNAND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156.94" table:style-name="ce7">
            <text:p>30.156,94</text:p>
          </table:table-cell>
          <table:table-cell office:value-type="float" office:value="66541.179999999993" table:style-name="ce7">
            <text:p>66.541,1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39.27" table:style-name="ce7">
            <text:p>7.839,27</text:p>
          </table:table-cell>
          <table:table-cell office:value-type="float" office:value="0" table:style-name="ce7">
            <text:p>0,00</text:p>
          </table:table-cell>
          <table:table-cell office:value-type="float" office:value="12555.75" table:style-name="ce7">
            <text:p>12.555,75</text:p>
          </table:table-cell>
          <table:table-cell office:value-type="float" office:value="53985.429999999993" table:style-name="ce7">
            <text:p>53.985,43</text:p>
          </table:table-cell>
          <table:table-cell table:number-columns-repeated="16366" table:style-name="ce2"/>
        </table:table-row>
        <table:table-row table:style-name="ro3">
          <table:table-cell office:value-type="float" office:value="1282" table:style-name="ce13">
            <text:p>1282</text:p>
          </table:table-cell>
          <table:table-cell office:value-type="string" table:style-name="ce6">
            <text:p>CLEBER AFONSO BARROS DA SILVEIRA FI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685.73" table:style-name="ce7">
            <text:p>28.685,73</text:p>
          </table:table-cell>
          <table:table-cell office:value-type="float" office:value="67091.319999999992" table:style-name="ce7">
            <text:p>67.091,3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95.15" table:style-name="ce7">
            <text:p>8.395,15</text:p>
          </table:table-cell>
          <table:table-cell office:value-type="float" office:value="0" table:style-name="ce7">
            <text:p>0,00</text:p>
          </table:table-cell>
          <table:table-cell office:value-type="float" office:value="13111.63" table:style-name="ce7">
            <text:p>13.111,63</text:p>
          </table:table-cell>
          <table:table-cell office:value-type="float" office:value="53979.689999999995" table:style-name="ce7">
            <text:p>53.979,69</text:p>
          </table:table-cell>
          <table:table-cell table:number-columns-repeated="16366" table:style-name="ce2"/>
        </table:table-row>
        <table:table-row table:style-name="ro3">
          <table:table-cell office:value-type="float" office:value="1038" table:style-name="ce13">
            <text:p>1038</text:p>
          </table:table-cell>
          <table:table-cell office:value-type="string" table:style-name="ce6">
            <text:p>CLEBER PONTES DA SILV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CLEBER PONTES DA SILV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127.73" table:style-name="ce7">
            <text:p>2.127,7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41.46" table:style-name="ce7">
            <text:p>30.341,46</text:p>
          </table:table-cell>
          <table:table-cell office:value-type="float" office:value="67931.41" table:style-name="ce7">
            <text:p>67.931,41</text:p>
          </table:table-cell>
          <table:table-cell office:value-type="float" office:value="4964.71" table:style-name="ce7">
            <text:p>4.964,71</text:p>
          </table:table-cell>
          <table:table-cell office:value-type="float" office:value="8102.58" table:style-name="ce7">
            <text:p>8.102,58</text:p>
          </table:table-cell>
          <table:table-cell office:value-type="float" office:value="0" table:style-name="ce7">
            <text:p>0,00</text:p>
          </table:table-cell>
          <table:table-cell office:value-type="float" office:value="13067.29" table:style-name="ce7">
            <text:p>13.067,29</text:p>
          </table:table-cell>
          <table:table-cell office:value-type="float" office:value="54864.12" table:style-name="ce7">
            <text:p>54.864,12</text:p>
          </table:table-cell>
          <table:table-cell table:number-columns-repeated="16366" table:style-name="ce2"/>
        </table:table-row>
        <table:table-row table:style-name="ro3">
          <table:table-cell office:value-type="float" office:value="1039" table:style-name="ce13">
            <text:p>1039</text:p>
          </table:table-cell>
          <table:table-cell office:value-type="string" table:style-name="ce6">
            <text:p>CLEBER TADEU TÓTOL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400" table:style-name="ce13">
            <text:p>1400</text:p>
          </table:table-cell>
          <table:table-cell office:value-type="string" table:style-name="ce6">
            <text:p>CLETO VINICIUS VIEIRA PEDROLL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886.32" table:style-name="ce7">
            <text:p>31.886,32</text:p>
          </table:table-cell>
          <table:table-cell office:value-type="float" office:value="70628.800000000003" table:style-name="ce7">
            <text:p>70.628,8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424.53" table:style-name="ce7">
            <text:p>57.424,53</text:p>
          </table:table-cell>
          <table:table-cell table:number-columns-repeated="16366" table:style-name="ce2"/>
        </table:table-row>
        <table:table-row table:style-name="ro3">
          <table:table-cell office:value-type="float" office:value="1040" table:style-name="ce13">
            <text:p>1040</text:p>
          </table:table-cell>
          <table:table-cell office:value-type="string" table:style-name="ce6">
            <text:p>CLOVIS JOSÉ BARBOSA FIGU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978.5200000000004" table:style-name="ce7">
            <text:p>4.978,5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833.72" table:style-name="ce7">
            <text:p>31.833,72</text:p>
          </table:table-cell>
          <table:table-cell office:value-type="float" office:value="75217.83" table:style-name="ce7">
            <text:p>75.217,8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712.1" table:style-name="ce7">
            <text:p>9.712,10</text:p>
          </table:table-cell>
          <table:table-cell office:value-type="float" office:value="0" table:style-name="ce7">
            <text:p>0,00</text:p>
          </table:table-cell>
          <table:table-cell office:value-type="float" office:value="14428.58" table:style-name="ce7">
            <text:p>14.428,58</text:p>
          </table:table-cell>
          <table:table-cell office:value-type="float" office:value="60789.25" table:style-name="ce7">
            <text:p>60.789,25</text:p>
          </table:table-cell>
          <table:table-cell table:number-columns-repeated="16366" table:style-name="ce2"/>
        </table:table-row>
        <table:table-row table:style-name="ro3">
          <table:table-cell office:value-type="float" office:value="1436" table:style-name="ce13">
            <text:p>1436</text:p>
          </table:table-cell>
          <table:table-cell office:value-type="string" table:style-name="ce6">
            <text:p>CRISTIANE ESTEVES SOAR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268.35" table:style-name="ce7">
            <text:p>54.268,35</text:p>
          </table:table-cell>
          <table:table-cell table:number-columns-repeated="16366" table:style-name="ce2"/>
        </table:table-row>
        <table:table-row table:style-name="ro3">
          <table:table-cell office:value-type="float" office:value="1283" table:style-name="ce13">
            <text:p>1283</text:p>
          </table:table-cell>
          <table:table-cell office:value-type="string" table:style-name="ce6">
            <text:p>CRISTIANE VALLE DOS SANTOS SIL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221.680000000008" table:style-name="ce7">
            <text:p>50.221,68</text:p>
          </table:table-cell>
          <table:table-cell table:number-columns-repeated="16366" table:style-name="ce2"/>
        </table:table-row>
        <table:table-row table:style-name="ro3">
          <table:table-cell office:value-type="float" office:value="1446" table:style-name="ce13">
            <text:p>1446</text:p>
          </table:table-cell>
          <table:table-cell office:value-type="string" table:style-name="ce6">
            <text:p>DANIEL DE ANDRADE NOVA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VARGEM ALT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385" table:style-name="ce13">
            <text:p>1385</text:p>
          </table:table-cell>
          <table:table-cell office:value-type="string" table:style-name="ce6">
            <text:p>DANIELA MOYSÉS GUEIR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246" table:style-name="ce7">
            <text:p>2.246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94.23" table:style-name="ce7">
            <text:p>29.994,23</text:p>
          </table:table-cell>
          <table:table-cell office:value-type="float" office:value="65929.34" table:style-name="ce7">
            <text:p>65.929,3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15.76" table:style-name="ce7">
            <text:p>7.715,76</text:p>
          </table:table-cell>
          <table:table-cell office:value-type="float" office:value="0" table:style-name="ce7">
            <text:p>0,00</text:p>
          </table:table-cell>
          <table:table-cell office:value-type="float" office:value="12432.24" table:style-name="ce7">
            <text:p>12.432,24</text:p>
          </table:table-cell>
          <table:table-cell office:value-type="float" office:value="53497.1" table:style-name="ce7">
            <text:p>53.497,10</text:p>
          </table:table-cell>
          <table:table-cell table:number-columns-repeated="16366" table:style-name="ce2"/>
        </table:table-row>
        <table:table-row table:style-name="ro3">
          <table:table-cell office:value-type="float" office:value="1042" table:style-name="ce13">
            <text:p>1042</text:p>
          </table:table-cell>
          <table:table-cell office:value-type="string" table:style-name="ce6">
            <text:p>DANIELLA LEÃO DE ALMEI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444" table:style-name="ce13">
            <text:p>1444</text:p>
          </table:table-cell>
          <table:table-cell office:value-type="string" table:style-name="ce6">
            <text:p>DANILO RAPOSO LIRIO</text:p>
          </table:table-cell>
          <table:table-cell office:value-type="string" table:style-name="ce6">
            <text:p>CHEFE DE APOIO AO GABINETE DO PGJ</text:p>
          </table:table-cell>
          <table:table-cell office:value-type="string" table:style-name="ce6">
            <text:p>GABINETE DO PROCURADOR-GERAL DE JUSTIÇ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741.42" table:style-name="ce7">
            <text:p>31.741,42</text:p>
          </table:table-cell>
          <table:table-cell office:value-type="float" office:value="70483.899999999994" table:style-name="ce7">
            <text:p>70.483,9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279.62999999999" table:style-name="ce7">
            <text:p>57.279,63</text:p>
          </table:table-cell>
          <table:table-cell table:number-columns-repeated="16366" table:style-name="ce2"/>
        </table:table-row>
        <table:table-row table:style-name="ro3">
          <table:table-cell office:value-type="float" office:value="1395" table:style-name="ce13">
            <text:p>1395</text:p>
          </table:table-cell>
          <table:table-cell office:value-type="string" table:style-name="ce6">
            <text:p>DELANO OLIVEIRA BERSA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291.45" table:style-name="ce7">
            <text:p>1.291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007.9" table:style-name="ce7">
            <text:p>31.007,90</text:p>
          </table:table-cell>
          <table:table-cell office:value-type="float" office:value="65988.459999999992" table:style-name="ce7">
            <text:p>65.988,4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53.26" table:style-name="ce7">
            <text:p>7.453,26</text:p>
          </table:table-cell>
          <table:table-cell office:value-type="float" office:value="0" table:style-name="ce7">
            <text:p>0,00</text:p>
          </table:table-cell>
          <table:table-cell office:value-type="float" office:value="12169.74" table:style-name="ce7">
            <text:p>12.169,74</text:p>
          </table:table-cell>
          <table:table-cell office:value-type="float" office:value="53818.719999999994" table:style-name="ce7">
            <text:p>53.818,72</text:p>
          </table:table-cell>
          <table:table-cell table:number-columns-repeated="16366" table:style-name="ce2"/>
        </table:table-row>
        <table:table-row table:style-name="ro3">
          <table:table-cell office:value-type="float" office:value="1301" table:style-name="ce13">
            <text:p>1301</text:p>
          </table:table-cell>
          <table:table-cell office:value-type="string" table:style-name="ce6">
            <text:p>DEVAIR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98.4" table:style-name="ce7">
            <text:p>898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39.66" table:style-name="ce7">
            <text:p>28.139,66</text:p>
          </table:table-cell>
          <table:table-cell office:value-type="float" office:value="62727.17" table:style-name="ce7">
            <text:p>62.727,1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021.29" table:style-name="ce7">
            <text:p>6.021,29</text:p>
          </table:table-cell>
          <table:table-cell office:value-type="float" office:value="0" table:style-name="ce7">
            <text:p>0,00</text:p>
          </table:table-cell>
          <table:table-cell office:value-type="float" office:value="10737.77" table:style-name="ce7">
            <text:p>10.737,77</text:p>
          </table:table-cell>
          <table:table-cell office:value-type="float" office:value="51989.399999999994" table:style-name="ce7">
            <text:p>51.989,40</text:p>
          </table:table-cell>
          <table:table-cell table:number-columns-repeated="16366" table:style-name="ce2"/>
        </table:table-row>
        <table:table-row table:style-name="ro3">
          <table:table-cell office:value-type="float" office:value="1422" table:style-name="ce13">
            <text:p>1422</text:p>
          </table:table-cell>
          <table:table-cell office:value-type="string" table:style-name="ce6">
            <text:p>DIEGO GOMES CASTI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20.51" table:style-name="ce7">
            <text:p>28.420,51</text:p>
          </table:table-cell>
          <table:table-cell office:value-type="float" office:value="62109.619999999995" table:style-name="ce7">
            <text:p>62.10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941.7" table:style-name="ce7">
            <text:p>6.941,70</text:p>
          </table:table-cell>
          <table:table-cell office:value-type="float" office:value="0" table:style-name="ce7">
            <text:p>0,00</text:p>
          </table:table-cell>
          <table:table-cell office:value-type="float" office:value="11658.18" table:style-name="ce7">
            <text:p>11.658,18</text:p>
          </table:table-cell>
          <table:table-cell office:value-type="float" office:value="50451.439999999995" table:style-name="ce7">
            <text:p>50.451,44</text:p>
          </table:table-cell>
          <table:table-cell table:number-columns-repeated="16366" table:style-name="ce2"/>
        </table:table-row>
        <table:table-row table:style-name="ro3">
          <table:table-cell office:value-type="float" office:value="1288" table:style-name="ce13">
            <text:p>1288</text:p>
          </table:table-cell>
          <table:table-cell office:value-type="string" table:style-name="ce6">
            <text:p>DILTON DEPES TALLON NET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8.799999999999" table:style-name="ce7">
            <text:p>28.538,80</text:p>
          </table:table-cell>
          <table:table-cell office:value-type="float" office:value="62227.91" table:style-name="ce7">
            <text:p>62.227,9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413.320000000007" table:style-name="ce7">
            <text:p>50.413,32</text:p>
          </table:table-cell>
          <table:table-cell table:number-columns-repeated="16366" table:style-name="ce2"/>
        </table:table-row>
        <table:table-row table:style-name="ro3">
          <table:table-cell office:value-type="float" office:value="1333" table:style-name="ce13">
            <text:p>1333</text:p>
          </table:table-cell>
          <table:table-cell office:value-type="string" table:style-name="ce6">
            <text:p>EDILSON TIGRE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UCURIC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887.39" table:style-name="ce7">
            <text:p>6.887,39</text:p>
          </table:table-cell>
          <table:table-cell office:value-type="float" office:value="0" table:style-name="ce7">
            <text:p>0,00</text:p>
          </table:table-cell>
          <table:table-cell office:value-type="float" office:value="11603.87" table:style-name="ce7">
            <text:p>11.603,87</text:p>
          </table:table-cell>
          <table:table-cell office:value-type="float" office:value="53069.749999999993" table:style-name="ce7">
            <text:p>53.069,75</text:p>
          </table:table-cell>
          <table:table-cell table:number-columns-repeated="16366" table:style-name="ce2"/>
        </table:table-row>
        <table:table-row table:style-name="ro3">
          <table:table-cell office:value-type="float" office:value="1049" table:style-name="ce13">
            <text:p>1049</text:p>
          </table:table-cell>
          <table:table-cell office:value-type="string" table:style-name="ce6">
            <text:p>EDWIGES DIAS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A. EDWIGES DIAS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9986.02" table:style-name="ce7">
            <text:p>29.986,02</text:p>
          </table:table-cell>
          <table:table-cell office:value-type="float" office:value="70412.95" table:style-name="ce7">
            <text:p>70.412,95</text:p>
          </table:table-cell>
          <table:table-cell office:value-type="float" office:value="4964.71" table:style-name="ce7">
            <text:p>4.964,71</text:p>
          </table:table-cell>
          <table:table-cell office:value-type="float" office:value="8882.75" table:style-name="ce7">
            <text:p>8.882,75</text:p>
          </table:table-cell>
          <table:table-cell office:value-type="float" office:value="0" table:style-name="ce7">
            <text:p>0,00</text:p>
          </table:table-cell>
          <table:table-cell office:value-type="float" office:value="13847.46" table:style-name="ce7">
            <text:p>13.847,46</text:p>
          </table:table-cell>
          <table:table-cell office:value-type="float" office:value="56565.49" table:style-name="ce7">
            <text:p>56.565,49</text:p>
          </table:table-cell>
          <table:table-cell table:number-columns-repeated="16366" table:style-name="ce2"/>
        </table:table-row>
        <table:table-row table:style-name="ro3">
          <table:table-cell office:value-type="float" office:value="1050" table:style-name="ce13">
            <text:p>1050</text:p>
          </table:table-cell>
          <table:table-cell office:value-type="string" table:style-name="ce6">
            <text:p>EGINO GOMES RIOS D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FUNDÃ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003.16" table:style-name="ce7">
            <text:p>29.003,16</text:p>
          </table:table-cell>
          <table:table-cell office:value-type="float" office:value="64713.619999999995" table:style-name="ce7">
            <text:p>64.71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712.84" table:style-name="ce7">
            <text:p>6.712,84</text:p>
          </table:table-cell>
          <table:table-cell office:value-type="float" office:value="0" table:style-name="ce7">
            <text:p>0,00</text:p>
          </table:table-cell>
          <table:table-cell office:value-type="float" office:value="11429.32" table:style-name="ce7">
            <text:p>11.429,32</text:p>
          </table:table-cell>
          <table:table-cell office:value-type="float" office:value="53284.299999999996" table:style-name="ce7">
            <text:p>53.284,30</text:p>
          </table:table-cell>
          <table:table-cell table:number-columns-repeated="16366" table:style-name="ce2"/>
        </table:table-row>
        <table:table-row table:style-name="ro3">
          <table:table-cell office:value-type="float" office:value="1434" table:style-name="ce13">
            <text:p>1434</text:p>
          </table:table-cell>
          <table:table-cell office:value-type="string" table:style-name="ce6">
            <text:p>ELAINE COSTA DE LIM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ARECHAL FLORIAN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51.05" table:style-name="ce7">
            <text:p>31.151,05</text:p>
          </table:table-cell>
          <table:table-cell office:value-type="float" office:value="68209.070000000007" table:style-name="ce7">
            <text:p>68.209,0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12688.91" table:style-name="ce7">
            <text:p>12.688,91</text:p>
          </table:table-cell>
          <table:table-cell office:value-type="float" office:value="55520.160000000003" table:style-name="ce7">
            <text:p>55.520,16</text:p>
          </table:table-cell>
          <table:table-cell table:number-columns-repeated="16366" table:style-name="ce2"/>
        </table:table-row>
        <table:table-row table:style-name="ro3">
          <table:table-cell office:value-type="float" office:value="1051" table:style-name="ce13">
            <text:p>1051</text:p>
          </table:table-cell>
          <table:table-cell office:value-type="string" table:style-name="ce6">
            <text:p>ELDA MÁRCIA MORAES SPEDO</text:p>
          </table:table-cell>
          <table:table-cell office:value-type="string" table:style-name="ce6">
            <text:p>SUBPROCURADOR GERAL DE JUSTIÇA ADMINISTR</text:p>
          </table:table-cell>
          <table:table-cell office:value-type="string" table:style-name="ce6">
            <text:p>GAB. SUBPROCURADOR-GERAL DE JUSTIÇA ADM</text:p>
          </table:table-cell>
          <table:table-cell office:value-type="float" office:value="35462.22" table:style-name="ce7">
            <text:p>35.462,22</text:p>
          </table:table-cell>
          <table:table-cell office:value-type="float" office:value="14184.89" table:style-name="ce7">
            <text:p>14.184,8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5501.06" table:style-name="ce7">
            <text:p>5.501,06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86738.76" table:style-name="ce7">
            <text:p>86.738,76</text:p>
          </table:table-cell>
          <table:table-cell office:value-type="float" office:value="5501.06" table:style-name="ce7">
            <text:p>5.501,06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0353.790000000001" table:style-name="ce7">
            <text:p>10.353,79</text:p>
          </table:table-cell>
          <table:table-cell office:value-type="float" office:value="25791.15" table:style-name="ce7">
            <text:p>25.791,15</text:p>
          </table:table-cell>
          <table:table-cell office:value-type="float" office:value="60947.609999999993" table:style-name="ce7">
            <text:p>60.947,61</text:p>
          </table:table-cell>
          <table:table-cell table:number-columns-repeated="16366" table:style-name="ce2"/>
        </table:table-row>
        <table:table-row table:style-name="ro3">
          <table:table-cell office:value-type="float" office:value="1464" table:style-name="ce13">
            <text:p>1464</text:p>
          </table:table-cell>
          <table:table-cell office:value-type="string" table:style-name="ce6">
            <text:p>ELIAS GOMES ZA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457.26" table:style-name="ce7">
            <text:p>29.457,26</text:p>
          </table:table-cell>
          <table:table-cell office:value-type="float" office:value="65841.5" table:style-name="ce7">
            <text:p>65.841,5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39.27" table:style-name="ce7">
            <text:p>7.839,27</text:p>
          </table:table-cell>
          <table:table-cell office:value-type="float" office:value="0" table:style-name="ce7">
            <text:p>0,00</text:p>
          </table:table-cell>
          <table:table-cell office:value-type="float" office:value="12555.75" table:style-name="ce7">
            <text:p>12.555,75</text:p>
          </table:table-cell>
          <table:table-cell office:value-type="float" office:value="53285.75" table:style-name="ce7">
            <text:p>53.285,75</text:p>
          </table:table-cell>
          <table:table-cell table:number-columns-repeated="16366" table:style-name="ce2"/>
        </table:table-row>
        <table:table-row table:style-name="ro3">
          <table:table-cell office:value-type="float" office:value="1054" table:style-name="ce13">
            <text:p>1054</text:p>
          </table:table-cell>
          <table:table-cell office:value-type="string" table:style-name="ce6">
            <text:p>ELIEZER SIQUEIRA DE SOUSA</text:p>
          </table:table-cell>
          <table:table-cell office:value-type="string" table:style-name="ce6">
            <text:p>OUVIDOR</text:p>
          </table:table-cell>
          <table:table-cell office:value-type="string" table:style-name="ce6">
            <text:p>OUVIDORIA DO MINISTÉRIO PÚBLIC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2833.26" table:style-name="ce7">
            <text:p>32.833,26</text:p>
          </table:table-cell>
          <table:table-cell office:value-type="float" office:value="78579.520000000004" table:style-name="ce7">
            <text:p>78.579,52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16389.240000000002" table:style-name="ce7">
            <text:p>16.389,24</text:p>
          </table:table-cell>
          <table:table-cell office:value-type="float" office:value="62190.28" table:style-name="ce7">
            <text:p>62.190,28</text:p>
          </table:table-cell>
          <table:table-cell table:number-columns-repeated="16366" table:style-name="ce2"/>
        </table:table-row>
        <table:table-row table:style-name="ro3">
          <table:table-cell office:value-type="float" office:value="1437" table:style-name="ce13">
            <text:p>1437</text:p>
          </table:table-cell>
          <table:table-cell office:value-type="string" table:style-name="ce6">
            <text:p>ELION VARGAS TEIX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UNIZ FREIR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4996.41" table:style-name="ce7">
            <text:p>4.996,41</text:p>
          </table:table-cell>
          <table:table-cell office:value-type="float" office:value="0" table:style-name="ce7">
            <text:p>0,00</text:p>
          </table:table-cell>
          <table:table-cell office:value-type="float" office:value="9712.89" table:style-name="ce7">
            <text:p>9.712,89</text:p>
          </table:table-cell>
          <table:table-cell office:value-type="float" office:value="54960.729999999996" table:style-name="ce7">
            <text:p>54.960,73</text:p>
          </table:table-cell>
          <table:table-cell table:number-columns-repeated="16366" table:style-name="ce2"/>
        </table:table-row>
        <table:table-row table:style-name="ro3">
          <table:table-cell office:value-type="float" office:value="1055" table:style-name="ce13">
            <text:p>1055</text:p>
          </table:table-cell>
          <table:table-cell office:value-type="string" table:style-name="ce6">
            <text:p>ELISABETH DA COSTA PEREIR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A. ELIZABETH DA COSTA PEREIR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2403.4899999999998" table:style-name="ce7">
            <text:p>2.403,49</text:p>
          </table:table-cell>
          <table:table-cell office:value-type="float" office:value="0" table:style-name="ce7">
            <text:p>0,00</text:p>
          </table:table-cell>
          <table:table-cell office:value-type="float" office:value="118.21" table:style-name="ce7">
            <text:p>118,2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708.35" table:style-name="ce7">
            <text:p>30.708,35</text:p>
          </table:table-cell>
          <table:table-cell office:value-type="float" office:value="68692.26999999999" table:style-name="ce7">
            <text:p>68.692,27</text:p>
          </table:table-cell>
          <table:table-cell office:value-type="float" office:value="4964.71" table:style-name="ce7">
            <text:p>4.964,71</text:p>
          </table:table-cell>
          <table:table-cell office:value-type="float" office:value="8210.92" table:style-name="ce7">
            <text:p>8.210,92</text:p>
          </table:table-cell>
          <table:table-cell office:value-type="float" office:value="0" table:style-name="ce7">
            <text:p>0,00</text:p>
          </table:table-cell>
          <table:table-cell office:value-type="float" office:value="13175.63" table:style-name="ce7">
            <text:p>13.175,63</text:p>
          </table:table-cell>
          <table:table-cell office:value-type="float" office:value="55516.639999999992" table:style-name="ce7">
            <text:p>55.516,64</text:p>
          </table:table-cell>
          <table:table-cell table:number-columns-repeated="16366" table:style-name="ce2"/>
        </table:table-row>
        <table:table-row table:style-name="ro3">
          <table:table-cell office:value-type="float" office:value="1057" table:style-name="ce13">
            <text:p>1057</text:p>
          </table:table-cell>
          <table:table-cell office:value-type="string" table:style-name="ce6">
            <text:p>EMMANOEL ARCANJO DE SOUZA GAGN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379.59" table:style-name="ce7">
            <text:p>4.379,5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157.37" table:style-name="ce7">
            <text:p>30.157,37</text:p>
          </table:table-cell>
          <table:table-cell office:value-type="float" office:value="72942.549999999988" table:style-name="ce7">
            <text:p>72.942,5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599.5300000000007" table:style-name="ce7">
            <text:p>9.599,53</text:p>
          </table:table-cell>
          <table:table-cell office:value-type="float" office:value="0" table:style-name="ce7">
            <text:p>0,00</text:p>
          </table:table-cell>
          <table:table-cell office:value-type="float" office:value="14316.01" table:style-name="ce7">
            <text:p>14.316,01</text:p>
          </table:table-cell>
          <table:table-cell office:value-type="float" office:value="58626.539999999986" table:style-name="ce7">
            <text:p>58.626,54</text:p>
          </table:table-cell>
          <table:table-cell table:number-columns-repeated="16366" table:style-name="ce2"/>
        </table:table-row>
        <table:table-row table:style-name="ro3">
          <table:table-cell office:value-type="float" office:value="1469" table:style-name="ce13">
            <text:p>1469</text:p>
          </table:table-cell>
          <table:table-cell office:value-type="string" table:style-name="ce6">
            <text:p>EMMANUEL NASCIMENTO GONZALEZ DOS SANTOS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1920.28" table:style-name="ce7">
            <text:p>1.920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653.78" table:style-name="ce7">
            <text:p>27.653,78</text:p>
          </table:table-cell>
          <table:table-cell office:value-type="float" office:value="61578.71" table:style-name="ce7">
            <text:p>61.578,71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227.82" table:style-name="ce7">
            <text:p>7.227,82</text:p>
          </table:table-cell>
          <table:table-cell office:value-type="float" office:value="0" table:style-name="ce7">
            <text:p>0,00</text:p>
          </table:table-cell>
          <table:table-cell office:value-type="float" office:value="11708.47" table:style-name="ce7">
            <text:p>11.708,47</text:p>
          </table:table-cell>
          <table:table-cell office:value-type="float" office:value="49870.239999999998" table:style-name="ce7">
            <text:p>49.870,24</text:p>
          </table:table-cell>
          <table:table-cell table:number-columns-repeated="16366" table:style-name="ce2"/>
        </table:table-row>
        <table:table-row table:style-name="ro3">
          <table:table-cell office:value-type="float" office:value="1058" table:style-name="ce13">
            <text:p>1058</text:p>
          </table:table-cell>
          <table:table-cell office:value-type="string" table:style-name="ce6">
            <text:p>ETES SOARES ARAUJ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5860.99" table:style-name="ce7">
            <text:p>5.860,99</text:p>
          </table:table-cell>
          <table:table-cell office:value-type="float" office:value="0" table:style-name="ce7">
            <text:p>0,00</text:p>
          </table:table-cell>
          <table:table-cell office:value-type="float" office:value="10577.47" table:style-name="ce7">
            <text:p>10.577,47</text:p>
          </table:table-cell>
          <table:table-cell office:value-type="float" office:value="50592.47" table:style-name="ce7">
            <text:p>50.592,47</text:p>
          </table:table-cell>
          <table:table-cell table:number-columns-repeated="16366" table:style-name="ce2"/>
        </table:table-row>
        <table:table-row table:style-name="ro3">
          <table:table-cell office:value-type="float" office:value="1061" table:style-name="ce13">
            <text:p>1061</text:p>
          </table:table-cell>
          <table:table-cell office:value-type="string" table:style-name="ce6">
            <text:p>EVALDO FRANÇA MARTINELL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.3" table:style-name="ce7">
            <text:p>112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805.85" table:style-name="ce7">
            <text:p>28.805,85</text:p>
          </table:table-cell>
          <table:table-cell office:value-type="float" office:value="67323.739999999991" table:style-name="ce7">
            <text:p>67.323,7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26.0300000000007" table:style-name="ce7">
            <text:p>8.426,03</text:p>
          </table:table-cell>
          <table:table-cell office:value-type="float" office:value="0" table:style-name="ce7">
            <text:p>0,00</text:p>
          </table:table-cell>
          <table:table-cell office:value-type="float" office:value="13142.51" table:style-name="ce7">
            <text:p>13.142,51</text:p>
          </table:table-cell>
          <table:table-cell office:value-type="float" office:value="54181.229999999989" table:style-name="ce7">
            <text:p>54.181,23</text:p>
          </table:table-cell>
          <table:table-cell table:number-columns-repeated="16366" table:style-name="ce2"/>
        </table:table-row>
        <table:table-row table:style-name="ro3">
          <table:table-cell office:value-type="float" office:value="1327" table:style-name="ce13">
            <text:p>1327</text:p>
          </table:table-cell>
          <table:table-cell office:value-type="string" table:style-name="ce6">
            <text:p>EVALDO TEIX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DOMINGOS MARTIN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6945.67" table:style-name="ce7">
            <text:p>26.945,67</text:p>
          </table:table-cell>
          <table:table-cell office:value-type="float" office:value="60634.78" table:style-name="ce7">
            <text:p>60.634,7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11710.32" table:style-name="ce7">
            <text:p>11.710,32</text:p>
          </table:table-cell>
          <table:table-cell office:value-type="float" office:value="48924.46" table:style-name="ce7">
            <text:p>48.924,46</text:p>
          </table:table-cell>
          <table:table-cell table:number-columns-repeated="16366" table:style-name="ce2"/>
        </table:table-row>
        <table:table-row table:style-name="ro3">
          <table:table-cell office:value-type="float" office:value="1063" table:style-name="ce13">
            <text:p>1063</text:p>
          </table:table-cell>
          <table:table-cell office:value-type="string" table:style-name="ce6">
            <text:p>FABIANA FONTANELL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685.73" table:style-name="ce7">
            <text:p>28.685,73</text:p>
          </table:table-cell>
          <table:table-cell office:value-type="float" office:value="67091.319999999992" table:style-name="ce7">
            <text:p>67.091,3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95.15" table:style-name="ce7">
            <text:p>8.395,15</text:p>
          </table:table-cell>
          <table:table-cell office:value-type="float" office:value="0" table:style-name="ce7">
            <text:p>0,00</text:p>
          </table:table-cell>
          <table:table-cell office:value-type="float" office:value="13111.63" table:style-name="ce7">
            <text:p>13.111,63</text:p>
          </table:table-cell>
          <table:table-cell office:value-type="float" office:value="53979.689999999995" table:style-name="ce7">
            <text:p>53.979,69</text:p>
          </table:table-cell>
          <table:table-cell table:number-columns-repeated="16366" table:style-name="ce2"/>
        </table:table-row>
        <table:table-row table:style-name="ro3">
          <table:table-cell office:value-type="float" office:value="1329" table:style-name="ce13">
            <text:p>1329</text:p>
          </table:table-cell>
          <table:table-cell office:value-type="string" table:style-name="ce6">
            <text:p>FÁBIO BAPTISTA DE SOUZ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UQU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168.06" table:style-name="ce7">
            <text:p>30.168,06</text:p>
          </table:table-cell>
          <table:table-cell office:value-type="float" office:value="65878.52" table:style-name="ce7">
            <text:p>65.878,5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3508.060000000005" table:style-name="ce7">
            <text:p>53.508,06</text:p>
          </table:table-cell>
          <table:table-cell table:number-columns-repeated="16366" table:style-name="ce2"/>
        </table:table-row>
        <table:table-row table:style-name="ro3">
          <table:table-cell office:value-type="float" office:value="1322" table:style-name="ce13">
            <text:p>1322</text:p>
          </table:table-cell>
          <table:table-cell office:value-type="string" table:style-name="ce6">
            <text:p>FÁBIO HALMOSY RIBEI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BIRAÇU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72.78" table:style-name="ce7">
            <text:p>30.072,78</text:p>
          </table:table-cell>
          <table:table-cell office:value-type="float" office:value="65783.239999999991" table:style-name="ce7">
            <text:p>65.783,2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380.86" table:style-name="ce7">
            <text:p>6.380,86</text:p>
          </table:table-cell>
          <table:table-cell office:value-type="float" office:value="0" table:style-name="ce7">
            <text:p>0,00</text:p>
          </table:table-cell>
          <table:table-cell office:value-type="float" office:value="11097.34" table:style-name="ce7">
            <text:p>11.097,34</text:p>
          </table:table-cell>
          <table:table-cell office:value-type="float" office:value="54685.899999999994" table:style-name="ce7">
            <text:p>54.685,90</text:p>
          </table:table-cell>
          <table:table-cell table:number-columns-repeated="16366" table:style-name="ce2"/>
        </table:table-row>
        <table:table-row table:style-name="ro3">
          <table:table-cell office:value-type="float" office:value="1467" table:style-name="ce13">
            <text:p>1467</text:p>
          </table:table-cell>
          <table:table-cell office:value-type="string" table:style-name="ce6">
            <text:p>FABIO LANGA DIA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PRESIDENTE KENNEDY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86.639999999999" table:style-name="ce7">
            <text:p>31.186,64</text:p>
          </table:table-cell>
          <table:table-cell office:value-type="float" office:value="69929.119999999995" table:style-name="ce7">
            <text:p>69.929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6724.849999999991" table:style-name="ce7">
            <text:p>56.724,85</text:p>
          </table:table-cell>
          <table:table-cell table:number-columns-repeated="16366" table:style-name="ce2"/>
        </table:table-row>
        <table:table-row table:style-name="ro3">
          <table:table-cell office:value-type="float" office:value="1065" table:style-name="ce13">
            <text:p>1065</text:p>
          </table:table-cell>
          <table:table-cell office:value-type="string" table:style-name="ce6">
            <text:p>FÁBIO VELLO CORRÊ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. FÁBIO VELLO CORRÊ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023.79" table:style-name="ce7">
            <text:p>30.023,79</text:p>
          </table:table-cell>
          <table:table-cell office:value-type="float" office:value="70450.720000000001" table:style-name="ce7">
            <text:p>70.450,72</text:p>
          </table:table-cell>
          <table:table-cell office:value-type="float" office:value="4964.71" table:style-name="ce7">
            <text:p>4.964,71</text:p>
          </table:table-cell>
          <table:table-cell office:value-type="float" office:value="7506.56" table:style-name="ce7">
            <text:p>7.506,56</text:p>
          </table:table-cell>
          <table:table-cell office:value-type="float" office:value="0" table:style-name="ce7">
            <text:p>0,00</text:p>
          </table:table-cell>
          <table:table-cell office:value-type="float" office:value="12471.27" table:style-name="ce7">
            <text:p>12.471,27</text:p>
          </table:table-cell>
          <table:table-cell office:value-type="float" office:value="57979.45" table:style-name="ce7">
            <text:p>57.979,45</text:p>
          </table:table-cell>
          <table:table-cell table:number-columns-repeated="16366" table:style-name="ce2"/>
        </table:table-row>
        <table:table-row table:style-name="ro3">
          <table:table-cell office:value-type="float" office:value="1368" table:style-name="ce13">
            <text:p>1368</text:p>
          </table:table-cell>
          <table:table-cell office:value-type="string" table:style-name="ce6">
            <text:p>FABÍULA DE PAULA SECCHI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.3" table:style-name="ce7">
            <text:p>112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8.799999999999" table:style-name="ce7">
            <text:p>28.538,80</text:p>
          </table:table-cell>
          <table:table-cell office:value-type="float" office:value="62340.210000000006" table:style-name="ce7">
            <text:p>62.340,2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76.86" table:style-name="ce7">
            <text:p>7.076,86</text:p>
          </table:table-cell>
          <table:table-cell office:value-type="float" office:value="0" table:style-name="ce7">
            <text:p>0,00</text:p>
          </table:table-cell>
          <table:table-cell office:value-type="float" office:value="11793.34" table:style-name="ce7">
            <text:p>11.793,34</text:p>
          </table:table-cell>
          <table:table-cell office:value-type="float" office:value="50546.87000000001" table:style-name="ce7">
            <text:p>50.546,87</text:p>
          </table:table-cell>
          <table:table-cell table:number-columns-repeated="16366" table:style-name="ce2"/>
        </table:table-row>
        <table:table-row table:style-name="ro3">
          <table:table-cell office:value-type="float" office:value="1448" table:style-name="ce13">
            <text:p>1448</text:p>
          </table:table-cell>
          <table:table-cell office:value-type="string" table:style-name="ce6">
            <text:p>FABRICIO ADMIRAL SOUZ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5396.639999999999" table:style-name="ce7">
            <text:p>35.396,64</text:p>
          </table:table-cell>
          <table:table-cell office:value-type="float" office:value="74139.12" table:style-name="ce7">
            <text:p>74.139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60934.849999999991" table:style-name="ce7">
            <text:p>60.934,85</text:p>
          </table:table-cell>
          <table:table-cell table:number-columns-repeated="16366" table:style-name="ce2"/>
        </table:table-row>
        <table:table-row table:style-name="ro3">
          <table:table-cell office:value-type="float" office:value="1415" table:style-name="ce13">
            <text:p>1415</text:p>
          </table:table-cell>
          <table:table-cell office:value-type="string" table:style-name="ce6">
            <text:p>FAGNER CRISTIAN ANDRADE RODRIGU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REGIONAL ESPECIAL ITINERAN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28.35" table:style-name="ce7">
            <text:p>1.628,35</text:p>
          </table:table-cell>
          <table:table-cell office:value-type="float" office:value="0" table:style-name="ce7">
            <text:p>0,00</text:p>
          </table:table-cell>
          <table:table-cell office:value-type="float" office:value="-32.76" table:style-name="ce7">
            <text:p>-32,7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662.87" table:style-name="ce7">
            <text:p>29.662,87</text:p>
          </table:table-cell>
          <table:table-cell office:value-type="float" office:value="64947.569999999992" table:style-name="ce7">
            <text:p>64.947,5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45.91" table:style-name="ce7">
            <text:p>7.545,91</text:p>
          </table:table-cell>
          <table:table-cell office:value-type="float" office:value="0" table:style-name="ce7">
            <text:p>0,00</text:p>
          </table:table-cell>
          <table:table-cell office:value-type="float" office:value="12262.39" table:style-name="ce7">
            <text:p>12.262,39</text:p>
          </table:table-cell>
          <table:table-cell office:value-type="float" office:value="52685.179999999993" table:style-name="ce7">
            <text:p>52.685,18</text:p>
          </table:table-cell>
          <table:table-cell table:number-columns-repeated="16366" table:style-name="ce2"/>
        </table:table-row>
        <table:table-row table:style-name="ro3">
          <table:table-cell office:value-type="float" office:value="1478" table:style-name="ce14">
            <text:p>1478</text:p>
          </table:table-cell>
          <table:table-cell office:value-type="string" table:style-name="ce10">
            <text:p>FELIPE AMORIM CASTELLAN</text:p>
          </table:table-cell>
          <table:table-cell office:value-type="string" table:style-name="ce10">
            <text:p>PROMOTOR DE JUSTIÇA SUBSTITUTO</text:p>
          </table:table-cell>
          <table:table-cell office:value-type="string" table:style-name="ce10">
            <text:p>PROCURADORIA GERAL DE JUSTIÇA</text:p>
          </table:table-cell>
          <table:table-cell office:value-type="float" office:value="32004.65" table:style-name="ce11">
            <text:p>32.004,65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29385.74" table:style-name="ce11">
            <text:p>29.385,74</text:p>
          </table:table-cell>
          <table:table-cell office:value-type="float" office:value="61390.39" table:style-name="ce11">
            <text:p>61.390,39</text:p>
          </table:table-cell>
          <table:table-cell office:value-type="float" office:value="4480.6499999999996" table:style-name="ce11">
            <text:p>4.480,65</text:p>
          </table:table-cell>
          <table:table-cell office:value-type="float" office:value="6699.74" table:style-name="ce11">
            <text:p>6.699,74</text:p>
          </table:table-cell>
          <table:table-cell office:value-type="float" office:value="0" table:style-name="ce11">
            <text:p>0,00</text:p>
          </table:table-cell>
          <table:table-cell office:value-type="float" office:value="11180.39" table:style-name="ce11">
            <text:p>11.180,39</text:p>
          </table:table-cell>
          <table:table-cell office:value-type="float" office:value="50210" table:style-name="ce11">
            <text:p>50.210,00</text:p>
          </table:table-cell>
          <table:table-cell table:number-columns-repeated="16366" table:style-name="ce8"/>
        </table:table-row>
        <table:table-row table:style-name="ro3">
          <table:table-cell office:value-type="float" office:value="1466" table:style-name="ce13">
            <text:p>1466</text:p>
          </table:table-cell>
          <table:table-cell office:value-type="string" table:style-name="ce6">
            <text:p>FELIPE PACÍFICO DE OLIVEIRA MARTIN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NOVA VENÉC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294.01" table:style-name="ce7">
            <text:p>3.294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61.279999999999" table:style-name="ce7">
            <text:p>29.361,28</text:p>
          </table:table-cell>
          <table:table-cell office:value-type="float" office:value="66344.399999999994" table:style-name="ce7">
            <text:p>66.344,4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03.97" table:style-name="ce7">
            <text:p>8.003,97</text:p>
          </table:table-cell>
          <table:table-cell office:value-type="float" office:value="0" table:style-name="ce7">
            <text:p>0,00</text:p>
          </table:table-cell>
          <table:table-cell office:value-type="float" office:value="12720.45" table:style-name="ce7">
            <text:p>12.720,45</text:p>
          </table:table-cell>
          <table:table-cell office:value-type="float" office:value="53623.95" table:style-name="ce7">
            <text:p>53.623,95</text:p>
          </table:table-cell>
          <table:table-cell table:number-columns-repeated="16366" table:style-name="ce2"/>
        </table:table-row>
        <table:table-row table:style-name="ro3">
          <table:table-cell office:value-type="float" office:value="1066" table:style-name="ce13">
            <text:p>1066</text:p>
          </table:table-cell>
          <table:table-cell office:value-type="string" table:style-name="ce6">
            <text:p>FERNANDO ANTONIO BERMUDES MAT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420" table:style-name="ce13">
            <text:p>1420</text:p>
          </table:table-cell>
          <table:table-cell office:value-type="string" table:style-name="ce6">
            <text:p>FERNANDO CESAR FERREIRA PETRUNGA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22.1" table:style-name="ce7">
            <text:p>28.922,10</text:p>
          </table:table-cell>
          <table:table-cell office:value-type="float" office:value="65306.34" table:style-name="ce7">
            <text:p>65.306,3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39.27" table:style-name="ce7">
            <text:p>7.839,27</text:p>
          </table:table-cell>
          <table:table-cell office:value-type="float" office:value="0" table:style-name="ce7">
            <text:p>0,00</text:p>
          </table:table-cell>
          <table:table-cell office:value-type="float" office:value="12555.75" table:style-name="ce7">
            <text:p>12.555,75</text:p>
          </table:table-cell>
          <table:table-cell office:value-type="float" office:value="52750.59" table:style-name="ce7">
            <text:p>52.750,59</text:p>
          </table:table-cell>
          <table:table-cell table:number-columns-repeated="16366" table:style-name="ce2"/>
        </table:table-row>
        <table:table-row table:style-name="ro3">
          <table:table-cell office:value-type="float" office:value="1068" table:style-name="ce13">
            <text:p>1068</text:p>
          </table:table-cell>
          <table:table-cell office:value-type="string" table:style-name="ce6">
            <text:p>FERNANDO HENRIQUE CAMPOS RAM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895.99" table:style-name="ce7">
            <text:p>32.895,99</text:p>
          </table:table-cell>
          <table:table-cell office:value-type="float" office:value="71638.47" table:style-name="ce7">
            <text:p>71.638,4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8434.2" table:style-name="ce7">
            <text:p>58.434,20</text:p>
          </table:table-cell>
          <table:table-cell table:number-columns-repeated="16366" table:style-name="ce2"/>
        </table:table-row>
        <table:table-row table:style-name="ro3">
          <table:table-cell office:value-type="float" office:value="1069" table:style-name="ce13">
            <text:p>1069</text:p>
          </table:table-cell>
          <table:table-cell office:value-type="string" table:style-name="ce6">
            <text:p>FERNANDO JOSÉ LIRA DE ALMEI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.3" table:style-name="ce7">
            <text:p>112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7563.18" table:style-name="ce7">
            <text:p>27.563,18</text:p>
          </table:table-cell>
          <table:table-cell office:value-type="float" office:value="66081.070000000007" table:style-name="ce7">
            <text:p>66.081,0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26.0300000000007" table:style-name="ce7">
            <text:p>8.426,03</text:p>
          </table:table-cell>
          <table:table-cell office:value-type="float" office:value="0" table:style-name="ce7">
            <text:p>0,00</text:p>
          </table:table-cell>
          <table:table-cell office:value-type="float" office:value="13142.51" table:style-name="ce7">
            <text:p>13.142,51</text:p>
          </table:table-cell>
          <table:table-cell office:value-type="float" office:value="52938.560000000005" table:style-name="ce7">
            <text:p>52.938,56</text:p>
          </table:table-cell>
          <table:table-cell table:number-columns-repeated="16366" table:style-name="ce2"/>
        </table:table-row>
        <table:table-row table:style-name="ro3">
          <table:table-cell office:value-type="float" office:value="1353" table:style-name="ce13">
            <text:p>1353</text:p>
          </table:table-cell>
          <table:table-cell office:value-type="string" table:style-name="ce6">
            <text:p>FLÁVIA VAREJÃO ROSSONI E GAM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347.6" table:style-name="ce7">
            <text:p>1.347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933.91" table:style-name="ce7">
            <text:p>27.933,91</text:p>
          </table:table-cell>
          <table:table-cell office:value-type="float" office:value="62970.619999999995" table:style-name="ce7">
            <text:p>62.970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68.7" table:style-name="ce7">
            <text:p>7.468,70</text:p>
          </table:table-cell>
          <table:table-cell office:value-type="float" office:value="0" table:style-name="ce7">
            <text:p>0,00</text:p>
          </table:table-cell>
          <table:table-cell office:value-type="float" office:value="12185.18" table:style-name="ce7">
            <text:p>12.185,18</text:p>
          </table:table-cell>
          <table:table-cell office:value-type="float" office:value="50785.439999999995" table:style-name="ce7">
            <text:p>50.785,44</text:p>
          </table:table-cell>
          <table:table-cell table:number-columns-repeated="16366" table:style-name="ce2"/>
        </table:table-row>
        <table:table-row table:style-name="ro3">
          <table:table-cell office:value-type="float" office:value="1470" table:style-name="ce13">
            <text:p>1470</text:p>
          </table:table-cell>
          <table:table-cell office:value-type="string" table:style-name="ce6">
            <text:p>FLÁVIO CAMPOS DIAS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106.68" table:style-name="ce7">
            <text:p>106,68</text:p>
          </table:table-cell>
          <table:table-cell office:value-type="float" office:value="0" table:style-name="ce7">
            <text:p>0,00</text:p>
          </table:table-cell>
          <table:table-cell office:value-type="float" office:value="8.89" table:style-name="ce7">
            <text:p>8,8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051.93" table:style-name="ce7">
            <text:p>27.051,93</text:p>
          </table:table-cell>
          <table:table-cell office:value-type="float" office:value="59172.15" table:style-name="ce7">
            <text:p>59.172,15</text:p>
          </table:table-cell>
          <table:table-cell office:value-type="float" office:value="3074.24" table:style-name="ce7">
            <text:p>3.074,24</text:p>
          </table:table-cell>
          <table:table-cell office:value-type="float" office:value="7118.28" table:style-name="ce7">
            <text:p>7.118,28</text:p>
          </table:table-cell>
          <table:table-cell office:value-type="float" office:value="0" table:style-name="ce7">
            <text:p>0,00</text:p>
          </table:table-cell>
          <table:table-cell office:value-type="float" office:value="10192.52" table:style-name="ce7">
            <text:p>10.192,52</text:p>
          </table:table-cell>
          <table:table-cell office:value-type="float" office:value="48979.630000000005" table:style-name="ce7">
            <text:p>48.979,63</text:p>
          </table:table-cell>
          <table:table-cell table:number-columns-repeated="16366" table:style-name="ce2"/>
        </table:table-row>
        <table:table-row table:style-name="ro3">
          <table:table-cell office:value-type="float" office:value="1303" table:style-name="ce13">
            <text:p>1303</text:p>
          </table:table-cell>
          <table:table-cell office:value-type="string" table:style-name="ce6">
            <text:p>FLÁVIO DE SOUZA SAN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347.6" table:style-name="ce7">
            <text:p>1.347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896.01" table:style-name="ce7">
            <text:p>30.896,01</text:p>
          </table:table-cell>
          <table:table-cell office:value-type="float" office:value="65932.72" table:style-name="ce7">
            <text:p>65.932,7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68.7" table:style-name="ce7">
            <text:p>7.468,70</text:p>
          </table:table-cell>
          <table:table-cell office:value-type="float" office:value="0" table:style-name="ce7">
            <text:p>0,00</text:p>
          </table:table-cell>
          <table:table-cell office:value-type="float" office:value="12185.18" table:style-name="ce7">
            <text:p>12.185,18</text:p>
          </table:table-cell>
          <table:table-cell office:value-type="float" office:value="53747.54" table:style-name="ce7">
            <text:p>53.747,54</text:p>
          </table:table-cell>
          <table:table-cell table:number-columns-repeated="16366" table:style-name="ce2"/>
        </table:table-row>
        <table:table-row table:style-name="ro3">
          <table:table-cell office:value-type="float" office:value="1382" table:style-name="ce13">
            <text:p>1382</text:p>
          </table:table-cell>
          <table:table-cell office:value-type="string" table:style-name="ce6">
            <text:p>FLÁVIO GUIMARÃES TANNUR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954.55" table:style-name="ce7">
            <text:p>954,55</text:p>
          </table:table-cell>
          <table:table-cell office:value-type="float" office:value="0" table:style-name="ce7">
            <text:p>0,00</text:p>
          </table:table-cell>
          <table:table-cell office:value-type="float" office:value="4.68" table:style-name="ce7">
            <text:p>4,6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39.66" table:style-name="ce7">
            <text:p>28.139,66</text:p>
          </table:table-cell>
          <table:table-cell office:value-type="float" office:value="62788" table:style-name="ce7">
            <text:p>62.788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09.77" table:style-name="ce7">
            <text:p>7.309,77</text:p>
          </table:table-cell>
          <table:table-cell office:value-type="float" office:value="0" table:style-name="ce7">
            <text:p>0,00</text:p>
          </table:table-cell>
          <table:table-cell office:value-type="float" office:value="12026.25" table:style-name="ce7">
            <text:p>12.026,25</text:p>
          </table:table-cell>
          <table:table-cell office:value-type="float" office:value="50761.75" table:style-name="ce7">
            <text:p>50.761,75</text:p>
          </table:table-cell>
          <table:table-cell table:number-columns-repeated="16366" table:style-name="ce2"/>
        </table:table-row>
        <table:table-row table:style-name="ro3">
          <table:table-cell office:value-type="float" office:value="1071" table:style-name="ce13">
            <text:p>1071</text:p>
          </table:table-cell>
          <table:table-cell office:value-type="string" table:style-name="ce6">
            <text:p>FLORÊNCIO IZIDORO HERZOG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276.45" table:style-name="ce7">
            <text:p>31.276,45</text:p>
          </table:table-cell>
          <table:table-cell office:value-type="float" office:value="73163.34" table:style-name="ce7">
            <text:p>73.163,3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52.5" table:style-name="ce7">
            <text:p>9.352,50</text:p>
          </table:table-cell>
          <table:table-cell office:value-type="float" office:value="0" table:style-name="ce7">
            <text:p>0,00</text:p>
          </table:table-cell>
          <table:table-cell office:value-type="float" office:value="14068.98" table:style-name="ce7">
            <text:p>14.068,98</text:p>
          </table:table-cell>
          <table:table-cell office:value-type="float" office:value="59094.36" table:style-name="ce7">
            <text:p>59.094,36</text:p>
          </table:table-cell>
          <table:table-cell table:number-columns-repeated="16366" table:style-name="ce2"/>
        </table:table-row>
        <table:table-row table:style-name="ro3">
          <table:table-cell office:value-type="float" office:value="1347" table:style-name="ce13">
            <text:p>1347</text:p>
          </table:table-cell>
          <table:table-cell office:value-type="string" table:style-name="ce10">
            <text:p>FRANCISCO MARTÍNEZ BERDEAL</text:p>
          </table:table-cell>
          <table:table-cell office:value-type="string" table:style-name="ce10">
            <text:p>SECRETARIO GERAL</text:p>
          </table:table-cell>
          <table:table-cell office:value-type="string" table:style-name="ce10">
            <text:p>SECRETARIA-GERAL DO GABINETE DO PGJ</text:p>
          </table:table-cell>
          <table:table-cell office:value-type="float" office:value="33689.11" table:style-name="ce11">
            <text:p>33.689,11</text:p>
          </table:table-cell>
          <table:table-cell office:value-type="float" office:value="5053.37" table:style-name="ce11">
            <text:p>5.053,37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32052.97" table:style-name="ce11">
            <text:p>32.052,97</text:p>
          </table:table-cell>
          <table:table-cell office:value-type="float" office:value="70795.450000000012" table:style-name="ce11">
            <text:p>70.795,45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8487.7900000000009" table:style-name="ce11">
            <text:p>8.487,79</text:p>
          </table:table-cell>
          <table:table-cell office:value-type="float" office:value="0" table:style-name="ce11">
            <text:p>0,00</text:p>
          </table:table-cell>
          <table:table-cell office:value-type="float" office:value="13204.27" table:style-name="ce11">
            <text:p>13.204,27</text:p>
          </table:table-cell>
          <table:table-cell office:value-type="float" office:value="57591.180000000008" table:style-name="ce11">
            <text:p>57.591,18</text:p>
          </table:table-cell>
          <table:table-cell table:number-columns-repeated="16366" table:style-name="ce2"/>
        </table:table-row>
        <table:table-row table:style-name="ro3">
          <table:table-cell office:value-type="float" office:value="1387" table:style-name="ce13">
            <text:p>1387</text:p>
          </table:table-cell>
          <table:table-cell office:value-type="string" table:style-name="ce6">
            <text:p>FRANKLIN GUSTAVO BOTELHO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807.48" table:style-name="ce7">
            <text:p>2.807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44.14" table:style-name="ce7">
            <text:p>29.344,14</text:p>
          </table:table-cell>
          <table:table-cell office:value-type="float" office:value="65840.73000000001" table:style-name="ce7">
            <text:p>65.840,73</text:p>
          </table:table-cell>
          <table:table-cell office:value-type="float" office:value="6400.94" table:style-name="ce7">
            <text:p>6.400,94</text:p>
          </table:table-cell>
          <table:table-cell office:value-type="float" office:value="7354.81" table:style-name="ce7">
            <text:p>7.354,81</text:p>
          </table:table-cell>
          <table:table-cell office:value-type="float" office:value="0" table:style-name="ce7">
            <text:p>0,00</text:p>
          </table:table-cell>
          <table:table-cell office:value-type="float" office:value="13755.75" table:style-name="ce7">
            <text:p>13.755,75</text:p>
          </table:table-cell>
          <table:table-cell office:value-type="float" office:value="52084.98000000001" table:style-name="ce7">
            <text:p>52.084,98</text:p>
          </table:table-cell>
          <table:table-cell table:number-columns-repeated="16366" table:style-name="ce2"/>
        </table:table-row>
        <table:table-row table:style-name="ro3">
          <table:table-cell office:value-type="float" office:value="1472" table:style-name="ce13">
            <text:p>1472</text:p>
          </table:table-cell>
          <table:table-cell office:value-type="string" table:style-name="ce6">
            <text:p>GABRIEL HERINGER DE MENDONÇA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2667" table:style-name="ce7">
            <text:p>2.667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005.86" table:style-name="ce7">
            <text:p>28.005,86</text:p>
          </table:table-cell>
          <table:table-cell office:value-type="float" office:value="62677.51" table:style-name="ce7">
            <text:p>62.677,51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433.17" table:style-name="ce7">
            <text:p>7.433,17</text:p>
          </table:table-cell>
          <table:table-cell office:value-type="float" office:value="0" table:style-name="ce7">
            <text:p>0,00</text:p>
          </table:table-cell>
          <table:table-cell office:value-type="float" office:value="11913.82" table:style-name="ce7">
            <text:p>11.913,82</text:p>
          </table:table-cell>
          <table:table-cell office:value-type="float" office:value="50763.69" table:style-name="ce7">
            <text:p>50.763,69</text:p>
          </table:table-cell>
          <table:table-cell table:number-columns-repeated="16366" table:style-name="ce2"/>
        </table:table-row>
        <table:table-row table:style-name="ro3">
          <table:table-cell office:value-type="float" office:value="1452" table:style-name="ce13">
            <text:p>1452</text:p>
          </table:table-cell>
          <table:table-cell office:value-type="string" table:style-name="ce6">
            <text:p>GABRIELLA CANDIDO CARDOS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84.46" table:style-name="ce7">
            <text:p>1.684,4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16.1" table:style-name="ce7">
            <text:p>28.716,10</text:p>
          </table:table-cell>
          <table:table-cell office:value-type="float" office:value="64089.67" table:style-name="ce7">
            <text:p>64.089,6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61.34" table:style-name="ce7">
            <text:p>7.561,34</text:p>
          </table:table-cell>
          <table:table-cell office:value-type="float" office:value="0" table:style-name="ce7">
            <text:p>0,00</text:p>
          </table:table-cell>
          <table:table-cell office:value-type="float" office:value="12277.82" table:style-name="ce7">
            <text:p>12.277,82</text:p>
          </table:table-cell>
          <table:table-cell office:value-type="float" office:value="51811.85" table:style-name="ce7">
            <text:p>51.811,85</text:p>
          </table:table-cell>
          <table:table-cell table:number-columns-repeated="16366" table:style-name="ce2"/>
        </table:table-row>
        <table:table-row table:style-name="ro3">
          <table:table-cell office:value-type="float" office:value="1292" table:style-name="ce13">
            <text:p>1292</text:p>
          </table:table-cell>
          <table:table-cell office:value-type="string" table:style-name="ce6">
            <text:p>GENÉSIO JOSÉ BRAGANÇ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73.8" table:style-name="ce7">
            <text:p>673,8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974.95" table:style-name="ce7">
            <text:p>27.974,95</text:p>
          </table:table-cell>
          <table:table-cell office:value-type="float" office:value="62337.86" table:style-name="ce7">
            <text:p>62.337,8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83.41" table:style-name="ce7">
            <text:p>7.283,41</text:p>
          </table:table-cell>
          <table:table-cell office:value-type="float" office:value="0" table:style-name="ce7">
            <text:p>0,00</text:p>
          </table:table-cell>
          <table:table-cell office:value-type="float" office:value="11999.89" table:style-name="ce7">
            <text:p>11.999,89</text:p>
          </table:table-cell>
          <table:table-cell office:value-type="float" office:value="50337.97" table:style-name="ce7">
            <text:p>50.337,97</text:p>
          </table:table-cell>
          <table:table-cell table:number-columns-repeated="16366" table:style-name="ce2"/>
        </table:table-row>
        <table:table-row table:style-name="ro3">
          <table:table-cell office:value-type="float" office:value="1401" table:style-name="ce13">
            <text:p>1401</text:p>
          </table:table-cell>
          <table:table-cell office:value-type="string" table:style-name="ce6">
            <text:p>GEORGIA OCKÉ MENEZES FER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REGIONAL ESPECIAL ITINERAN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24.6" table:style-name="ce7">
            <text:p>224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5.22" table:style-name="ce7">
            <text:p>28.345,22</text:p>
          </table:table-cell>
          <table:table-cell office:value-type="float" office:value="62258.93" table:style-name="ce7">
            <text:p>62.258,9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159.88" table:style-name="ce7">
            <text:p>7.159,88</text:p>
          </table:table-cell>
          <table:table-cell office:value-type="float" office:value="0" table:style-name="ce7">
            <text:p>0,00</text:p>
          </table:table-cell>
          <table:table-cell office:value-type="float" office:value="11876.36" table:style-name="ce7">
            <text:p>11.876,36</text:p>
          </table:table-cell>
          <table:table-cell office:value-type="float" office:value="50382.57" table:style-name="ce7">
            <text:p>50.382,57</text:p>
          </table:table-cell>
          <table:table-cell table:number-columns-repeated="16366" table:style-name="ce2"/>
        </table:table-row>
        <table:table-row table:style-name="ro3">
          <table:table-cell office:value-type="float" office:value="1075" table:style-name="ce13">
            <text:p>1075</text:p>
          </table:table-cell>
          <table:table-cell office:value-type="string" table:style-name="ce6">
            <text:p>GERALDO MARQUES VASCONCELOS DE ABREU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ECOPORANG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161.14" table:style-name="ce7">
            <text:p>29.161,14</text:p>
          </table:table-cell>
          <table:table-cell office:value-type="float" office:value="69588.08" table:style-name="ce7">
            <text:p>69.588,0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951.02" table:style-name="ce7">
            <text:p>8.951,02</text:p>
          </table:table-cell>
          <table:table-cell office:value-type="float" office:value="0" table:style-name="ce7">
            <text:p>0,00</text:p>
          </table:table-cell>
          <table:table-cell office:value-type="float" office:value="13667.5" table:style-name="ce7">
            <text:p>13.667,50</text:p>
          </table:table-cell>
          <table:table-cell office:value-type="float" office:value="55920.58" table:style-name="ce7">
            <text:p>55.920,58</text:p>
          </table:table-cell>
          <table:table-cell table:number-columns-repeated="16366" table:style-name="ce2"/>
        </table:table-row>
        <table:table-row table:style-name="ro3">
          <table:table-cell office:value-type="float" office:value="1307" table:style-name="ce13">
            <text:p>1307</text:p>
          </table:table-cell>
          <table:table-cell office:value-type="string" table:style-name="ce6">
            <text:p>GIANNA BASTOS SAADE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98.4" table:style-name="ce7">
            <text:p>898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39.66" table:style-name="ce7">
            <text:p>28.139,66</text:p>
          </table:table-cell>
          <table:table-cell office:value-type="float" office:value="62727.17" table:style-name="ce7">
            <text:p>62.727,1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45.17" table:style-name="ce7">
            <text:p>7.345,17</text:p>
          </table:table-cell>
          <table:table-cell office:value-type="float" office:value="0" table:style-name="ce7">
            <text:p>0,00</text:p>
          </table:table-cell>
          <table:table-cell office:value-type="float" office:value="12061.65" table:style-name="ce7">
            <text:p>12.061,65</text:p>
          </table:table-cell>
          <table:table-cell office:value-type="float" office:value="50665.52" table:style-name="ce7">
            <text:p>50.665,52</text:p>
          </table:table-cell>
          <table:table-cell table:number-columns-repeated="16366" table:style-name="ce2"/>
        </table:table-row>
        <table:table-row table:style-name="ro3">
          <table:table-cell office:value-type="float" office:value="1077" table:style-name="ce13">
            <text:p>1077</text:p>
          </table:table-cell>
          <table:table-cell office:value-type="string" table:style-name="ce6">
            <text:p>GILBERTO MORELLI LIM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268.35" table:style-name="ce7">
            <text:p>54.268,35</text:p>
          </table:table-cell>
          <table:table-cell table:number-columns-repeated="16366" table:style-name="ce2"/>
        </table:table-row>
        <table:table-row table:style-name="ro3">
          <table:table-cell office:value-type="float" office:value="1078" table:style-name="ce13">
            <text:p>1078</text:p>
          </table:table-cell>
          <table:table-cell office:value-type="string" table:style-name="ce6">
            <text:p>GILSÉIA MARIA DE OLI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49.72999999999999" table:style-name="ce7">
            <text:p>149,73</text:p>
          </table:table-cell>
          <table:table-cell office:value-type="float" office:value="0" table:style-name="ce7">
            <text:p>0,00</text:p>
          </table:table-cell>
          <table:table-cell office:value-type="float" office:value="12.48" table:style-name="ce7">
            <text:p>12,48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628.81" table:style-name="ce7">
            <text:p>28.628,81</text:p>
          </table:table-cell>
          <table:table-cell office:value-type="float" office:value="67196.61" table:style-name="ce7">
            <text:p>67.196,6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39.75" table:style-name="ce7">
            <text:p>8.439,75</text:p>
          </table:table-cell>
          <table:table-cell office:value-type="float" office:value="0" table:style-name="ce7">
            <text:p>0,00</text:p>
          </table:table-cell>
          <table:table-cell office:value-type="float" office:value="13156.23" table:style-name="ce7">
            <text:p>13.156,23</text:p>
          </table:table-cell>
          <table:table-cell office:value-type="float" office:value="54040.380000000005" table:style-name="ce7">
            <text:p>54.040,38</text:p>
          </table:table-cell>
          <table:table-cell table:number-columns-repeated="16366" table:style-name="ce2"/>
        </table:table-row>
        <table:table-row table:style-name="ro3">
          <table:table-cell office:value-type="float" office:value="1299" table:style-name="ce13">
            <text:p>1299</text:p>
          </table:table-cell>
          <table:table-cell office:value-type="string" table:style-name="ce6">
            <text:p>GINO MARTINS BORGES BAS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GUAÇU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28" table:style-name="ce7">
            <text:p>28.428,00</text:p>
          </table:table-cell>
          <table:table-cell office:value-type="float" office:value="64138.46" table:style-name="ce7">
            <text:p>64.138,4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1768" table:style-name="ce7">
            <text:p>51.768,00</text:p>
          </table:table-cell>
          <table:table-cell table:number-columns-repeated="16366" table:style-name="ce2"/>
        </table:table-row>
        <table:table-row table:style-name="ro3">
          <table:table-cell office:value-type="float" office:value="1390" table:style-name="ce13">
            <text:p>1390</text:p>
          </table:table-cell>
          <table:table-cell office:value-type="string" table:style-name="ce6">
            <text:p>GISELLE DE ALBERNAZ M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-336.9" table:style-name="ce7">
            <text:p>-336,90</text:p>
          </table:table-cell>
          <table:table-cell office:value-type="float" office:value="0" table:style-name="ce7">
            <text:p>0,00</text:p>
          </table:table-cell>
          <table:table-cell office:value-type="float" office:value="-28.07" table:style-name="ce7">
            <text:p>-28,0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519.7" table:style-name="ce7">
            <text:p>27.519,70</text:p>
          </table:table-cell>
          <table:table-cell office:value-type="float" office:value="60843.839999999997" table:style-name="ce7">
            <text:p>60.843,8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05.47" table:style-name="ce7">
            <text:p>7.005,47</text:p>
          </table:table-cell>
          <table:table-cell office:value-type="float" office:value="0" table:style-name="ce7">
            <text:p>0,00</text:p>
          </table:table-cell>
          <table:table-cell office:value-type="float" office:value="11721.95" table:style-name="ce7">
            <text:p>11.721,95</text:p>
          </table:table-cell>
          <table:table-cell office:value-type="float" office:value="49121.89" table:style-name="ce7">
            <text:p>49.121,89</text:p>
          </table:table-cell>
          <table:table-cell table:number-columns-repeated="16366" table:style-name="ce2"/>
        </table:table-row>
        <table:table-row table:style-name="ro3">
          <table:table-cell office:value-type="float" office:value="1291" table:style-name="ce13">
            <text:p>1291</text:p>
          </table:table-cell>
          <table:table-cell office:value-type="string" table:style-name="ce6">
            <text:p>GLAUCIA BORGES VALADÃO MADO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93.81" table:style-name="ce7">
            <text:p>30.093,81</text:p>
          </table:table-cell>
          <table:table-cell office:value-type="float" office:value="67264.22" table:style-name="ce7">
            <text:p>67.264,2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55.47" table:style-name="ce7">
            <text:p>8.055,47</text:p>
          </table:table-cell>
          <table:table-cell office:value-type="float" office:value="0" table:style-name="ce7">
            <text:p>0,00</text:p>
          </table:table-cell>
          <table:table-cell office:value-type="float" office:value="12771.95" table:style-name="ce7">
            <text:p>12.771,95</text:p>
          </table:table-cell>
          <table:table-cell office:value-type="float" office:value="54492.270000000004" table:style-name="ce7">
            <text:p>54.492,27</text:p>
          </table:table-cell>
          <table:table-cell table:number-columns-repeated="16366" table:style-name="ce2"/>
        </table:table-row>
        <table:table-row table:style-name="ro3">
          <table:table-cell office:value-type="float" office:value="1378" table:style-name="ce13">
            <text:p>1378</text:p>
          </table:table-cell>
          <table:table-cell office:value-type="string" table:style-name="ce6">
            <text:p>GRAZIELA ARGENTA ZANE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21" table:style-name="ce7">
            <text:p>3.481,21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457.7" table:style-name="ce7">
            <text:p>31.457,70</text:p>
          </table:table-cell>
          <table:table-cell office:value-type="float" office:value="68637.38" table:style-name="ce7">
            <text:p>68.637,3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58.02" table:style-name="ce7">
            <text:p>8.058,02</text:p>
          </table:table-cell>
          <table:table-cell office:value-type="float" office:value="0" table:style-name="ce7">
            <text:p>0,00</text:p>
          </table:table-cell>
          <table:table-cell office:value-type="float" office:value="12774.5" table:style-name="ce7">
            <text:p>12.774,50</text:p>
          </table:table-cell>
          <table:table-cell office:value-type="float" office:value="55862.880000000005" table:style-name="ce7">
            <text:p>55.862,88</text:p>
          </table:table-cell>
          <table:table-cell table:number-columns-repeated="16366" table:style-name="ce2"/>
        </table:table-row>
        <table:table-row table:style-name="ro3">
          <table:table-cell office:value-type="float" office:value="1468" table:style-name="ce13">
            <text:p>1468</text:p>
          </table:table-cell>
          <table:table-cell office:value-type="string" table:style-name="ce6">
            <text:p>GRAZIELLA MARIA DEPRÁ B. GADELH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JAGUARÉ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794.07" table:style-name="ce7">
            <text:p>6.794,0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2073.77" table:style-name="ce7">
            <text:p>72.073,7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1189.8599999999999" table:style-name="ce7">
            <text:p>1.189,86</text:p>
          </table:table-cell>
          <table:table-cell office:value-type="float" office:value="14545.61" table:style-name="ce7">
            <text:p>14.545,61</text:p>
          </table:table-cell>
          <table:table-cell office:value-type="float" office:value="57528.160000000003" table:style-name="ce7">
            <text:p>57.528,16</text:p>
          </table:table-cell>
          <table:table-cell table:number-columns-repeated="16366" table:style-name="ce8"/>
        </table:table-row>
        <table:table-row table:style-name="ro3">
          <table:table-cell office:value-type="float" office:value="1462" table:style-name="ce13">
            <text:p>1462</text:p>
          </table:table-cell>
          <table:table-cell office:value-type="string" table:style-name="ce6">
            <text:p>GUSTAVO MICHELSEM MONTEIRO DE BARR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PEDRO CANÁRI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01.85" table:style-name="ce7">
            <text:p>7.601,85</text:p>
          </table:table-cell>
          <table:table-cell office:value-type="float" office:value="0" table:style-name="ce7">
            <text:p>0,00</text:p>
          </table:table-cell>
          <table:table-cell office:value-type="float" office:value="12318.33" table:style-name="ce7">
            <text:p>12.318,33</text:p>
          </table:table-cell>
          <table:table-cell office:value-type="float" office:value="52355.289999999994" table:style-name="ce7">
            <text:p>52.355,29</text:p>
          </table:table-cell>
          <table:table-cell table:number-columns-repeated="16366" table:style-name="ce2"/>
        </table:table-row>
        <table:table-row table:style-name="ro3">
          <table:table-cell office:value-type="float" office:value="1133" table:style-name="ce13">
            <text:p>1133</text:p>
          </table:table-cell>
          <table:table-cell office:value-type="string" table:style-name="ce6">
            <text:p>GUSTAVO MODENESI MARTINS DA CUNHA</text:p>
          </table:table-cell>
          <table:table-cell office:value-type="string" table:style-name="ce6">
            <text:p>SUBCORREGEDOR GERAL MP-ES</text:p>
          </table:table-cell>
          <table:table-cell office:value-type="string" table:style-name="ce6">
            <text:p>CORREGEDORIA GERAL DO MINISTÉRIO PÚBLIC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73577.040000000008" table:style-name="ce7">
            <text:p>73.577,04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1488.23" table:style-name="ce7">
            <text:p>1.488,23</text:p>
          </table:table-cell>
          <table:table-cell office:value-type="float" office:value="14971.81" table:style-name="ce7">
            <text:p>14.971,81</text:p>
          </table:table-cell>
          <table:table-cell office:value-type="float" office:value="58605.23000000001" table:style-name="ce7">
            <text:p>58.605,23</text:p>
          </table:table-cell>
          <table:table-cell table:number-columns-repeated="16366" table:style-name="ce2"/>
        </table:table-row>
        <table:table-row table:style-name="ro3">
          <table:table-cell office:value-type="float" office:value="1394" table:style-name="ce13">
            <text:p>1394</text:p>
          </table:table-cell>
          <table:table-cell office:value-type="string" table:style-name="ce6">
            <text:p>GUSTAVO PADILHA RO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720.51" table:style-name="ce7">
            <text:p>720,51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46.87" table:style-name="ce7">
            <text:p>29.246,87</text:p>
          </table:table-cell>
          <table:table-cell office:value-type="float" office:value="63665.850000000006" table:style-name="ce7">
            <text:p>63.665,8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46.7" table:style-name="ce7">
            <text:p>7.246,70</text:p>
          </table:table-cell>
          <table:table-cell office:value-type="float" office:value="0" table:style-name="ce7">
            <text:p>0,00</text:p>
          </table:table-cell>
          <table:table-cell office:value-type="float" office:value="11963.18" table:style-name="ce7">
            <text:p>11.963,18</text:p>
          </table:table-cell>
          <table:table-cell office:value-type="float" office:value="51702.670000000006" table:style-name="ce7">
            <text:p>51.702,67</text:p>
          </table:table-cell>
          <table:table-cell table:number-columns-repeated="16366" table:style-name="ce2"/>
        </table:table-row>
        <table:table-row table:style-name="ro3">
          <table:table-cell office:value-type="float" office:value="1080" table:style-name="ce13">
            <text:p>1080</text:p>
          </table:table-cell>
          <table:table-cell office:value-type="string" table:style-name="ce6">
            <text:p>GUSTAVO SENNA MIRAN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58.85" table:style-name="ce7">
            <text:p>5.558,85</text:p>
          </table:table-cell>
          <table:table-cell office:value-type="float" office:value="0" table:style-name="ce7">
            <text:p>0,00</text:p>
          </table:table-cell>
          <table:table-cell office:value-type="float" office:value="224.6" table:style-name="ce7">
            <text:p>224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580.85" table:style-name="ce7">
            <text:p>29.580,85</text:p>
          </table:table-cell>
          <table:table-cell office:value-type="float" office:value="69053.41" table:style-name="ce7">
            <text:p>69.053,4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88.57" table:style-name="ce7">
            <text:p>8.688,57</text:p>
          </table:table-cell>
          <table:table-cell office:value-type="float" office:value="0" table:style-name="ce7">
            <text:p>0,00</text:p>
          </table:table-cell>
          <table:table-cell office:value-type="float" office:value="13405.05" table:style-name="ce7">
            <text:p>13.405,05</text:p>
          </table:table-cell>
          <table:table-cell office:value-type="float" office:value="55648.36" table:style-name="ce7">
            <text:p>55.648,36</text:p>
          </table:table-cell>
          <table:table-cell table:number-columns-repeated="16366" table:style-name="ce2"/>
        </table:table-row>
        <table:table-row table:style-name="ro3">
          <table:table-cell office:value-type="float" office:value="1423" table:style-name="ce13">
            <text:p>1423</text:p>
          </table:table-cell>
          <table:table-cell office:value-type="string" table:style-name="ce6">
            <text:p>GUSTHAVO RIBEIRO BACELLA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PIÚM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593.55" table:style-name="ce7">
            <text:p>3.593,5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815.79" table:style-name="ce7">
            <text:p>30.815,79</text:p>
          </table:table-cell>
          <table:table-cell office:value-type="float" office:value="68098.450000000012" table:style-name="ce7">
            <text:p>68.098,4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86.34" table:style-name="ce7">
            <text:p>8.086,34</text:p>
          </table:table-cell>
          <table:table-cell office:value-type="float" office:value="0" table:style-name="ce7">
            <text:p>0,00</text:p>
          </table:table-cell>
          <table:table-cell office:value-type="float" office:value="12802.82" table:style-name="ce7">
            <text:p>12.802,82</text:p>
          </table:table-cell>
          <table:table-cell office:value-type="float" office:value="55295.630000000012" table:style-name="ce7">
            <text:p>55.295,63</text:p>
          </table:table-cell>
          <table:table-cell table:number-columns-repeated="16366" table:style-name="ce2"/>
        </table:table-row>
        <table:table-row table:style-name="ro3">
          <table:table-cell office:value-type="float" office:value="1425" table:style-name="ce13">
            <text:p>1425</text:p>
          </table:table-cell>
          <table:table-cell office:value-type="string" table:style-name="ce6">
            <text:p>HELAINE DA SILVA PIMENTEL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61.5" table:style-name="ce7">
            <text:p>561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92.28" table:style-name="ce7">
            <text:p>28.592,28</text:p>
          </table:table-cell>
          <table:table-cell office:value-type="float" office:value="62842.89" table:style-name="ce7">
            <text:p>62.842,8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52.53" table:style-name="ce7">
            <text:p>7.252,53</text:p>
          </table:table-cell>
          <table:table-cell office:value-type="float" office:value="0" table:style-name="ce7">
            <text:p>0,00</text:p>
          </table:table-cell>
          <table:table-cell office:value-type="float" office:value="11969.01" table:style-name="ce7">
            <text:p>11.969,01</text:p>
          </table:table-cell>
          <table:table-cell office:value-type="float" office:value="50873.88" table:style-name="ce7">
            <text:p>50.873,88</text:p>
          </table:table-cell>
          <table:table-cell table:number-columns-repeated="16366" table:style-name="ce2"/>
        </table:table-row>
        <table:table-row table:style-name="ro3">
          <table:table-cell office:value-type="float" office:value="1440" table:style-name="ce13">
            <text:p>1440</text:p>
          </table:table-cell>
          <table:table-cell office:value-type="string" table:style-name="ce6">
            <text:p>HELDER MAGEVSKI DE AMORI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49.2" table:style-name="ce7">
            <text:p>449,20</text:p>
          </table:table-cell>
          <table:table-cell office:value-type="float" office:value="0" table:style-name="ce7">
            <text:p>0,00</text:p>
          </table:table-cell>
          <table:table-cell office:value-type="float" office:value="37.44" table:style-name="ce7">
            <text:p>37,4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656.58" table:style-name="ce7">
            <text:p>61.656,5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31.94" table:style-name="ce7">
            <text:p>7.231,94</text:p>
          </table:table-cell>
          <table:table-cell office:value-type="float" office:value="0" table:style-name="ce7">
            <text:p>0,00</text:p>
          </table:table-cell>
          <table:table-cell office:value-type="float" office:value="11948.42" table:style-name="ce7">
            <text:p>11.948,42</text:p>
          </table:table-cell>
          <table:table-cell office:value-type="float" office:value="49708.160000000003" table:style-name="ce7">
            <text:p>49.708,16</text:p>
          </table:table-cell>
          <table:table-cell table:number-columns-repeated="16366" table:style-name="ce2"/>
        </table:table-row>
        <table:table-row table:style-name="ro3">
          <table:table-cell office:value-type="float" office:value="1426" table:style-name="ce13">
            <text:p>1426</text:p>
          </table:table-cell>
          <table:table-cell office:value-type="string" table:style-name="ce6">
            <text:p>HERMES ZANETI JUNI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050.34" table:style-name="ce7">
            <text:p>8.050,34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3330.039999999994" table:style-name="ce7">
            <text:p>73.330,0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69.35" table:style-name="ce7">
            <text:p>8.669,35</text:p>
          </table:table-cell>
          <table:table-cell office:value-type="float" office:value="2446.13" table:style-name="ce7">
            <text:p>2.446,13</text:p>
          </table:table-cell>
          <table:table-cell office:value-type="float" office:value="15831.96" table:style-name="ce7">
            <text:p>15.831,96</text:p>
          </table:table-cell>
          <table:table-cell office:value-type="float" office:value="57498.079999999994" table:style-name="ce7">
            <text:p>57.498,08</text:p>
          </table:table-cell>
          <table:table-cell table:number-columns-repeated="16366" table:style-name="ce2"/>
        </table:table-row>
        <table:table-row table:style-name="ro3">
          <table:table-cell office:value-type="float" office:value="1477" table:style-name="ce14">
            <text:p>1477</text:p>
          </table:table-cell>
          <table:table-cell office:value-type="string" table:style-name="ce10">
            <text:p>HUDSON COLODETTI BEIRIZ</text:p>
          </table:table-cell>
          <table:table-cell office:value-type="string" table:style-name="ce10">
            <text:p>PROMOTOR DE JUSTIÇA SUBSTITUTO</text:p>
          </table:table-cell>
          <table:table-cell office:value-type="string" table:style-name="ce10">
            <text:p>PROCURADORIA GERAL DE JUSTIÇA</text:p>
          </table:table-cell>
          <table:table-cell office:value-type="float" office:value="32004.65" table:style-name="ce11">
            <text:p>32.004,65</text:p>
          </table:table-cell>
          <table:table-cell office:value-type="float" office:value="1920.28" table:style-name="ce11">
            <text:p>1.920,28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28913.95" table:style-name="ce11">
            <text:p>28.913,95</text:p>
          </table:table-cell>
          <table:table-cell office:value-type="float" office:value="62838.880000000005" table:style-name="ce11">
            <text:p>62.838,88</text:p>
          </table:table-cell>
          <table:table-cell office:value-type="float" office:value="4480.6499999999996" table:style-name="ce11">
            <text:p>4.480,65</text:p>
          </table:table-cell>
          <table:table-cell office:value-type="float" office:value="7227.82" table:style-name="ce11">
            <text:p>7.227,82</text:p>
          </table:table-cell>
          <table:table-cell office:value-type="float" office:value="0" table:style-name="ce11">
            <text:p>0,00</text:p>
          </table:table-cell>
          <table:table-cell office:value-type="float" office:value="11708.47" table:style-name="ce11">
            <text:p>11.708,47</text:p>
          </table:table-cell>
          <table:table-cell office:value-type="float" office:value="51130.41" table:style-name="ce11">
            <text:p>51.130,41</text:p>
          </table:table-cell>
          <table:table-cell table:number-columns-repeated="16366" table:style-name="ce8"/>
        </table:table-row>
        <table:table-row table:style-name="ro3">
          <table:table-cell office:value-type="float" office:value="1081" table:style-name="ce13">
            <text:p>1081</text:p>
          </table:table-cell>
          <table:table-cell office:value-type="string" table:style-name="ce6">
            <text:p>HUMBERTO ALEXANDRE CAMPOS RAMOS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HUMBERTO ALEXANDRE CAMPOS RAMOS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824.61" table:style-name="ce7">
            <text:p>31.824,61</text:p>
          </table:table-cell>
          <table:table-cell office:value-type="float" office:value="72606.16" table:style-name="ce7">
            <text:p>72.606,16</text:p>
          </table:table-cell>
          <table:table-cell office:value-type="float" office:value="4964.71" table:style-name="ce7">
            <text:p>4.964,71</text:p>
          </table:table-cell>
          <table:table-cell office:value-type="float" office:value="8518.8700000000008" table:style-name="ce7">
            <text:p>8.518,87</text:p>
          </table:table-cell>
          <table:table-cell office:value-type="float" office:value="1488.23" table:style-name="ce7">
            <text:p>1.488,23</text:p>
          </table:table-cell>
          <table:table-cell office:value-type="float" office:value="14971.81" table:style-name="ce7">
            <text:p>14.971,81</text:p>
          </table:table-cell>
          <table:table-cell office:value-type="float" office:value="57634.350000000006" table:style-name="ce7">
            <text:p>57.634,35</text:p>
          </table:table-cell>
          <table:table-cell table:number-columns-repeated="16366" table:style-name="ce2"/>
        </table:table-row>
        <table:table-row table:style-name="ro3">
          <table:table-cell office:value-type="float" office:value="1419" table:style-name="ce13">
            <text:p>1419</text:p>
          </table:table-cell>
          <table:table-cell office:value-type="string" table:style-name="ce6">
            <text:p>INDIRA DIWAL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23.59" table:style-name="ce7">
            <text:p>30.323,59</text:p>
          </table:table-cell>
          <table:table-cell office:value-type="float" office:value="66707.83" table:style-name="ce7">
            <text:p>66.707,8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39.27" table:style-name="ce7">
            <text:p>7.839,27</text:p>
          </table:table-cell>
          <table:table-cell office:value-type="float" office:value="0" table:style-name="ce7">
            <text:p>0,00</text:p>
          </table:table-cell>
          <table:table-cell office:value-type="float" office:value="12555.75" table:style-name="ce7">
            <text:p>12.555,75</text:p>
          </table:table-cell>
          <table:table-cell office:value-type="float" office:value="54152.08" table:style-name="ce7">
            <text:p>54.152,08</text:p>
          </table:table-cell>
          <table:table-cell table:number-columns-repeated="16366" table:style-name="ce2"/>
        </table:table-row>
        <table:table-row table:style-name="ro3">
          <table:table-cell office:value-type="float" office:value="1311" table:style-name="ce13">
            <text:p>1311</text:p>
          </table:table-cell>
          <table:table-cell office:value-type="string" table:style-name="ce6">
            <text:p>INÊS THOMÉ POLDI TADDE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268.35" table:style-name="ce7">
            <text:p>54.268,35</text:p>
          </table:table-cell>
          <table:table-cell table:number-columns-repeated="16366" table:style-name="ce2"/>
        </table:table-row>
        <table:table-row table:style-name="ro3">
          <table:table-cell office:value-type="float" office:value="2000001" table:style-name="ce13">
            <text:p>2000001</text:p>
          </table:table-cell>
          <table:table-cell office:value-type="string" table:style-name="ce6">
            <text:p>ISABEL MENDES LOMEU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2453.67" table:style-name="ce7">
            <text:p>2.453,67</text:p>
          </table:table-cell>
          <table:table-cell office:value-type="float" office:value="0" table:style-name="ce7">
            <text:p>0,00</text:p>
          </table:table-cell>
          <table:table-cell office:value-type="float" office:value="71.12" table:style-name="ce7">
            <text:p>71,1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93.9" table:style-name="ce7">
            <text:p>28.793,90</text:p>
          </table:table-cell>
          <table:table-cell office:value-type="float" office:value="63323.340000000004" table:style-name="ce7">
            <text:p>63.323,34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394.06" table:style-name="ce7">
            <text:p>7.394,06</text:p>
          </table:table-cell>
          <table:table-cell office:value-type="float" office:value="0" table:style-name="ce7">
            <text:p>0,00</text:p>
          </table:table-cell>
          <table:table-cell office:value-type="float" office:value="11874.71" table:style-name="ce7">
            <text:p>11.874,71</text:p>
          </table:table-cell>
          <table:table-cell office:value-type="float" office:value="51448.630000000005" table:style-name="ce7">
            <text:p>51.448,63</text:p>
          </table:table-cell>
          <table:table-cell table:number-columns-repeated="16366" table:style-name="ce8"/>
        </table:table-row>
        <table:table-row table:style-name="ro3">
          <table:table-cell office:value-type="float" office:value="1357" table:style-name="ce13">
            <text:p>1357</text:p>
          </table:table-cell>
          <table:table-cell office:value-type="string" table:style-name="ce6">
            <text:p>ISABELA DE DEUS CORDEI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435.78" table:style-name="ce7">
            <text:p>4.435,7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600.07" table:style-name="ce7">
            <text:p>31.600,07</text:p>
          </table:table-cell>
          <table:table-cell office:value-type="float" office:value="69724.959999999992" table:style-name="ce7">
            <text:p>69.724,9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65.82" table:style-name="ce7">
            <text:p>8.265,82</text:p>
          </table:table-cell>
          <table:table-cell office:value-type="float" office:value="0" table:style-name="ce7">
            <text:p>0,00</text:p>
          </table:table-cell>
          <table:table-cell office:value-type="float" office:value="12982.3" table:style-name="ce7">
            <text:p>12.982,30</text:p>
          </table:table-cell>
          <table:table-cell office:value-type="float" office:value="56742.659999999989" table:style-name="ce7">
            <text:p>56.742,66</text:p>
          </table:table-cell>
          <table:table-cell table:number-columns-repeated="16366" table:style-name="ce2"/>
        </table:table-row>
        <table:table-row table:style-name="ro3">
          <table:table-cell office:value-type="float" office:value="1459" table:style-name="ce13">
            <text:p>1459</text:p>
          </table:table-cell>
          <table:table-cell office:value-type="string" table:style-name="ce6">
            <text:p>ITAMAR DE ÁVILA RAM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091.75" table:style-name="ce7">
            <text:p>31.091,75</text:p>
          </table:table-cell>
          <table:table-cell office:value-type="float" office:value="68262.16" table:style-name="ce7">
            <text:p>68.262,1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55.47" table:style-name="ce7">
            <text:p>8.055,47</text:p>
          </table:table-cell>
          <table:table-cell office:value-type="float" office:value="0" table:style-name="ce7">
            <text:p>0,00</text:p>
          </table:table-cell>
          <table:table-cell office:value-type="float" office:value="12771.95" table:style-name="ce7">
            <text:p>12.771,95</text:p>
          </table:table-cell>
          <table:table-cell office:value-type="float" office:value="55490.210000000006" table:style-name="ce7">
            <text:p>55.490,21</text:p>
          </table:table-cell>
          <table:table-cell table:number-columns-repeated="16366" table:style-name="ce2"/>
        </table:table-row>
        <table:table-row table:style-name="ro3">
          <table:table-cell office:value-type="float" office:value="1083" table:style-name="ce13">
            <text:p>1083</text:p>
          </table:table-cell>
          <table:table-cell office:value-type="string" table:style-name="ce6">
            <text:p>IVAN SOARES DE OLIVEIRA FI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84.5" table:style-name="ce7">
            <text:p>1.684,50</text:p>
          </table:table-cell>
          <table:table-cell office:value-type="float" office:value="0" table:style-name="ce7">
            <text:p>0,00</text:p>
          </table:table-cell>
          <table:table-cell office:value-type="float" office:value="46.79" table:style-name="ce7">
            <text:p>46,79</text:p>
          </table:table-cell>
          <table:table-cell office:value-type="float" office:value="112.3" table:style-name="ce7">
            <text:p>112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62.33" table:style-name="ce7">
            <text:p>29.362,33</text:p>
          </table:table-cell>
          <table:table-cell office:value-type="float" office:value="64895.030000000006" table:style-name="ce7">
            <text:p>64.895,0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22.07" table:style-name="ce7">
            <text:p>7.522,07</text:p>
          </table:table-cell>
          <table:table-cell office:value-type="float" office:value="0" table:style-name="ce7">
            <text:p>0,00</text:p>
          </table:table-cell>
          <table:table-cell office:value-type="float" office:value="12238.55" table:style-name="ce7">
            <text:p>12.238,55</text:p>
          </table:table-cell>
          <table:table-cell office:value-type="float" office:value="52656.48000000001" table:style-name="ce7">
            <text:p>52.656,48</text:p>
          </table:table-cell>
          <table:table-cell table:number-columns-repeated="16366" table:style-name="ce2"/>
        </table:table-row>
        <table:table-row table:style-name="ro3">
          <table:table-cell office:value-type="float" office:value="1085" table:style-name="ce13">
            <text:p>1085</text:p>
          </table:table-cell>
          <table:table-cell office:value-type="string" table:style-name="ce6">
            <text:p>IZABEL CRISTINA SALVADOR SALOMÃO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DRA.IZABEL CRISTINA SALVADOR SALOMÃ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354.6" table:style-name="ce7">
            <text:p>354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9041.16" table:style-name="ce7">
            <text:p>29.041,16</text:p>
          </table:table-cell>
          <table:table-cell office:value-type="float" office:value="69822.69" table:style-name="ce7">
            <text:p>69.822,69</text:p>
          </table:table-cell>
          <table:table-cell office:value-type="float" office:value="4964.71" table:style-name="ce7">
            <text:p>4.964,71</text:p>
          </table:table-cell>
          <table:table-cell office:value-type="float" office:value="8980.27" table:style-name="ce7">
            <text:p>8.980,27</text:p>
          </table:table-cell>
          <table:table-cell office:value-type="float" office:value="0" table:style-name="ce7">
            <text:p>0,00</text:p>
          </table:table-cell>
          <table:table-cell office:value-type="float" office:value="13944.98" table:style-name="ce7">
            <text:p>13.944,98</text:p>
          </table:table-cell>
          <table:table-cell office:value-type="float" office:value="55877.710000000006" table:style-name="ce7">
            <text:p>55.877,71</text:p>
          </table:table-cell>
          <table:table-cell table:number-columns-repeated="16366" table:style-name="ce2"/>
        </table:table-row>
        <table:table-row table:style-name="ro3">
          <table:table-cell office:value-type="float" office:value="1086" table:style-name="ce13">
            <text:p>1086</text:p>
          </table:table-cell>
          <table:table-cell office:value-type="string" table:style-name="ce6">
            <text:p>IZAIAS ANTONIO DE SOUZ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BARRA DE SÃO FRANCISC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1874.52" table:style-name="ce7">
            <text:p>21.874,52</text:p>
          </table:table-cell>
          <table:table-cell table:number-columns-repeated="16366" table:style-name="ce2"/>
        </table:table-row>
        <table:table-row table:style-name="ro3">
          <table:table-cell office:value-type="float" office:value="1087" table:style-name="ce13">
            <text:p>1087</text:p>
          </table:table-cell>
          <table:table-cell office:value-type="string" table:style-name="ce6">
            <text:p>IZAIAS GOMES VINAGRE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BAIXO GUANDU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088" table:style-name="ce13">
            <text:p>1088</text:p>
          </table:table-cell>
          <table:table-cell office:value-type="string" table:style-name="ce6">
            <text:p>JANAINA ROCHA RAYMUNDO ALVI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LFREDO CHAV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45" table:style-name="ce7">
            <text:p>5.053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86.7" table:style-name="ce7">
            <text:p>31.186,70</text:p>
          </table:table-cell>
          <table:table-cell office:value-type="float" office:value="69929.259999999995" table:style-name="ce7">
            <text:p>69.929,2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81" table:style-name="ce7">
            <text:p>8.487,81</text:p>
          </table:table-cell>
          <table:table-cell office:value-type="float" office:value="0" table:style-name="ce7">
            <text:p>0,00</text:p>
          </table:table-cell>
          <table:table-cell office:value-type="float" office:value="13204.29" table:style-name="ce7">
            <text:p>13.204,29</text:p>
          </table:table-cell>
          <table:table-cell office:value-type="float" office:value="56724.969999999994" table:style-name="ce7">
            <text:p>56.724,97</text:p>
          </table:table-cell>
          <table:table-cell table:number-columns-repeated="16366" table:style-name="ce2"/>
        </table:table-row>
        <table:table-row table:style-name="ro3">
          <table:table-cell office:value-type="float" office:value="1089" table:style-name="ce13">
            <text:p>1089</text:p>
          </table:table-cell>
          <table:table-cell office:value-type="string" table:style-name="ce6">
            <text:p>JANE MARIA VELLO CORRÊA <text:s/>DE CAST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498.62" table:style-name="ce7">
            <text:p>29.498,62</text:p>
          </table:table-cell>
          <table:table-cell office:value-type="float" office:value="71385.509999999995" table:style-name="ce7">
            <text:p>71.385,5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00.3700000000008" table:style-name="ce7">
            <text:p>9.300,37</text:p>
          </table:table-cell>
          <table:table-cell office:value-type="float" office:value="0" table:style-name="ce7">
            <text:p>0,00</text:p>
          </table:table-cell>
          <table:table-cell office:value-type="float" office:value="14016.85" table:style-name="ce7">
            <text:p>14.016,85</text:p>
          </table:table-cell>
          <table:table-cell office:value-type="float" office:value="57368.659999999996" table:style-name="ce7">
            <text:p>57.368,66</text:p>
          </table:table-cell>
          <table:table-cell table:number-columns-repeated="16366" table:style-name="ce2"/>
        </table:table-row>
        <table:table-row table:style-name="ro3">
          <table:table-cell office:value-type="float" office:value="1091" table:style-name="ce13">
            <text:p>1091</text:p>
          </table:table-cell>
          <table:table-cell office:value-type="string" table:style-name="ce6">
            <text:p>JEFERSON RIBEIRO GONZAG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86.639999999999" table:style-name="ce7">
            <text:p>31.186,64</text:p>
          </table:table-cell>
          <table:table-cell office:value-type="float" office:value="69929.119999999995" table:style-name="ce7">
            <text:p>69.929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83.52" table:style-name="ce7">
            <text:p>8.383,52</text:p>
          </table:table-cell>
          <table:table-cell office:value-type="float" office:value="0" table:style-name="ce7">
            <text:p>0,00</text:p>
          </table:table-cell>
          <table:table-cell office:value-type="float" office:value="13100" table:style-name="ce7">
            <text:p>13.100,00</text:p>
          </table:table-cell>
          <table:table-cell office:value-type="float" office:value="56829.119999999995" table:style-name="ce7">
            <text:p>56.829,12</text:p>
          </table:table-cell>
          <table:table-cell table:number-columns-repeated="16366" table:style-name="ce2"/>
        </table:table-row>
        <table:table-row table:style-name="ro3">
          <table:table-cell office:value-type="float" office:value="1287" table:style-name="ce13">
            <text:p>1287</text:p>
          </table:table-cell>
          <table:table-cell office:value-type="string" table:style-name="ce6">
            <text:p>JEFFERSON VALENTE MUNIZ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SANTA LEOPOLD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02.65" table:style-name="ce7">
            <text:p>5.502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16.11" table:style-name="ce7">
            <text:p>31.516,11</text:p>
          </table:table-cell>
          <table:table-cell office:value-type="float" office:value="70707.87" table:style-name="ce7">
            <text:p>70.707,8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59.2000000000007" table:style-name="ce7">
            <text:p>8.559,20</text:p>
          </table:table-cell>
          <table:table-cell office:value-type="float" office:value="0" table:style-name="ce7">
            <text:p>0,00</text:p>
          </table:table-cell>
          <table:table-cell office:value-type="float" office:value="13275.68" table:style-name="ce7">
            <text:p>13.275,68</text:p>
          </table:table-cell>
          <table:table-cell office:value-type="float" office:value="57432.189999999995" table:style-name="ce7">
            <text:p>57.432,19</text:p>
          </table:table-cell>
          <table:table-cell table:number-columns-repeated="16366" table:style-name="ce2"/>
        </table:table-row>
        <table:table-row table:style-name="ro3">
          <table:table-cell office:value-type="float" office:value="1352" table:style-name="ce13">
            <text:p>1352</text:p>
          </table:table-cell>
          <table:table-cell office:value-type="string" table:style-name="ce6">
            <text:p>JÉSSIKA LIMA DA LUZ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135.61" table:style-name="ce7">
            <text:p>6.135,61</text:p>
          </table:table-cell>
          <table:table-cell office:value-type="float" office:value="0" table:style-name="ce7">
            <text:p>0,00</text:p>
          </table:table-cell>
          <table:table-cell office:value-type="float" office:value="10852.09" table:style-name="ce7">
            <text:p>10.852,09</text:p>
          </table:table-cell>
          <table:table-cell office:value-type="float" office:value="51184.180000000008" table:style-name="ce7">
            <text:p>51.184,18</text:p>
          </table:table-cell>
          <table:table-cell table:number-columns-repeated="16366" table:style-name="ce2"/>
        </table:table-row>
        <table:table-row table:style-name="ro3">
          <table:table-cell office:value-type="float" office:value="1094" table:style-name="ce13">
            <text:p>1094</text:p>
          </table:table-cell>
          <table:table-cell office:value-type="string" table:style-name="ce6">
            <text:p>JOANA D´ARC CALMON TRISTÃO GUZANSKY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685.73" table:style-name="ce7">
            <text:p>28.685,73</text:p>
          </table:table-cell>
          <table:table-cell office:value-type="float" office:value="67091.319999999992" table:style-name="ce7">
            <text:p>67.091,3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13059.49" table:style-name="ce7">
            <text:p>13.059,49</text:p>
          </table:table-cell>
          <table:table-cell office:value-type="float" office:value="54031.829999999994" table:style-name="ce7">
            <text:p>54.031,83</text:p>
          </table:table-cell>
          <table:table-cell table:number-columns-repeated="16366" table:style-name="ce2"/>
        </table:table-row>
        <table:table-row table:style-name="ro3">
          <table:table-cell office:value-type="float" office:value="1095" table:style-name="ce13">
            <text:p>1095</text:p>
          </table:table-cell>
          <table:table-cell office:value-type="string" table:style-name="ce6">
            <text:p>JOÃO ALBERTO CALVÃO GONÇALV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347.6" table:style-name="ce7">
            <text:p>1.347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673.97" table:style-name="ce7">
            <text:p>29.673,97</text:p>
          </table:table-cell>
          <table:table-cell office:value-type="float" office:value="64710.68" table:style-name="ce7">
            <text:p>64.710,6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68.7" table:style-name="ce7">
            <text:p>7.468,70</text:p>
          </table:table-cell>
          <table:table-cell office:value-type="float" office:value="0" table:style-name="ce7">
            <text:p>0,00</text:p>
          </table:table-cell>
          <table:table-cell office:value-type="float" office:value="12185.18" table:style-name="ce7">
            <text:p>12.185,18</text:p>
          </table:table-cell>
          <table:table-cell office:value-type="float" office:value="52525.5" table:style-name="ce7">
            <text:p>52.525,50</text:p>
          </table:table-cell>
          <table:table-cell table:number-columns-repeated="16366" table:style-name="ce2"/>
        </table:table-row>
        <table:table-row table:style-name="ro3">
          <table:table-cell office:value-type="float" office:value="1342" table:style-name="ce13">
            <text:p>1342</text:p>
          </table:table-cell>
          <table:table-cell office:value-type="string" table:style-name="ce6">
            <text:p>JOÃO EDUARDO GRIMALDI DA FONSEC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133.6999999999998" table:style-name="ce7">
            <text:p>2.133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250.44" table:style-name="ce7">
            <text:p>30.250,44</text:p>
          </table:table-cell>
          <table:table-cell office:value-type="float" office:value="66073.25" table:style-name="ce7">
            <text:p>66.073,2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84.88" table:style-name="ce7">
            <text:p>7.684,88</text:p>
          </table:table-cell>
          <table:table-cell office:value-type="float" office:value="0" table:style-name="ce7">
            <text:p>0,00</text:p>
          </table:table-cell>
          <table:table-cell office:value-type="float" office:value="12401.36" table:style-name="ce7">
            <text:p>12.401,36</text:p>
          </table:table-cell>
          <table:table-cell office:value-type="float" office:value="53671.89" table:style-name="ce7">
            <text:p>53.671,89</text:p>
          </table:table-cell>
          <table:table-cell table:number-columns-repeated="16366" table:style-name="ce2"/>
        </table:table-row>
        <table:table-row table:style-name="ro3">
          <table:table-cell office:value-type="float" office:value="1298" table:style-name="ce13">
            <text:p>1298</text:p>
          </table:table-cell>
          <table:table-cell office:value-type="string" table:style-name="ce6">
            <text:p>JOÃO EMMANOEL GAGNO JÚNI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BOA ESPERANÇ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379.6499999999996" table:style-name="ce7">
            <text:p>4.379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692.58" table:style-name="ce7">
            <text:p>30.692,58</text:p>
          </table:table-cell>
          <table:table-cell office:value-type="float" office:value="73477.820000000007" table:style-name="ce7">
            <text:p>73.477,8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02.52" table:style-name="ce7">
            <text:p>8.302,52</text:p>
          </table:table-cell>
          <table:table-cell office:value-type="float" office:value="0" table:style-name="ce7">
            <text:p>0,00</text:p>
          </table:table-cell>
          <table:table-cell office:value-type="float" office:value="13019" table:style-name="ce7">
            <text:p>13.019,00</text:p>
          </table:table-cell>
          <table:table-cell office:value-type="float" office:value="60458.820000000007" table:style-name="ce7">
            <text:p>60.458,82</text:p>
          </table:table-cell>
          <table:table-cell table:number-columns-repeated="16366" table:style-name="ce2"/>
        </table:table-row>
        <table:table-row table:style-name="ro3">
          <table:table-cell office:value-type="float" office:value="1098" table:style-name="ce13">
            <text:p>1098</text:p>
          </table:table-cell>
          <table:table-cell office:value-type="string" table:style-name="ce6">
            <text:p>JORGE ZAGO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801.759999999998" table:style-name="ce7">
            <text:p>30.801,76</text:p>
          </table:table-cell>
          <table:table-cell office:value-type="float" office:value="72688.649999999994" table:style-name="ce7">
            <text:p>72.688,6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00.3700000000008" table:style-name="ce7">
            <text:p>9.300,37</text:p>
          </table:table-cell>
          <table:table-cell office:value-type="float" office:value="0" table:style-name="ce7">
            <text:p>0,00</text:p>
          </table:table-cell>
          <table:table-cell office:value-type="float" office:value="14016.85" table:style-name="ce7">
            <text:p>14.016,85</text:p>
          </table:table-cell>
          <table:table-cell office:value-type="float" office:value="58671.799999999996" table:style-name="ce7">
            <text:p>58.671,80</text:p>
          </table:table-cell>
          <table:table-cell table:number-columns-repeated="16366" table:style-name="ce2"/>
        </table:table-row>
        <table:table-row table:style-name="ro3">
          <table:table-cell office:value-type="float" office:value="1100" table:style-name="ce13">
            <text:p>1100</text:p>
          </table:table-cell>
          <table:table-cell office:value-type="string" table:style-name="ce6">
            <text:p>JOSÉ CLAUDIO RODRIGUES PIMENT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. JOSÉ CLÁUDIO R. PIMENT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9299.73" table:style-name="ce7">
            <text:p>29.299,73</text:p>
          </table:table-cell>
          <table:table-cell office:value-type="float" office:value="69726.66" table:style-name="ce7">
            <text:p>69.726,66</text:p>
          </table:table-cell>
          <table:table-cell office:value-type="float" office:value="4964.71" table:style-name="ce7">
            <text:p>4.964,71</text:p>
          </table:table-cell>
          <table:table-cell office:value-type="float" office:value="8882.75" table:style-name="ce7">
            <text:p>8.882,75</text:p>
          </table:table-cell>
          <table:table-cell office:value-type="float" office:value="0" table:style-name="ce7">
            <text:p>0,00</text:p>
          </table:table-cell>
          <table:table-cell office:value-type="float" office:value="13847.46" table:style-name="ce7">
            <text:p>13.847,46</text:p>
          </table:table-cell>
          <table:table-cell office:value-type="float" office:value="55879.200000000004" table:style-name="ce7">
            <text:p>55.879,20</text:p>
          </table:table-cell>
          <table:table-cell table:number-columns-repeated="16366" table:style-name="ce2"/>
        </table:table-row>
        <table:table-row table:style-name="ro3">
          <table:table-cell office:value-type="float" office:value="1102" table:style-name="ce13">
            <text:p>1102</text:p>
          </table:table-cell>
          <table:table-cell office:value-type="string" table:style-name="ce6">
            <text:p>JOSÉ LAURO HERZOG FILH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23.5" table:style-name="ce7">
            <text:p>28.723,50</text:p>
          </table:table-cell>
          <table:table-cell office:value-type="float" office:value="62412.61" table:style-name="ce7">
            <text:p>62.412,6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4841.8900000000003" table:style-name="ce7">
            <text:p>4.841,89</text:p>
          </table:table-cell>
          <table:table-cell office:value-type="float" office:value="0" table:style-name="ce7">
            <text:p>0,00</text:p>
          </table:table-cell>
          <table:table-cell office:value-type="float" office:value="9558.3700000000008" table:style-name="ce7">
            <text:p>9.558,37</text:p>
          </table:table-cell>
          <table:table-cell office:value-type="float" office:value="52854.239999999998" table:style-name="ce7">
            <text:p>52.854,24</text:p>
          </table:table-cell>
          <table:table-cell table:number-columns-repeated="16366" table:style-name="ce2"/>
        </table:table-row>
        <table:table-row table:style-name="ro3">
          <table:table-cell office:value-type="float" office:value="1105" table:style-name="ce13">
            <text:p>1105</text:p>
          </table:table-cell>
          <table:table-cell office:value-type="string" table:style-name="ce6">
            <text:p>JOSEMAR MOREIRA</text:p>
          </table:table-cell>
          <table:table-cell office:value-type="string" table:style-name="ce6">
            <text:p>SUBPROCURADOR GERAL DE JUSTIÇA JUDICIAL</text:p>
          </table:table-cell>
          <table:table-cell office:value-type="string" table:style-name="ce6">
            <text:p>GAB. SUBPROCURADOR-GERAL DE JUSTIÇA JUD</text:p>
          </table:table-cell>
          <table:table-cell office:value-type="float" office:value="35462.22" table:style-name="ce7">
            <text:p>35.462,22</text:p>
          </table:table-cell>
          <table:table-cell office:value-type="float" office:value="8865.56" table:style-name="ce7">
            <text:p>8.865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824.61" table:style-name="ce7">
            <text:p>31.824,61</text:p>
          </table:table-cell>
          <table:table-cell office:value-type="float" office:value="76152.39" table:style-name="ce7">
            <text:p>76.152,39</text:p>
          </table:table-cell>
          <table:table-cell office:value-type="float" office:value="4964.71" table:style-name="ce7">
            <text:p>4.964,71</text:p>
          </table:table-cell>
          <table:table-cell office:value-type="float" office:value="8571.01" table:style-name="ce7">
            <text:p>8.571,01</text:p>
          </table:table-cell>
          <table:table-cell office:value-type="float" office:value="5034.46" table:style-name="ce7">
            <text:p>5.034,46</text:p>
          </table:table-cell>
          <table:table-cell office:value-type="float" office:value="18570.18" table:style-name="ce7">
            <text:p>18.570,18</text:p>
          </table:table-cell>
          <table:table-cell office:value-type="float" office:value="57582.21" table:style-name="ce7">
            <text:p>57.582,21</text:p>
          </table:table-cell>
          <table:table-cell table:number-columns-repeated="16366" table:style-name="ce2"/>
        </table:table-row>
        <table:table-row table:style-name="ro3">
          <table:table-cell office:value-type="float" office:value="1317" table:style-name="ce13">
            <text:p>1317</text:p>
          </table:table-cell>
          <table:table-cell office:value-type="string" table:style-name="ce6">
            <text:p>JUCELIA MARCHIOR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8.799999999999" table:style-name="ce7">
            <text:p>28.538,80</text:p>
          </table:table-cell>
          <table:table-cell office:value-type="float" office:value="62227.91" table:style-name="ce7">
            <text:p>62.227,9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413.320000000007" table:style-name="ce7">
            <text:p>50.413,32</text:p>
          </table:table-cell>
          <table:table-cell table:number-columns-repeated="16366" table:style-name="ce2"/>
        </table:table-row>
        <table:table-row table:style-name="ro3">
          <table:table-cell office:value-type="float" office:value="1424" table:style-name="ce13">
            <text:p>1424</text:p>
          </table:table-cell>
          <table:table-cell office:value-type="string" table:style-name="ce6">
            <text:p>JULIANA ORTEGA TAVAR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INF. E JUV.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602.71" table:style-name="ce7">
            <text:p>31.602,71</text:p>
          </table:table-cell>
          <table:table-cell office:value-type="float" office:value="65291.82" table:style-name="ce7">
            <text:p>65.291,8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11710.32" table:style-name="ce7">
            <text:p>11.710,32</text:p>
          </table:table-cell>
          <table:table-cell office:value-type="float" office:value="53581.5" table:style-name="ce7">
            <text:p>53.581,50</text:p>
          </table:table-cell>
          <table:table-cell table:number-columns-repeated="16366" table:style-name="ce2"/>
        </table:table-row>
        <table:table-row table:style-name="ro3">
          <table:table-cell office:value-type="float" office:value="1355" table:style-name="ce13">
            <text:p>1355</text:p>
          </table:table-cell>
          <table:table-cell office:value-type="string" table:style-name="ce6">
            <text:p>JULIANA PIMENTA FER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80.51" table:style-name="ce7">
            <text:p>28.180,51</text:p>
          </table:table-cell>
          <table:table-cell office:value-type="float" office:value="61869.619999999995" table:style-name="ce7">
            <text:p>61.86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055.03" table:style-name="ce7">
            <text:p>50.055,03</text:p>
          </table:table-cell>
          <table:table-cell table:number-columns-repeated="16366" table:style-name="ce2"/>
        </table:table-row>
        <table:table-row table:style-name="ro3">
          <table:table-cell office:value-type="float" office:value="1203" table:style-name="ce13">
            <text:p>1203</text:p>
          </table:table-cell>
          <table:table-cell office:value-type="string" table:style-name="ce6">
            <text:p>KARLA DIAS SANDOVAL MATTOS SILV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A. KARLA DIAS SANDOVAL M. SILV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2692.23" table:style-name="ce7">
            <text:p>2.692,23</text:p>
          </table:table-cell>
          <table:table-cell office:value-type="float" office:value="32795.49" table:style-name="ce7">
            <text:p>32.795,49</text:p>
          </table:table-cell>
          <table:table-cell office:value-type="float" office:value="81233.98000000001" table:style-name="ce7">
            <text:p>81.233,98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16389.240000000002" table:style-name="ce7">
            <text:p>16.389,24</text:p>
          </table:table-cell>
          <table:table-cell office:value-type="float" office:value="64844.740000000005" table:style-name="ce7">
            <text:p>64.844,74</text:p>
          </table:table-cell>
          <table:table-cell table:number-columns-repeated="16366" table:style-name="ce2"/>
        </table:table-row>
        <table:table-row table:style-name="ro3">
          <table:table-cell office:value-type="float" office:value="1392" table:style-name="ce13">
            <text:p>1392</text:p>
          </table:table-cell>
          <table:table-cell office:value-type="string" table:style-name="ce6">
            <text:p>KENNIA GALLON KIRMSE SMARÇA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414.4499999999998" table:style-name="ce7">
            <text:p>2.414,4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11" table:style-name="ce7">
            <text:p>29.951,11</text:p>
          </table:table-cell>
          <table:table-cell office:value-type="float" office:value="66054.67" table:style-name="ce7">
            <text:p>66.054,6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62.09" table:style-name="ce7">
            <text:p>7.762,09</text:p>
          </table:table-cell>
          <table:table-cell office:value-type="float" office:value="0" table:style-name="ce7">
            <text:p>0,00</text:p>
          </table:table-cell>
          <table:table-cell office:value-type="float" office:value="12478.57" table:style-name="ce7">
            <text:p>12.478,57</text:p>
          </table:table-cell>
          <table:table-cell office:value-type="float" office:value="53576.1" table:style-name="ce7">
            <text:p>53.576,10</text:p>
          </table:table-cell>
          <table:table-cell table:number-columns-repeated="16366" table:style-name="ce2"/>
        </table:table-row>
        <table:table-row table:style-name="ro3">
          <table:table-cell office:value-type="float" office:value="1106" table:style-name="ce13">
            <text:p>1106</text:p>
          </table:table-cell>
          <table:table-cell office:value-type="string" table:style-name="ce6">
            <text:p>LARISSA MUNIZ ABDELN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133.6999999999998" table:style-name="ce7">
            <text:p>2.133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250.44" table:style-name="ce7">
            <text:p>30.250,44</text:p>
          </table:table-cell>
          <table:table-cell office:value-type="float" office:value="66073.25" table:style-name="ce7">
            <text:p>66.073,2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84.88" table:style-name="ce7">
            <text:p>7.684,88</text:p>
          </table:table-cell>
          <table:table-cell office:value-type="float" office:value="0" table:style-name="ce7">
            <text:p>0,00</text:p>
          </table:table-cell>
          <table:table-cell office:value-type="float" office:value="12401.36" table:style-name="ce7">
            <text:p>12.401,36</text:p>
          </table:table-cell>
          <table:table-cell office:value-type="float" office:value="53671.89" table:style-name="ce7">
            <text:p>53.671,89</text:p>
          </table:table-cell>
          <table:table-cell table:number-columns-repeated="16366" table:style-name="ce2"/>
        </table:table-row>
        <table:table-row table:style-name="ro3">
          <table:table-cell office:value-type="float" office:value="1286" table:style-name="ce13">
            <text:p>1286</text:p>
          </table:table-cell>
          <table:table-cell office:value-type="string" table:style-name="ce6">
            <text:p>LAUANDA ABDALA BRANDÃO DA COST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24.6" table:style-name="ce7">
            <text:p>224,60</text:p>
          </table:table-cell>
          <table:table-cell office:value-type="float" office:value="0" table:style-name="ce7">
            <text:p>0,00</text:p>
          </table:table-cell>
          <table:table-cell office:value-type="float" office:value="18.72" table:style-name="ce7">
            <text:p>18,7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279.59" table:style-name="ce7">
            <text:p>62.279,5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165.03" table:style-name="ce7">
            <text:p>7.165,03</text:p>
          </table:table-cell>
          <table:table-cell office:value-type="float" office:value="0" table:style-name="ce7">
            <text:p>0,00</text:p>
          </table:table-cell>
          <table:table-cell office:value-type="float" office:value="11881.51" table:style-name="ce7">
            <text:p>11.881,51</text:p>
          </table:table-cell>
          <table:table-cell office:value-type="float" office:value="50398.079999999994" table:style-name="ce7">
            <text:p>50.398,08</text:p>
          </table:table-cell>
          <table:table-cell table:number-columns-repeated="16366" table:style-name="ce2"/>
        </table:table-row>
        <table:table-row table:style-name="ro3">
          <table:table-cell office:value-type="float" office:value="1375" table:style-name="ce13">
            <text:p>1375</text:p>
          </table:table-cell>
          <table:table-cell office:value-type="string" table:style-name="ce6">
            <text:p>LÉLIO MARCARIN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NOVA VENÉC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176.43" table:style-name="ce7">
            <text:p>6.176,4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72661.03" table:style-name="ce7">
            <text:p>72.661,0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35" table:style-name="ce7">
            <text:p>8.535,00</text:p>
          </table:table-cell>
          <table:table-cell office:value-type="float" office:value="572.22" table:style-name="ce7">
            <text:p>572,22</text:p>
          </table:table-cell>
          <table:table-cell office:value-type="float" office:value="13823.7" table:style-name="ce7">
            <text:p>13.823,70</text:p>
          </table:table-cell>
          <table:table-cell office:value-type="float" office:value="58837.33" table:style-name="ce7">
            <text:p>58.837,33</text:p>
          </table:table-cell>
          <table:table-cell table:number-columns-repeated="16366" table:style-name="ce2"/>
        </table:table-row>
        <table:table-row table:style-name="ro3">
          <table:table-cell office:value-type="float" office:value="1409" table:style-name="ce13">
            <text:p>1409</text:p>
          </table:table-cell>
          <table:table-cell office:value-type="string" table:style-name="ce6">
            <text:p>LEONARDO AUGUSTO DE ANDRADE CEZAR DOS SAN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80.51" table:style-name="ce7">
            <text:p>28.180,51</text:p>
          </table:table-cell>
          <table:table-cell office:value-type="float" office:value="61869.619999999995" table:style-name="ce7">
            <text:p>61.86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0107.159999999996" table:style-name="ce7">
            <text:p>50.107,16</text:p>
          </table:table-cell>
          <table:table-cell table:number-columns-repeated="16366" table:style-name="ce2"/>
        </table:table-row>
        <table:table-row table:style-name="ro3">
          <table:table-cell office:value-type="float" office:value="1204" table:style-name="ce13">
            <text:p>1204</text:p>
          </table:table-cell>
          <table:table-cell office:value-type="string" table:style-name="ce6">
            <text:p>LEONARDO DA COSTA BARRE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56.27" table:style-name="ce7">
            <text:p>31.156,27</text:p>
          </table:table-cell>
          <table:table-cell office:value-type="float" office:value="68214.290000000008" table:style-name="ce7">
            <text:p>68.214,2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5473.250000000007" table:style-name="ce7">
            <text:p>55.473,25</text:p>
          </table:table-cell>
          <table:table-cell table:number-columns-repeated="16366" table:style-name="ce8"/>
        </table:table-row>
        <table:table-row table:style-name="ro3">
          <table:table-cell office:value-type="float" office:value="1337" table:style-name="ce13">
            <text:p>1337</text:p>
          </table:table-cell>
          <table:table-cell office:value-type="string" table:style-name="ce6">
            <text:p>LETÍCIA LEMGRUBER FRANCISCHET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267.3100000000004" table:style-name="ce7">
            <text:p>4.267,3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309.88" table:style-name="ce7">
            <text:p>31.309,88</text:p>
          </table:table-cell>
          <table:table-cell office:value-type="float" office:value="69266.3" table:style-name="ce7">
            <text:p>69.266,3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71.6200000000008" table:style-name="ce7">
            <text:p>8.271,62</text:p>
          </table:table-cell>
          <table:table-cell office:value-type="float" office:value="0" table:style-name="ce7">
            <text:p>0,00</text:p>
          </table:table-cell>
          <table:table-cell office:value-type="float" office:value="12988.1" table:style-name="ce7">
            <text:p>12.988,10</text:p>
          </table:table-cell>
          <table:table-cell office:value-type="float" office:value="56278.200000000004" table:style-name="ce7">
            <text:p>56.278,20</text:p>
          </table:table-cell>
          <table:table-cell table:number-columns-repeated="16366" table:style-name="ce2"/>
        </table:table-row>
        <table:table-row table:style-name="ro3">
          <table:table-cell office:value-type="float" office:value="1310" table:style-name="ce13">
            <text:p>1310</text:p>
          </table:table-cell>
          <table:table-cell office:value-type="string" table:style-name="ce6">
            <text:p>LETÍCIA ROSA D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165.71" table:style-name="ce7">
            <text:p>5.165,7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326.99" table:style-name="ce7">
            <text:p>32.326,99</text:p>
          </table:table-cell>
          <table:table-cell office:value-type="float" office:value="71181.81" table:style-name="ce7">
            <text:p>71.181,8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14.41" table:style-name="ce7">
            <text:p>8.414,41</text:p>
          </table:table-cell>
          <table:table-cell office:value-type="float" office:value="0" table:style-name="ce7">
            <text:p>0,00</text:p>
          </table:table-cell>
          <table:table-cell office:value-type="float" office:value="13130.89" table:style-name="ce7">
            <text:p>13.130,89</text:p>
          </table:table-cell>
          <table:table-cell office:value-type="float" office:value="58050.92" table:style-name="ce7">
            <text:p>58.050,92</text:p>
          </table:table-cell>
          <table:table-cell table:number-columns-repeated="16366" table:style-name="ce2"/>
        </table:table-row>
        <table:table-row table:style-name="ro3">
          <table:table-cell office:value-type="float" office:value="1339" table:style-name="ce15">
            <text:p>1339</text:p>
          </table:table-cell>
          <table:table-cell office:value-type="string" table:style-name="ce10">
            <text:p>LIDSON FAUSTO DA SILVA</text:p>
          </table:table-cell>
          <table:table-cell office:value-type="string" table:style-name="ce10">
            <text:p>GERENTE-GERAL</text:p>
          </table:table-cell>
          <table:table-cell office:value-type="string" table:style-name="ce10">
            <text:p>GERÊNCIA-GERAL</text:p>
          </table:table-cell>
          <table:table-cell office:value-type="float" office:value="33689.11" table:style-name="ce11">
            <text:p>33.689,11</text:p>
          </table:table-cell>
          <table:table-cell office:value-type="float" office:value="11513.4" table:style-name="ce11">
            <text:p>11.513,4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31496.97" table:style-name="ce11">
            <text:p>31.496,97</text:p>
          </table:table-cell>
          <table:table-cell office:value-type="float" office:value="76699.48000000001" table:style-name="ce11">
            <text:p>76.699,48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6797.03" table:style-name="ce11">
            <text:p>6.797,03</text:p>
          </table:table-cell>
          <table:table-cell office:value-type="float" office:value="5909.19" table:style-name="ce11">
            <text:p>5.909,19</text:p>
          </table:table-cell>
          <table:table-cell office:value-type="float" office:value="17422.7" table:style-name="ce11">
            <text:p>17.422,70</text:p>
          </table:table-cell>
          <table:table-cell office:value-type="float" office:value="59276.780000000013" table:style-name="ce11">
            <text:p>59.276,78</text:p>
          </table:table-cell>
          <table:table-cell table:number-columns-repeated="16366" table:style-name="ce2"/>
        </table:table-row>
        <table:table-row table:style-name="ro3">
          <table:table-cell office:value-type="float" office:value="1480" table:style-name="ce13">
            <text:p>1480</text:p>
          </table:table-cell>
          <table:table-cell office:value-type="string" table:style-name="ce6">
            <text:p>LUCAS LOBATO LA ROCCA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6827.59" table:style-name="ce7">
            <text:p>6.827,59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056.959999999999" table:style-name="ce7">
            <text:p>31.056,96</text:p>
          </table:table-cell>
          <table:table-cell office:value-type="float" office:value="69889.200000000012" table:style-name="ce7">
            <text:p>69.889,20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8577.33" table:style-name="ce7">
            <text:p>8.577,33</text:p>
          </table:table-cell>
          <table:table-cell office:value-type="float" office:value="0" table:style-name="ce7">
            <text:p>0,00</text:p>
          </table:table-cell>
          <table:table-cell office:value-type="float" office:value="13057.98" table:style-name="ce7">
            <text:p>13.057,98</text:p>
          </table:table-cell>
          <table:table-cell office:value-type="float" office:value="56831.220000000016" table:style-name="ce7">
            <text:p>56.831,22</text:p>
          </table:table-cell>
          <table:table-cell table:number-columns-repeated="16366" table:style-name="ce2"/>
        </table:table-row>
        <table:table-row table:style-name="ro3">
          <table:table-cell office:value-type="float" office:value="1405" table:style-name="ce13">
            <text:p>1405</text:p>
          </table:table-cell>
          <table:table-cell office:value-type="string" table:style-name="ce6">
            <text:p>LUCIANA ALMADA DE MAGALHÃES F. CHAMOU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REGIONAL ESPECIAL ITINERAN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733.46" table:style-name="ce7">
            <text:p>30.733,46</text:p>
          </table:table-cell>
          <table:table-cell office:value-type="float" office:value="67903.87" table:style-name="ce7">
            <text:p>67.903,8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03.33" table:style-name="ce7">
            <text:p>8.003,33</text:p>
          </table:table-cell>
          <table:table-cell office:value-type="float" office:value="0" table:style-name="ce7">
            <text:p>0,00</text:p>
          </table:table-cell>
          <table:table-cell office:value-type="float" office:value="12719.81" table:style-name="ce7">
            <text:p>12.719,81</text:p>
          </table:table-cell>
          <table:table-cell office:value-type="float" office:value="55184.06" table:style-name="ce7">
            <text:p>55.184,06</text:p>
          </table:table-cell>
          <table:table-cell table:number-columns-repeated="16366" table:style-name="ce2"/>
        </table:table-row>
        <table:table-row table:style-name="ro3">
          <table:table-cell office:value-type="float" office:value="1348" table:style-name="ce14">
            <text:p>1348</text:p>
          </table:table-cell>
          <table:table-cell office:value-type="string" table:style-name="ce10">
            <text:p>LUCIANA GOMES FERREIRA DE ANDRADE</text:p>
          </table:table-cell>
          <table:table-cell office:value-type="string" table:style-name="ce10">
            <text:p>PROCURADOR-GERAL DE JUSTIÇA</text:p>
          </table:table-cell>
          <table:table-cell office:value-type="string" table:style-name="ce10">
            <text:p>GABINETE DO PROCURADOR-GERAL DE JUSTIÇA</text:p>
          </table:table-cell>
          <table:table-cell office:value-type="float" office:value="33689.11" table:style-name="ce11">
            <text:p>33.689,11</text:p>
          </table:table-cell>
          <table:table-cell office:value-type="float" office:value="10106.73" table:style-name="ce11">
            <text:p>10.106,73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32456.92" table:style-name="ce11">
            <text:p>32.456,92</text:p>
          </table:table-cell>
          <table:table-cell office:value-type="float" office:value="76252.759999999995" table:style-name="ce11">
            <text:p>76.252,76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8639.27" table:style-name="ce11">
            <text:p>8.639,27</text:p>
          </table:table-cell>
          <table:table-cell office:value-type="float" office:value="4502.5200000000004" table:style-name="ce11">
            <text:p>4.502,52</text:p>
          </table:table-cell>
          <table:table-cell office:value-type="float" office:value="17858.27" table:style-name="ce11">
            <text:p>17.858,27</text:p>
          </table:table-cell>
          <table:table-cell office:value-type="float" office:value="58394.489999999991" table:style-name="ce11">
            <text:p>58.394,49</text:p>
          </table:table-cell>
          <table:table-cell table:number-columns-repeated="16366" table:style-name="ce2"/>
        </table:table-row>
        <table:table-row table:style-name="ro3">
          <table:table-cell office:value-type="float" office:value="1335" table:style-name="ce13">
            <text:p>1335</text:p>
          </table:table-cell>
          <table:table-cell office:value-type="string" table:style-name="ce10">
            <text:p>LUCIANO DA COSTA BARRETO</text:p>
          </table:table-cell>
          <table:table-cell office:value-type="string" table:style-name="ce10">
            <text:p>PROMOTOR DE JUSTIÇA</text:p>
          </table:table-cell>
          <table:table-cell office:value-type="string" table:style-name="ce10">
            <text:p>PJ CÍVEL DE VILA VELHA</text:p>
          </table:table-cell>
          <table:table-cell office:value-type="float" office:value="33689.11" table:style-name="ce11">
            <text:p>33.689,11</text:p>
          </table:table-cell>
          <table:table-cell office:value-type="float" office:value="-673.8" table:style-name="ce11">
            <text:p>-673,80</text:p>
          </table:table-cell>
          <table:table-cell office:value-type="float" office:value="0" table:style-name="ce11">
            <text:p>0,00</text:p>
          </table:table-cell>
          <table:table-cell office:value-type="float" office:value="-74.86" table:style-name="ce11">
            <text:p>-74,86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0" table:style-name="ce11">
            <text:p>0,00</text:p>
          </table:table-cell>
          <table:table-cell office:value-type="float" office:value="28850.44" table:style-name="ce11">
            <text:p>28.850,44</text:p>
          </table:table-cell>
          <table:table-cell office:value-type="float" office:value="61790.89" table:style-name="ce11">
            <text:p>61.790,89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6185.72" table:style-name="ce11">
            <text:p>6.185,72</text:p>
          </table:table-cell>
          <table:table-cell office:value-type="float" office:value="0" table:style-name="ce11">
            <text:p>0,00</text:p>
          </table:table-cell>
          <table:table-cell office:value-type="float" office:value="10902.2" table:style-name="ce11">
            <text:p>10.902,20</text:p>
          </table:table-cell>
          <table:table-cell office:value-type="float" office:value="50888.69" table:style-name="ce11">
            <text:p>50.888,69</text:p>
          </table:table-cell>
          <table:table-cell table:style-name="ce9"/>
          <table:table-cell table:number-columns-repeated="16365" table:style-name="ce2"/>
        </table:table-row>
        <table:table-row table:style-name="ro3">
          <table:table-cell office:value-type="float" office:value="1465" table:style-name="ce13">
            <text:p>1465</text:p>
          </table:table-cell>
          <table:table-cell office:value-type="string" table:style-name="ce6">
            <text:p>LUCIANO ROCHA DE OLI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387.21" table:style-name="ce7">
            <text:p>27.387,21</text:p>
          </table:table-cell>
          <table:table-cell office:value-type="float" office:value="61076.32" table:style-name="ce7">
            <text:p>61.076,3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261.729999999996" table:style-name="ce7">
            <text:p>49.261,73</text:p>
          </table:table-cell>
          <table:table-cell table:number-columns-repeated="16366" table:style-name="ce2"/>
        </table:table-row>
        <table:table-row table:style-name="ro3">
          <table:table-cell office:value-type="float" office:value="1138" table:style-name="ce13">
            <text:p>1138</text:p>
          </table:table-cell>
          <table:table-cell office:value-type="string" table:style-name="ce6">
            <text:p>LUCIMARA MARQUES ADAM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5886.42" table:style-name="ce7">
            <text:p>65.886,4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95.15" table:style-name="ce7">
            <text:p>8.395,15</text:p>
          </table:table-cell>
          <table:table-cell office:value-type="float" office:value="0" table:style-name="ce7">
            <text:p>0,00</text:p>
          </table:table-cell>
          <table:table-cell office:value-type="float" office:value="13111.63" table:style-name="ce7">
            <text:p>13.111,63</text:p>
          </table:table-cell>
          <table:table-cell office:value-type="float" office:value="52774.79" table:style-name="ce7">
            <text:p>52.774,79</text:p>
          </table:table-cell>
          <table:table-cell table:number-columns-repeated="16366" table:style-name="ce2"/>
        </table:table-row>
        <table:table-row table:style-name="ro3">
          <table:table-cell office:value-type="float" office:value="1141" table:style-name="ce13">
            <text:p>1141</text:p>
          </table:table-cell>
          <table:table-cell office:value-type="string" table:style-name="ce6">
            <text:p>LUIS AUGUSTO SUZANO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. DR. LUIS AUGUSTO SUZANO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4810.589999999997" table:style-name="ce7">
            <text:p>34.810,59</text:p>
          </table:table-cell>
          <table:table-cell office:value-type="float" office:value="80556.850000000006" table:style-name="ce7">
            <text:p>80.556,85</text:p>
          </table:table-cell>
          <table:table-cell office:value-type="float" office:value="4964.71" table:style-name="ce7">
            <text:p>4.964,71</text:p>
          </table:table-cell>
          <table:table-cell office:value-type="float" office:value="9884.17" table:style-name="ce7">
            <text:p>9.884,17</text:p>
          </table:table-cell>
          <table:table-cell office:value-type="float" office:value="1488.23" table:style-name="ce7">
            <text:p>1.488,23</text:p>
          </table:table-cell>
          <table:table-cell office:value-type="float" office:value="16337.11" table:style-name="ce7">
            <text:p>16.337,11</text:p>
          </table:table-cell>
          <table:table-cell office:value-type="float" office:value="64219.740000000005" table:style-name="ce7">
            <text:p>64.219,74</text:p>
          </table:table-cell>
          <table:table-cell table:number-columns-repeated="16366" table:style-name="ce2"/>
        </table:table-row>
        <table:table-row table:style-name="ro3">
          <table:table-cell office:value-type="float" office:value="1442" table:style-name="ce13">
            <text:p>1442</text:p>
          </table:table-cell>
          <table:table-cell office:value-type="string" table:style-name="ce6">
            <text:p>LUIS FELIPE SCALCO SIMÃ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CASTEL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741.42" table:style-name="ce7">
            <text:p>31.741,42</text:p>
          </table:table-cell>
          <table:table-cell office:value-type="float" office:value="70483.899999999994" table:style-name="ce7">
            <text:p>70.483,9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7279.62999999999" table:style-name="ce7">
            <text:p>57.279,63</text:p>
          </table:table-cell>
          <table:table-cell table:number-columns-repeated="16366" table:style-name="ce2"/>
        </table:table-row>
        <table:table-row table:style-name="ro3">
          <table:table-cell office:value-type="float" office:value="1328" table:style-name="ce13">
            <text:p>1328</text:p>
          </table:table-cell>
          <table:table-cell office:value-type="string" table:style-name="ce6">
            <text:p>LUIZ AGOSTINHO ABREU DA FONSEC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703.0300000000007" table:style-name="ce7">
            <text:p>8.703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3982.73" table:style-name="ce7">
            <text:p>73.982,7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45.7099999999991" table:style-name="ce7">
            <text:p>8.645,71</text:p>
          </table:table-cell>
          <table:table-cell office:value-type="float" office:value="3098.82" table:style-name="ce7">
            <text:p>3.098,82</text:p>
          </table:table-cell>
          <table:table-cell office:value-type="float" office:value="16461.009999999998" table:style-name="ce7">
            <text:p>16.461,01</text:p>
          </table:table-cell>
          <table:table-cell office:value-type="float" office:value="57521.72" table:style-name="ce7">
            <text:p>57.521,72</text:p>
          </table:table-cell>
          <table:table-cell table:number-columns-repeated="16366" table:style-name="ce2"/>
        </table:table-row>
        <table:table-row table:style-name="ro3">
          <table:table-cell office:value-type="float" office:value="1143" table:style-name="ce13">
            <text:p>1143</text:p>
          </table:table-cell>
          <table:table-cell office:value-type="string" table:style-name="ce6">
            <text:p>LUIZ ALBERTO NASCIME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194.04" table:style-name="ce7">
            <text:p>31.194,04</text:p>
          </table:table-cell>
          <table:table-cell office:value-type="float" office:value="72968.540000000008" table:style-name="ce7">
            <text:p>72.968,5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21.6" table:style-name="ce7">
            <text:p>9.321,60</text:p>
          </table:table-cell>
          <table:table-cell office:value-type="float" office:value="0" table:style-name="ce7">
            <text:p>0,00</text:p>
          </table:table-cell>
          <table:table-cell office:value-type="float" office:value="14038.08" table:style-name="ce7">
            <text:p>14.038,08</text:p>
          </table:table-cell>
          <table:table-cell office:value-type="float" office:value="58930.460000000006" table:style-name="ce7">
            <text:p>58.930,46</text:p>
          </table:table-cell>
          <table:table-cell table:number-columns-repeated="16366" table:style-name="ce2"/>
        </table:table-row>
        <table:table-row table:style-name="ro3">
          <table:table-cell office:value-type="float" office:value="1142" table:style-name="ce13">
            <text:p>1142</text:p>
          </table:table-cell>
          <table:table-cell office:value-type="string" table:style-name="ce6">
            <text:p>LUIZ ANTONIO DE SOUZ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807.5" table:style-name="ce7">
            <text:p>2.80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279.66" table:style-name="ce7">
            <text:p>30.279,66</text:p>
          </table:table-cell>
          <table:table-cell office:value-type="float" office:value="71492.75" table:style-name="ce7">
            <text:p>71.492,7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010.7999999999993" table:style-name="ce7">
            <text:p>9.010,80</text:p>
          </table:table-cell>
          <table:table-cell office:value-type="float" office:value="0" table:style-name="ce7">
            <text:p>0,00</text:p>
          </table:table-cell>
          <table:table-cell office:value-type="float" office:value="13727.28" table:style-name="ce7">
            <text:p>13.727,28</text:p>
          </table:table-cell>
          <table:table-cell office:value-type="float" office:value="57765.47" table:style-name="ce7">
            <text:p>57.765,47</text:p>
          </table:table-cell>
          <table:table-cell table:number-columns-repeated="16366" table:style-name="ce2"/>
        </table:table-row>
        <table:table-row table:style-name="ro3">
          <table:table-cell office:value-type="float" office:value="1295" table:style-name="ce13">
            <text:p>1295</text:p>
          </table:table-cell>
          <table:table-cell office:value-type="string" table:style-name="ce6">
            <text:p>LUIZ CARLOS DE VARGA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BARRA DE SÃO FRANCISC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176.43" table:style-name="ce7">
            <text:p>6.176,4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72661.03" table:style-name="ce7">
            <text:p>72.661,0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572.22" table:style-name="ce7">
            <text:p>572,22</text:p>
          </table:table-cell>
          <table:table-cell office:value-type="float" office:value="13927.97" table:style-name="ce7">
            <text:p>13.927,97</text:p>
          </table:table-cell>
          <table:table-cell office:value-type="float" office:value="58733.06" table:style-name="ce7">
            <text:p>58.733,06</text:p>
          </table:table-cell>
          <table:table-cell table:number-columns-repeated="16366" table:style-name="ce2"/>
        </table:table-row>
        <table:table-row table:style-name="ro3">
          <table:table-cell office:value-type="float" office:value="1140" table:style-name="ce13">
            <text:p>1140</text:p>
          </table:table-cell>
          <table:table-cell office:value-type="string" table:style-name="ce6">
            <text:p>LUIZ FLÁVIO VALENTI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144.4" table:style-name="ce7">
            <text:p>3.144,4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786.720000000001" table:style-name="ce7">
            <text:p>29.786,72</text:p>
          </table:table-cell>
          <table:table-cell office:value-type="float" office:value="66620.23000000001" table:style-name="ce7">
            <text:p>66.620,2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910.69" table:style-name="ce7">
            <text:p>7.910,69</text:p>
          </table:table-cell>
          <table:table-cell office:value-type="float" office:value="0" table:style-name="ce7">
            <text:p>0,00</text:p>
          </table:table-cell>
          <table:table-cell office:value-type="float" office:value="12627.17" table:style-name="ce7">
            <text:p>12.627,17</text:p>
          </table:table-cell>
          <table:table-cell office:value-type="float" office:value="53993.060000000012" table:style-name="ce7">
            <text:p>53.993,06</text:p>
          </table:table-cell>
          <table:table-cell table:number-columns-repeated="16366" table:style-name="ce2"/>
        </table:table-row>
        <table:table-row table:style-name="ro3">
          <table:table-cell office:value-type="float" office:value="1139" table:style-name="ce13">
            <text:p>1139</text:p>
          </table:table-cell>
          <table:table-cell office:value-type="string" table:style-name="ce6">
            <text:p>LUIZ RENATO AZEVEDO DA SILV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84.5" table:style-name="ce7">
            <text:p>1.684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110.85" table:style-name="ce7">
            <text:p>29.110,85</text:p>
          </table:table-cell>
          <table:table-cell office:value-type="float" office:value="69200.94" table:style-name="ce7">
            <text:p>69.200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858.3799999999992" table:style-name="ce7">
            <text:p>8.858,38</text:p>
          </table:table-cell>
          <table:table-cell office:value-type="float" office:value="0" table:style-name="ce7">
            <text:p>0,00</text:p>
          </table:table-cell>
          <table:table-cell office:value-type="float" office:value="13574.86" table:style-name="ce7">
            <text:p>13.574,86</text:p>
          </table:table-cell>
          <table:table-cell office:value-type="float" office:value="55626.080000000002" table:style-name="ce7">
            <text:p>55.626,08</text:p>
          </table:table-cell>
          <table:table-cell table:number-columns-repeated="16366" table:style-name="ce2"/>
        </table:table-row>
        <table:table-row table:style-name="ro3">
          <table:table-cell office:value-type="float" office:value="2000002" table:style-name="ce13">
            <text:p>2000002</text:p>
          </table:table-cell>
          <table:table-cell office:value-type="string" table:style-name="ce6">
            <text:p>LUIZIANY ALBANO SCHERRER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2667" table:style-name="ce7">
            <text:p>2.667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005.86" table:style-name="ce7">
            <text:p>28.005,86</text:p>
          </table:table-cell>
          <table:table-cell office:value-type="float" office:value="62677.51" table:style-name="ce7">
            <text:p>62.677,51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433.17" table:style-name="ce7">
            <text:p>7.433,17</text:p>
          </table:table-cell>
          <table:table-cell office:value-type="float" office:value="0" table:style-name="ce7">
            <text:p>0,00</text:p>
          </table:table-cell>
          <table:table-cell office:value-type="float" office:value="11913.82" table:style-name="ce7">
            <text:p>11.913,82</text:p>
          </table:table-cell>
          <table:table-cell office:value-type="float" office:value="50763.69" table:style-name="ce7">
            <text:p>50.763,69</text:p>
          </table:table-cell>
          <table:table-cell table:number-columns-repeated="16366" table:style-name="ce2"/>
        </table:table-row>
        <table:table-row table:style-name="ro3">
          <table:table-cell office:value-type="float" office:value="1381" table:style-name="ce13">
            <text:p>1381</text:p>
          </table:table-cell>
          <table:table-cell office:value-type="string" table:style-name="ce6">
            <text:p>MAÍRA RANGEL BRASILEIRO PI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MIMOSO DO SUL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table:number-columns-repeated="16366" table:style-name="ce2"/>
        </table:table-row>
        <table:table-row table:style-name="ro3">
          <table:table-cell office:value-type="float" office:value="1146" table:style-name="ce13">
            <text:p>1146</text:p>
          </table:table-cell>
          <table:table-cell office:value-type="string" table:style-name="ce6">
            <text:p>MANOEL MILAGRES DA SILVA FER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501.37" table:style-name="ce7">
            <text:p>30.501,37</text:p>
          </table:table-cell>
          <table:table-cell office:value-type="float" office:value="72275.87" table:style-name="ce7">
            <text:p>72.275,8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269.4599999999991" table:style-name="ce7">
            <text:p>9.269,46</text:p>
          </table:table-cell>
          <table:table-cell office:value-type="float" office:value="0" table:style-name="ce7">
            <text:p>0,00</text:p>
          </table:table-cell>
          <table:table-cell office:value-type="float" office:value="13985.94" table:style-name="ce7">
            <text:p>13.985,94</text:p>
          </table:table-cell>
          <table:table-cell office:value-type="float" office:value="58289.929999999993" table:style-name="ce7">
            <text:p>58.289,93</text:p>
          </table:table-cell>
          <table:table-cell table:number-columns-repeated="16366" table:style-name="ce2"/>
        </table:table-row>
        <table:table-row table:style-name="ro3">
          <table:table-cell office:value-type="float" office:value="1340" table:style-name="ce13">
            <text:p>1340</text:p>
          </table:table-cell>
          <table:table-cell office:value-type="string" table:style-name="ce6">
            <text:p>MARCELLO RIBEIRO DOS SAN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851.37" table:style-name="ce7">
            <text:p>30.851,37</text:p>
          </table:table-cell>
          <table:table-cell office:value-type="float" office:value="67909.39" table:style-name="ce7">
            <text:p>67.9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5168.35" table:style-name="ce7">
            <text:p>55.168,35</text:p>
          </table:table-cell>
          <table:table-cell table:number-columns-repeated="16366" table:style-name="ce2"/>
        </table:table-row>
        <table:table-row table:style-name="ro3">
          <table:table-cell office:value-type="float" office:value="1109" table:style-name="ce13">
            <text:p>1109</text:p>
          </table:table-cell>
          <table:table-cell office:value-type="string" table:style-name="ce6">
            <text:p>MARCELLO SOUZA QUEIROZ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12.3" table:style-name="ce7">
            <text:p>112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805.85" table:style-name="ce7">
            <text:p>28.805,85</text:p>
          </table:table-cell>
          <table:table-cell office:value-type="float" office:value="67323.739999999991" table:style-name="ce7">
            <text:p>67.323,7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26.0300000000007" table:style-name="ce7">
            <text:p>8.426,03</text:p>
          </table:table-cell>
          <table:table-cell office:value-type="float" office:value="0" table:style-name="ce7">
            <text:p>0,00</text:p>
          </table:table-cell>
          <table:table-cell office:value-type="float" office:value="13142.51" table:style-name="ce7">
            <text:p>13.142,51</text:p>
          </table:table-cell>
          <table:table-cell office:value-type="float" office:value="54181.229999999989" table:style-name="ce7">
            <text:p>54.181,23</text:p>
          </table:table-cell>
          <table:table-cell table:number-columns-repeated="16366" table:style-name="ce2"/>
        </table:table-row>
        <table:table-row table:style-name="ro3">
          <table:table-cell office:value-type="float" office:value="1410" table:style-name="ce13">
            <text:p>1410</text:p>
          </table:table-cell>
          <table:table-cell office:value-type="string" table:style-name="ce6">
            <text:p>MARCELO FERRAZ VOLPA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133.6999999999998" table:style-name="ce7">
            <text:p>2.133,7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150.3" table:style-name="ce7">
            <text:p>29.150,30</text:p>
          </table:table-cell>
          <table:table-cell office:value-type="float" office:value="64973.11" table:style-name="ce7">
            <text:p>64.973,1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84.88" table:style-name="ce7">
            <text:p>7.684,88</text:p>
          </table:table-cell>
          <table:table-cell office:value-type="float" office:value="0" table:style-name="ce7">
            <text:p>0,00</text:p>
          </table:table-cell>
          <table:table-cell office:value-type="float" office:value="12401.36" table:style-name="ce7">
            <text:p>12.401,36</text:p>
          </table:table-cell>
          <table:table-cell office:value-type="float" office:value="52571.75" table:style-name="ce7">
            <text:p>52.571,75</text:p>
          </table:table-cell>
          <table:table-cell table:number-columns-repeated="16366" table:style-name="ce2"/>
        </table:table-row>
        <table:table-row table:style-name="ro3">
          <table:table-cell office:value-type="float" office:value="1285" table:style-name="ce13">
            <text:p>1285</text:p>
          </table:table-cell>
          <table:table-cell office:value-type="string" table:style-name="ce6">
            <text:p>MARCELO LEMOS VI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400.97" table:style-name="ce7">
            <text:p>6.400,9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639.75" table:style-name="ce7">
            <text:p>32.639,75</text:p>
          </table:table-cell>
          <table:table-cell office:value-type="float" office:value="72729.83" table:style-name="ce7">
            <text:p>72.729,8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796.76" table:style-name="ce7">
            <text:p>796,76</text:p>
          </table:table-cell>
          <table:table-cell office:value-type="float" office:value="14152.51" table:style-name="ce7">
            <text:p>14.152,51</text:p>
          </table:table-cell>
          <table:table-cell office:value-type="float" office:value="58577.32" table:style-name="ce7">
            <text:p>58.577,32</text:p>
          </table:table-cell>
          <table:table-cell table:number-columns-repeated="16366" table:style-name="ce2"/>
        </table:table-row>
        <table:table-row table:style-name="ro3">
          <table:table-cell office:value-type="float" office:value="1414" table:style-name="ce13">
            <text:p>1414</text:p>
          </table:table-cell>
          <table:table-cell office:value-type="string" table:style-name="ce6">
            <text:p>MARCELO PAIVA PED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221.680000000008" table:style-name="ce7">
            <text:p>50.221,68</text:p>
          </table:table-cell>
          <table:table-cell table:number-columns-repeated="16366" table:style-name="ce2"/>
        </table:table-row>
        <table:table-row table:style-name="ro3">
          <table:table-cell office:value-type="float" office:value="2000000" table:style-name="ce13">
            <text:p>2000000</text:p>
          </table:table-cell>
          <table:table-cell office:value-type="string" table:style-name="ce6">
            <text:p>MARCELO VICTOR AMORIM GOMES DE MELO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6195.74" table:style-name="ce7">
            <text:p>26.195,74</text:p>
          </table:table-cell>
          <table:table-cell office:value-type="float" office:value="58200.39" table:style-name="ce7">
            <text:p>58.200,39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6699.74" table:style-name="ce7">
            <text:p>6.699,74</text:p>
          </table:table-cell>
          <table:table-cell office:value-type="float" office:value="0" table:style-name="ce7">
            <text:p>0,00</text:p>
          </table:table-cell>
          <table:table-cell office:value-type="float" office:value="11180.39" table:style-name="ce7">
            <text:p>11.180,39</text:p>
          </table:table-cell>
          <table:table-cell office:value-type="float" office:value="47020" table:style-name="ce7">
            <text:p>47.020,00</text:p>
          </table:table-cell>
          <table:table-cell table:number-columns-repeated="16366" table:style-name="ce2"/>
        </table:table-row>
        <table:table-row table:style-name="ro3">
          <table:table-cell office:value-type="float" office:value="1380" table:style-name="ce13">
            <text:p>1380</text:p>
          </table:table-cell>
          <table:table-cell office:value-type="string" table:style-name="ce6">
            <text:p>MARCELO VICTOR VALENTE GOUVEIA TEIX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BIRAÇU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38" table:style-name="ce7">
            <text:p>30.038,00</text:p>
          </table:table-cell>
          <table:table-cell office:value-type="float" office:value="65748.459999999992" table:style-name="ce7">
            <text:p>65.748,4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49.71" table:style-name="ce7">
            <text:p>7.549,71</text:p>
          </table:table-cell>
          <table:table-cell office:value-type="float" office:value="0" table:style-name="ce7">
            <text:p>0,00</text:p>
          </table:table-cell>
          <table:table-cell office:value-type="float" office:value="12266.19" table:style-name="ce7">
            <text:p>12.266,19</text:p>
          </table:table-cell>
          <table:table-cell office:value-type="float" office:value="53482.26999999999" table:style-name="ce7">
            <text:p>53.482,27</text:p>
          </table:table-cell>
          <table:table-cell table:number-columns-repeated="16366" table:style-name="ce2"/>
        </table:table-row>
        <table:table-row table:style-name="ro3">
          <table:table-cell office:value-type="float" office:value="1110" table:style-name="ce13">
            <text:p>1110</text:p>
          </table:table-cell>
          <table:table-cell office:value-type="string" table:style-name="ce6">
            <text:p>MÁRCIA JACOBSEN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INETE DRA MÁRCIA JACOBSEN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29015.14" table:style-name="ce7">
            <text:p>29.015,14</text:p>
          </table:table-cell>
          <table:table-cell office:value-type="float" office:value="69442.070000000007" table:style-name="ce7">
            <text:p>69.442,07</text:p>
          </table:table-cell>
          <table:table-cell office:value-type="float" office:value="4964.71" table:style-name="ce7">
            <text:p>4.964,71</text:p>
          </table:table-cell>
          <table:table-cell office:value-type="float" office:value="8882.75" table:style-name="ce7">
            <text:p>8.882,75</text:p>
          </table:table-cell>
          <table:table-cell office:value-type="float" office:value="0" table:style-name="ce7">
            <text:p>0,00</text:p>
          </table:table-cell>
          <table:table-cell office:value-type="float" office:value="13847.46" table:style-name="ce7">
            <text:p>13.847,46</text:p>
          </table:table-cell>
          <table:table-cell office:value-type="float" office:value="55594.610000000008" table:style-name="ce7">
            <text:p>55.594,61</text:p>
          </table:table-cell>
          <table:table-cell table:number-columns-repeated="16366" table:style-name="ce2"/>
        </table:table-row>
        <table:table-row table:style-name="ro3">
          <table:table-cell office:value-type="float" office:value="1458" table:style-name="ce13">
            <text:p>1458</text:p>
          </table:table-cell>
          <table:table-cell office:value-type="string" table:style-name="ce6">
            <text:p>MARCIO AUGUSTO GONÇALVES CARDOS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830.09" table:style-name="ce7">
            <text:p>29.830,09</text:p>
          </table:table-cell>
          <table:table-cell office:value-type="float" office:value="66214.33" table:style-name="ce7">
            <text:p>66.214,3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87.14" table:style-name="ce7">
            <text:p>7.787,14</text:p>
          </table:table-cell>
          <table:table-cell office:value-type="float" office:value="0" table:style-name="ce7">
            <text:p>0,00</text:p>
          </table:table-cell>
          <table:table-cell office:value-type="float" office:value="12503.62" table:style-name="ce7">
            <text:p>12.503,62</text:p>
          </table:table-cell>
          <table:table-cell office:value-type="float" office:value="53710.71" table:style-name="ce7">
            <text:p>53.710,71</text:p>
          </table:table-cell>
          <table:table-cell table:number-columns-repeated="16366" table:style-name="ce2"/>
        </table:table-row>
        <table:table-row table:style-name="ro3">
          <table:table-cell office:value-type="float" office:value="1324" table:style-name="ce13">
            <text:p>1324</text:p>
          </table:table-cell>
          <table:table-cell office:value-type="string" table:style-name="ce6">
            <text:p>MÁRCIO AULETE DE RONAI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JERÔNIMO MONTEIR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58.7800000000002" table:style-name="ce7">
            <text:p>2.058,78</text:p>
          </table:table-cell>
          <table:table-cell office:value-type="float" office:value="0" table:style-name="ce7">
            <text:p>0,00</text:p>
          </table:table-cell>
          <table:table-cell office:value-type="float" office:value="3.12" table:style-name="ce7">
            <text:p>3,12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9430.650000000009" table:style-name="ce7">
            <text:p>69.430,6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962.17" table:style-name="ce7">
            <text:p>8.962,17</text:p>
          </table:table-cell>
          <table:table-cell office:value-type="float" office:value="0" table:style-name="ce7">
            <text:p>0,00</text:p>
          </table:table-cell>
          <table:table-cell office:value-type="float" office:value="13678.65" table:style-name="ce7">
            <text:p>13.678,65</text:p>
          </table:table-cell>
          <table:table-cell office:value-type="float" office:value="55752.000000000007" table:style-name="ce7">
            <text:p>55.752,00</text:p>
          </table:table-cell>
          <table:table-cell table:number-columns-repeated="16366" table:style-name="ce2"/>
        </table:table-row>
        <table:table-row table:style-name="ro3">
          <table:table-cell office:value-type="float" office:value="1308" table:style-name="ce13">
            <text:p>1308</text:p>
          </table:table-cell>
          <table:table-cell office:value-type="string" table:style-name="ce6">
            <text:p>MARCOS ANTÔNIO ROCHA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799.37" table:style-name="ce7">
            <text:p>31.799,37</text:p>
          </table:table-cell>
          <table:table-cell office:value-type="float" office:value="68857.39" table:style-name="ce7">
            <text:p>68.857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6116.35" table:style-name="ce7">
            <text:p>56.116,35</text:p>
          </table:table-cell>
          <table:table-cell table:number-columns-repeated="16366" table:style-name="ce2"/>
        </table:table-row>
        <table:table-row table:style-name="ro3">
          <table:table-cell office:value-type="float" office:value="1114" table:style-name="ce13">
            <text:p>1114</text:p>
          </table:table-cell>
          <table:table-cell office:value-type="string" table:style-name="ce6">
            <text:p>MARIA APARECIDA BAZAN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BOM JESUS DO NOR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205.83" table:style-name="ce7">
            <text:p>30.205,83</text:p>
          </table:table-cell>
          <table:table-cell office:value-type="float" office:value="70632.77" table:style-name="ce7">
            <text:p>70.632,7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951.02" table:style-name="ce7">
            <text:p>8.951,02</text:p>
          </table:table-cell>
          <table:table-cell office:value-type="float" office:value="0" table:style-name="ce7">
            <text:p>0,00</text:p>
          </table:table-cell>
          <table:table-cell office:value-type="float" office:value="13667.5" table:style-name="ce7">
            <text:p>13.667,50</text:p>
          </table:table-cell>
          <table:table-cell office:value-type="float" office:value="56965.270000000004" table:style-name="ce7">
            <text:p>56.965,27</text:p>
          </table:table-cell>
          <table:table-cell table:number-columns-repeated="16366" table:style-name="ce2"/>
        </table:table-row>
        <table:table-row table:style-name="ro3">
          <table:table-cell office:value-type="float" office:value="1116" table:style-name="ce13">
            <text:p>1116</text:p>
          </table:table-cell>
          <table:table-cell office:value-type="string" table:style-name="ce6">
            <text:p>MARIA BEATRIZ RENOLDI MURAD VERVLOET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SECRETARIA-GERAL DO GABINETE DO PGJ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81.119999999999" table:style-name="ce7">
            <text:p>28.781,12</text:p>
          </table:table-cell>
          <table:table-cell office:value-type="float" office:value="64243.34" table:style-name="ce7">
            <text:p>64.243,34</text:p>
          </table:table-cell>
          <table:table-cell office:value-type="float" office:value="4964.71" table:style-name="ce7">
            <text:p>4.964,71</text:p>
          </table:table-cell>
          <table:table-cell office:value-type="float" office:value="7517.46" table:style-name="ce7">
            <text:p>7.517,46</text:p>
          </table:table-cell>
          <table:table-cell office:value-type="float" office:value="0" table:style-name="ce7">
            <text:p>0,00</text:p>
          </table:table-cell>
          <table:table-cell office:value-type="float" office:value="12482.17" table:style-name="ce7">
            <text:p>12.482,17</text:p>
          </table:table-cell>
          <table:table-cell office:value-type="float" office:value="51761.17" table:style-name="ce7">
            <text:p>51.761,17</text:p>
          </table:table-cell>
          <table:table-cell table:number-columns-repeated="16366" table:style-name="ce2"/>
        </table:table-row>
        <table:table-row table:style-name="ro3">
          <table:table-cell office:value-type="float" office:value="1350" table:style-name="ce13">
            <text:p>1350</text:p>
          </table:table-cell>
          <table:table-cell office:value-type="string" table:style-name="ce6">
            <text:p>MARIA CLARA MENDONÇA PERIM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84.5" table:style-name="ce7">
            <text:p>1.684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415.81" table:style-name="ce7">
            <text:p>29.415,81</text:p>
          </table:table-cell>
          <table:table-cell office:value-type="float" office:value="64789.42" table:style-name="ce7">
            <text:p>64.789,4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61.35" table:style-name="ce7">
            <text:p>7.561,35</text:p>
          </table:table-cell>
          <table:table-cell office:value-type="float" office:value="0" table:style-name="ce7">
            <text:p>0,00</text:p>
          </table:table-cell>
          <table:table-cell office:value-type="float" office:value="12277.83" table:style-name="ce7">
            <text:p>12.277,83</text:p>
          </table:table-cell>
          <table:table-cell office:value-type="float" office:value="52511.59" table:style-name="ce7">
            <text:p>52.511,59</text:p>
          </table:table-cell>
          <table:table-cell table:number-columns-repeated="16366" table:style-name="ce2"/>
        </table:table-row>
        <table:table-row table:style-name="ro3">
          <table:table-cell office:value-type="float" office:value="1117" table:style-name="ce13">
            <text:p>1117</text:p>
          </table:table-cell>
          <table:table-cell office:value-type="string" table:style-name="ce6">
            <text:p>MARIA CRISTINA ROCHA PIMENTE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850.21" table:style-name="ce7">
            <text:p>6.850,2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788.57" table:style-name="ce7">
            <text:p>31.788,57</text:p>
          </table:table-cell>
          <table:table-cell office:value-type="float" office:value="77044.37" table:style-name="ce7">
            <text:p>77.044,3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246" table:style-name="ce7">
            <text:p>1.246,00</text:p>
          </table:table-cell>
          <table:table-cell office:value-type="float" office:value="15898.78" table:style-name="ce7">
            <text:p>15.898,78</text:p>
          </table:table-cell>
          <table:table-cell office:value-type="float" office:value="61145.59" table:style-name="ce7">
            <text:p>61.145,59</text:p>
          </table:table-cell>
          <table:table-cell table:number-columns-repeated="16366" table:style-name="ce2"/>
        </table:table-row>
        <table:table-row table:style-name="ro3">
          <table:table-cell office:value-type="float" office:value="1120" table:style-name="ce13">
            <text:p>1120</text:p>
          </table:table-cell>
          <table:table-cell office:value-type="string" table:style-name="ce6">
            <text:p>MARIA DE FÁTIMA CABRAL DE SÁ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A. Mª DE FÁTIMA CABRAL DE SÁ</text:p>
          </table:table-cell>
          <table:table-cell office:value-type="float" office:value="35462.22" table:style-name="ce7">
            <text:p>35.462,22</text:p>
          </table:table-cell>
          <table:table-cell office:value-type="float" office:value="1339.6" table:style-name="ce7">
            <text:p>1.339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968.39" table:style-name="ce7">
            <text:p>30.968,39</text:p>
          </table:table-cell>
          <table:table-cell office:value-type="float" office:value="72734.92" table:style-name="ce7">
            <text:p>72.734,92</text:p>
          </table:table-cell>
          <table:table-cell office:value-type="float" office:value="4964.71" table:style-name="ce7">
            <text:p>4.964,71</text:p>
          </table:table-cell>
          <table:table-cell office:value-type="float" office:value="9251.14" table:style-name="ce7">
            <text:p>9.251,14</text:p>
          </table:table-cell>
          <table:table-cell office:value-type="float" office:value="0" table:style-name="ce7">
            <text:p>0,00</text:p>
          </table:table-cell>
          <table:table-cell office:value-type="float" office:value="14215.85" table:style-name="ce7">
            <text:p>14.215,85</text:p>
          </table:table-cell>
          <table:table-cell office:value-type="float" office:value="58519.07" table:style-name="ce7">
            <text:p>58.519,07</text:p>
          </table:table-cell>
          <table:table-cell table:number-columns-repeated="16366" table:style-name="ce2"/>
        </table:table-row>
        <table:table-row table:style-name="ro3">
          <table:table-cell office:value-type="float" office:value="1121" table:style-name="ce13">
            <text:p>1121</text:p>
          </table:table-cell>
          <table:table-cell office:value-type="string" table:style-name="ce6">
            <text:p>MARIA EDNA PEPE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7678.81" table:style-name="ce7">
            <text:p>27.678,81</text:p>
          </table:table-cell>
          <table:table-cell office:value-type="float" office:value="66084.399999999994" table:style-name="ce7">
            <text:p>66.084,4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95.15" table:style-name="ce7">
            <text:p>8.395,15</text:p>
          </table:table-cell>
          <table:table-cell office:value-type="float" office:value="0" table:style-name="ce7">
            <text:p>0,00</text:p>
          </table:table-cell>
          <table:table-cell office:value-type="float" office:value="13111.63" table:style-name="ce7">
            <text:p>13.111,63</text:p>
          </table:table-cell>
          <table:table-cell office:value-type="float" office:value="52972.77" table:style-name="ce7">
            <text:p>52.972,77</text:p>
          </table:table-cell>
          <table:table-cell table:number-columns-repeated="16366" table:style-name="ce2"/>
        </table:table-row>
        <table:table-row table:style-name="ro3">
          <table:table-cell office:value-type="float" office:value="1125" table:style-name="ce13">
            <text:p>1125</text:p>
          </table:table-cell>
          <table:table-cell office:value-type="string" table:style-name="ce6">
            <text:p>MARIA ZUMIRA TEIXEIRA BOWE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807.5" table:style-name="ce7">
            <text:p>2.807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539.66" table:style-name="ce7">
            <text:p>29.539,66</text:p>
          </table:table-cell>
          <table:table-cell office:value-type="float" office:value="66036.27" table:style-name="ce7">
            <text:p>66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18.04" table:style-name="ce7">
            <text:p>7.818,04</text:p>
          </table:table-cell>
          <table:table-cell office:value-type="float" office:value="0" table:style-name="ce7">
            <text:p>0,00</text:p>
          </table:table-cell>
          <table:table-cell office:value-type="float" office:value="12534.52" table:style-name="ce7">
            <text:p>12.534,52</text:p>
          </table:table-cell>
          <table:table-cell office:value-type="float" office:value="53501.75" table:style-name="ce7">
            <text:p>53.501,75</text:p>
          </table:table-cell>
          <table:table-cell table:number-columns-repeated="16366" table:style-name="ce2"/>
        </table:table-row>
        <table:table-row table:style-name="ro3">
          <table:table-cell office:value-type="float" office:value="1457" table:style-name="ce13">
            <text:p>1457</text:p>
          </table:table-cell>
          <table:table-cell office:value-type="string" table:style-name="ce6">
            <text:p>MARIANA FERREIRA OTTON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165.7299999999996" table:style-name="ce7">
            <text:p>5.165,7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269.040000000001" table:style-name="ce7">
            <text:p>31.269,04</text:p>
          </table:table-cell>
          <table:table-cell office:value-type="float" office:value="70123.88" table:style-name="ce7">
            <text:p>70.123,8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18.69" table:style-name="ce7">
            <text:p>8.518,69</text:p>
          </table:table-cell>
          <table:table-cell office:value-type="float" office:value="0" table:style-name="ce7">
            <text:p>0,00</text:p>
          </table:table-cell>
          <table:table-cell office:value-type="float" office:value="13235.17" table:style-name="ce7">
            <text:p>13.235,17</text:p>
          </table:table-cell>
          <table:table-cell office:value-type="float" office:value="56888.710000000006" table:style-name="ce7">
            <text:p>56.888,71</text:p>
          </table:table-cell>
          <table:table-cell table:number-columns-repeated="16366" table:style-name="ce2"/>
        </table:table-row>
        <table:table-row table:style-name="ro3">
          <table:table-cell office:value-type="float" office:value="1372" table:style-name="ce13">
            <text:p>1372</text:p>
          </table:table-cell>
          <table:table-cell office:value-type="string" table:style-name="ce6">
            <text:p>MARIANA PEISINO DO AMARA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651.05" table:style-name="ce7">
            <text:p>30.651,05</text:p>
          </table:table-cell>
          <table:table-cell office:value-type="float" office:value="67709.070000000007" table:style-name="ce7">
            <text:p>67.709,0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968.030000000006" table:style-name="ce7">
            <text:p>54.968,03</text:p>
          </table:table-cell>
          <table:table-cell table:number-columns-repeated="16366" table:style-name="ce2"/>
        </table:table-row>
        <table:table-row table:style-name="ro3">
          <table:table-cell office:value-type="float" office:value="1393" table:style-name="ce13">
            <text:p>1393</text:p>
          </table:table-cell>
          <table:table-cell office:value-type="string" table:style-name="ce6">
            <text:p>MARIANA SOUTO DE OLIVEIRA GIUBER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42.23" table:style-name="ce7">
            <text:p>842,23</text:p>
          </table:table-cell>
          <table:table-cell office:value-type="float" office:value="0" table:style-name="ce7">
            <text:p>0,00</text:p>
          </table:table-cell>
          <table:table-cell office:value-type="float" office:value="4.68" table:style-name="ce7">
            <text:p>4,6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057.29" table:style-name="ce7">
            <text:p>28.057,29</text:p>
          </table:table-cell>
          <table:table-cell office:value-type="float" office:value="62593.310000000005" table:style-name="ce7">
            <text:p>62.593,3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31.02" table:style-name="ce7">
            <text:p>7.331,02</text:p>
          </table:table-cell>
          <table:table-cell office:value-type="float" office:value="0" table:style-name="ce7">
            <text:p>0,00</text:p>
          </table:table-cell>
          <table:table-cell office:value-type="float" office:value="12047.5" table:style-name="ce7">
            <text:p>12.047,50</text:p>
          </table:table-cell>
          <table:table-cell office:value-type="float" office:value="50545.810000000005" table:style-name="ce7">
            <text:p>50.545,81</text:p>
          </table:table-cell>
          <table:table-cell table:number-columns-repeated="16366" table:style-name="ce2"/>
        </table:table-row>
        <table:table-row table:style-name="ro3">
          <table:table-cell office:value-type="float" office:value="1450" table:style-name="ce13">
            <text:p>1450</text:p>
          </table:table-cell>
          <table:table-cell office:value-type="string" table:style-name="ce6">
            <text:p>MATHEUS LEME NOVA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LEGR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662.84" table:style-name="ce7">
            <text:p>29.662,84</text:p>
          </table:table-cell>
          <table:table-cell office:value-type="float" office:value="65373.3" table:style-name="ce7">
            <text:p>65.373,3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49.71" table:style-name="ce7">
            <text:p>7.549,71</text:p>
          </table:table-cell>
          <table:table-cell office:value-type="float" office:value="0" table:style-name="ce7">
            <text:p>0,00</text:p>
          </table:table-cell>
          <table:table-cell office:value-type="float" office:value="12266.19" table:style-name="ce7">
            <text:p>12.266,19</text:p>
          </table:table-cell>
          <table:table-cell office:value-type="float" office:value="53107.11" table:style-name="ce7">
            <text:p>53.107,11</text:p>
          </table:table-cell>
          <table:table-cell table:number-columns-repeated="16366" table:style-name="ce2"/>
        </table:table-row>
        <table:table-row table:style-name="ro3">
          <table:table-cell office:value-type="float" office:value="1305" table:style-name="ce13">
            <text:p>1305</text:p>
          </table:table-cell>
          <table:table-cell office:value-type="string" table:style-name="ce6">
            <text:p>MAXWEL MIRANDA ARAÚJ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55.73" table:style-name="ce7">
            <text:p>7.355,73</text:p>
          </table:table-cell>
          <table:table-cell office:value-type="float" office:value="0" table:style-name="ce7">
            <text:p>0,00</text:p>
          </table:table-cell>
          <table:table-cell office:value-type="float" office:value="12072.21" table:style-name="ce7">
            <text:p>12.072,21</text:p>
          </table:table-cell>
          <table:table-cell office:value-type="float" office:value="54937.18" table:style-name="ce7">
            <text:p>54.937,18</text:p>
          </table:table-cell>
          <table:table-cell table:number-columns-repeated="16366" table:style-name="ce2"/>
        </table:table-row>
        <table:table-row table:style-name="ro3">
          <table:table-cell office:value-type="float" office:value="1391" table:style-name="ce13">
            <text:p>1391</text:p>
          </table:table-cell>
          <table:table-cell office:value-type="string" table:style-name="ce6">
            <text:p>MOEMA FERREIRA GIUBER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863.65" table:style-name="ce7">
            <text:p>2.863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447.18" table:style-name="ce7">
            <text:p>30.447,18</text:p>
          </table:table-cell>
          <table:table-cell office:value-type="float" office:value="66999.94" table:style-name="ce7">
            <text:p>66.99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867.65" table:style-name="ce7">
            <text:p>6.867,65</text:p>
          </table:table-cell>
          <table:table-cell office:value-type="float" office:value="0" table:style-name="ce7">
            <text:p>0,00</text:p>
          </table:table-cell>
          <table:table-cell office:value-type="float" office:value="11584.13" table:style-name="ce7">
            <text:p>11.584,13</text:p>
          </table:table-cell>
          <table:table-cell office:value-type="float" office:value="55415.810000000005" table:style-name="ce7">
            <text:p>55.415,81</text:p>
          </table:table-cell>
          <table:table-cell table:number-columns-repeated="16366" table:style-name="ce2"/>
        </table:table-row>
        <table:table-row table:style-name="ro3">
          <table:table-cell office:value-type="float" office:value="2000003" table:style-name="ce13">
            <text:p>2000003</text:p>
          </table:table-cell>
          <table:table-cell office:value-type="string" table:style-name="ce6">
            <text:p>MONIA BARBOSA RIBEIRO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1920.28" table:style-name="ce7">
            <text:p>1.920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208.560000000001" table:style-name="ce7">
            <text:p>28.208,56</text:p>
          </table:table-cell>
          <table:table-cell office:value-type="float" office:value="62133.490000000005" table:style-name="ce7">
            <text:p>62.133,49</text:p>
          </table:table-cell>
          <table:table-cell office:value-type="float" office:value="3074.24" table:style-name="ce7">
            <text:p>3.074,24</text:p>
          </table:table-cell>
          <table:table-cell office:value-type="float" office:value="7614.58" table:style-name="ce7">
            <text:p>7.614,58</text:p>
          </table:table-cell>
          <table:table-cell office:value-type="float" office:value="0" table:style-name="ce7">
            <text:p>0,00</text:p>
          </table:table-cell>
          <table:table-cell office:value-type="float" office:value="10688.82" table:style-name="ce7">
            <text:p>10.688,82</text:p>
          </table:table-cell>
          <table:table-cell office:value-type="float" office:value="51444.670000000006" table:style-name="ce7">
            <text:p>51.444,67</text:p>
          </table:table-cell>
          <table:table-cell table:number-columns-repeated="16366" table:style-name="ce2"/>
        </table:table-row>
        <table:table-row table:style-name="ro3">
          <table:table-cell office:value-type="float" office:value="1433" table:style-name="ce13">
            <text:p>1433</text:p>
          </table:table-cell>
          <table:table-cell office:value-type="string" table:style-name="ce6">
            <text:p>MÔNICA BERMUDES MEDINA PRET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.35" table:style-name="ce7">
            <text:p>505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851.43" table:style-name="ce7">
            <text:p>27.851,43</text:p>
          </table:table-cell>
          <table:table-cell office:value-type="float" office:value="62045.89" table:style-name="ce7">
            <text:p>62.045,8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37.08" table:style-name="ce7">
            <text:p>7.237,08</text:p>
          </table:table-cell>
          <table:table-cell office:value-type="float" office:value="0" table:style-name="ce7">
            <text:p>0,00</text:p>
          </table:table-cell>
          <table:table-cell office:value-type="float" office:value="11953.56" table:style-name="ce7">
            <text:p>11.953,56</text:p>
          </table:table-cell>
          <table:table-cell office:value-type="float" office:value="50092.33" table:style-name="ce7">
            <text:p>50.092,33</text:p>
          </table:table-cell>
          <table:table-cell table:number-columns-repeated="16366" table:style-name="ce2"/>
        </table:table-row>
        <table:table-row table:style-name="ro3">
          <table:table-cell office:value-type="float" office:value="1451" table:style-name="ce13">
            <text:p>1451</text:p>
          </table:table-cell>
          <table:table-cell office:value-type="string" table:style-name="ce6">
            <text:p>NATÁSSIA MARTINS SARMEN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240.33" table:style-name="ce7">
            <text:p>2.240,33</text:p>
          </table:table-cell>
          <table:table-cell office:value-type="float" office:value="35929.440000000002" table:style-name="ce7">
            <text:p>35.929,4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4114.850000000002" table:style-name="ce7">
            <text:p>24.114,85</text:p>
          </table:table-cell>
          <table:table-cell table:number-columns-repeated="16366" table:style-name="ce2"/>
        </table:table-row>
        <table:table-row table:style-name="ro3">
          <table:table-cell office:value-type="float" office:value="1306" table:style-name="ce14">
            <text:p>1306</text:p>
          </table:table-cell>
          <table:table-cell office:value-type="string" table:style-name="ce10">
            <text:p>NEUZA GONÇALVES SOARES MAÇÃO</text:p>
          </table:table-cell>
          <table:table-cell office:value-type="string" table:style-name="ce10">
            <text:p>PROMOTOR DE JUSTIÇA</text:p>
          </table:table-cell>
          <table:table-cell office:value-type="string" table:style-name="ce10">
            <text:p>PJ DE ALEGRE</text:p>
          </table:table-cell>
          <table:table-cell office:value-type="float" office:value="33689.11" table:style-name="ce11">
            <text:p>33.689,11</text:p>
          </table:table-cell>
          <table:table-cell office:value-type="float" office:value="4267.3500000000004" table:style-name="ce11">
            <text:p>4.267,35</text:p>
          </table:table-cell>
          <table:table-cell office:value-type="float" office:value="0" table:style-name="ce11">
            <text:p>0,00</text:p>
          </table:table-cell>
          <table:table-cell office:value-type="float" office:value="9.36" table:style-name="ce11">
            <text:p>9,36</text:p>
          </table:table-cell>
          <table:table-cell office:value-type="float" office:value="0" table:style-name="ce11">
            <text:p>0,00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0" table:style-name="ce11">
            <text:p>0,00</text:p>
          </table:table-cell>
          <table:table-cell office:value-type="float" office:value="31327.87" table:style-name="ce11">
            <text:p>31.327,87</text:p>
          </table:table-cell>
          <table:table-cell office:value-type="float" office:value="74010.17" table:style-name="ce11">
            <text:p>74.010,17</text:p>
          </table:table-cell>
          <table:table-cell office:value-type="float" office:value="4716.4799999999996" table:style-name="ce11">
            <text:p>4.716,48</text:p>
          </table:table-cell>
          <table:table-cell office:value-type="float" office:value="9461.24" table:style-name="ce11">
            <text:p>9.461,24</text:p>
          </table:table-cell>
          <table:table-cell office:value-type="float" office:value="0" table:style-name="ce11">
            <text:p>0,00</text:p>
          </table:table-cell>
          <table:table-cell office:value-type="float" office:value="14177.72" table:style-name="ce11">
            <text:p>14.177,72</text:p>
          </table:table-cell>
          <table:table-cell office:value-type="float" office:value="59832.45" table:style-name="ce11">
            <text:p>59.832,45</text:p>
          </table:table-cell>
          <table:table-cell table:style-name="ce9"/>
          <table:table-cell table:number-columns-repeated="16365" table:style-name="ce2"/>
        </table:table-row>
        <table:table-row table:style-name="ro3">
          <table:table-cell office:value-type="float" office:value="1129" table:style-name="ce13">
            <text:p>1129</text:p>
          </table:table-cell>
          <table:table-cell office:value-type="string" table:style-name="ce6">
            <text:p>NICIA REGINA SAMPAI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75.49" table:style-name="ce7">
            <text:p>2.775,49</text:p>
          </table:table-cell>
          <table:table-cell office:value-type="float" office:value="36464.6" table:style-name="ce7">
            <text:p>36.464,6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24650.01" table:style-name="ce7">
            <text:p>24.650,01</text:p>
          </table:table-cell>
          <table:table-cell table:style-name="ce9"/>
          <table:table-cell table:number-columns-repeated="16365" table:style-name="ce2"/>
        </table:table-row>
        <table:table-row table:style-name="ro3">
          <table:table-cell office:value-type="float" office:value="1431" table:style-name="ce13">
            <text:p>1431</text:p>
          </table:table-cell>
          <table:table-cell office:value-type="string" table:style-name="ce6">
            <text:p>NILTON DE BARR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268.35" table:style-name="ce7">
            <text:p>54.268,35</text:p>
          </table:table-cell>
          <table:table-cell table:number-columns-repeated="16366" table:style-name="ce2"/>
        </table:table-row>
        <table:table-row table:style-name="ro3">
          <table:table-cell office:value-type="float" office:value="1147" table:style-name="ce13">
            <text:p>1147</text:p>
          </table:table-cell>
          <table:table-cell office:value-type="string" table:style-name="ce6">
            <text:p>NORANEI INGLE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DOMINGOS MARTIN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9161.14" table:style-name="ce7">
            <text:p>29.161,14</text:p>
          </table:table-cell>
          <table:table-cell office:value-type="float" office:value="69588.08" table:style-name="ce7">
            <text:p>69.588,08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951.02" table:style-name="ce7">
            <text:p>8.951,02</text:p>
          </table:table-cell>
          <table:table-cell office:value-type="float" office:value="0" table:style-name="ce7">
            <text:p>0,00</text:p>
          </table:table-cell>
          <table:table-cell office:value-type="float" office:value="13667.5" table:style-name="ce7">
            <text:p>13.667,50</text:p>
          </table:table-cell>
          <table:table-cell office:value-type="float" office:value="55920.58" table:style-name="ce7">
            <text:p>55.920,58</text:p>
          </table:table-cell>
          <table:table-cell table:number-columns-repeated="16366" table:style-name="ce2"/>
        </table:table-row>
        <table:table-row table:style-name="ro3">
          <table:table-cell office:value-type="float" office:value="1463" table:style-name="ce13">
            <text:p>1463</text:p>
          </table:table-cell>
          <table:table-cell office:value-type="string" table:style-name="ce6">
            <text:p>OLGA MARIA TEDOLDI SPALENZA RO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22.1" table:style-name="ce7">
            <text:p>28.922,10</text:p>
          </table:table-cell>
          <table:table-cell office:value-type="float" office:value="65306.34" table:style-name="ce7">
            <text:p>65.306,3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787.14" table:style-name="ce7">
            <text:p>7.787,14</text:p>
          </table:table-cell>
          <table:table-cell office:value-type="float" office:value="0" table:style-name="ce7">
            <text:p>0,00</text:p>
          </table:table-cell>
          <table:table-cell office:value-type="float" office:value="12503.62" table:style-name="ce7">
            <text:p>12.503,62</text:p>
          </table:table-cell>
          <table:table-cell office:value-type="float" office:value="52802.719999999994" table:style-name="ce7">
            <text:p>52.802,72</text:p>
          </table:table-cell>
          <table:table-cell table:number-columns-repeated="16366" table:style-name="ce2"/>
        </table:table-row>
        <table:table-row table:style-name="ro3">
          <table:table-cell office:value-type="float" office:value="1316" table:style-name="ce13">
            <text:p>1316</text:p>
          </table:table-cell>
          <table:table-cell office:value-type="string" table:style-name="ce6">
            <text:p>OTÁVIO GUIMARÃES DE FREITAS GAZI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684.5" table:style-name="ce7">
            <text:p>1.684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16.13" table:style-name="ce7">
            <text:p>28.716,13</text:p>
          </table:table-cell>
          <table:table-cell office:value-type="float" office:value="64089.740000000005" table:style-name="ce7">
            <text:p>64.089,7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404.94" table:style-name="ce7">
            <text:p>7.404,94</text:p>
          </table:table-cell>
          <table:table-cell office:value-type="float" office:value="0" table:style-name="ce7">
            <text:p>0,00</text:p>
          </table:table-cell>
          <table:table-cell office:value-type="float" office:value="12121.42" table:style-name="ce7">
            <text:p>12.121,42</text:p>
          </table:table-cell>
          <table:table-cell office:value-type="float" office:value="51968.320000000007" table:style-name="ce7">
            <text:p>51.968,32</text:p>
          </table:table-cell>
          <table:table-cell table:number-columns-repeated="16366" table:style-name="ce2"/>
        </table:table-row>
        <table:table-row table:style-name="ro3">
          <table:table-cell office:value-type="float" office:value="1376" table:style-name="ce13">
            <text:p>1376</text:p>
          </table:table-cell>
          <table:table-cell office:value-type="string" table:style-name="ce6">
            <text:p>PABLO DREWS BITTENCOURT COST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73.78" table:style-name="ce7">
            <text:p>673,7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841.27" table:style-name="ce7">
            <text:p>28.841,27</text:p>
          </table:table-cell>
          <table:table-cell office:value-type="float" office:value="63204.160000000003" table:style-name="ce7">
            <text:p>63.204,1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83.4" table:style-name="ce7">
            <text:p>7.283,40</text:p>
          </table:table-cell>
          <table:table-cell office:value-type="float" office:value="0" table:style-name="ce7">
            <text:p>0,00</text:p>
          </table:table-cell>
          <table:table-cell office:value-type="float" office:value="11999.88" table:style-name="ce7">
            <text:p>11.999,88</text:p>
          </table:table-cell>
          <table:table-cell office:value-type="float" office:value="51204.280000000006" table:style-name="ce7">
            <text:p>51.204,28</text:p>
          </table:table-cell>
          <table:table-cell table:number-columns-repeated="16366" table:style-name="ce2"/>
        </table:table-row>
        <table:table-row table:style-name="ro3">
          <table:table-cell office:value-type="float" office:value="1148" table:style-name="ce13">
            <text:p>1148</text:p>
          </table:table-cell>
          <table:table-cell office:value-type="string" table:style-name="ce6">
            <text:p>PATRÍCIA CALMON RANGE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470.6" table:style-name="ce7">
            <text:p>2.470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792.6" table:style-name="ce7">
            <text:p>30.792,60</text:p>
          </table:table-cell>
          <table:table-cell office:value-type="float" office:value="71668.790000000008" table:style-name="ce7">
            <text:p>71.668,7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074.56" table:style-name="ce7">
            <text:p>9.074,56</text:p>
          </table:table-cell>
          <table:table-cell office:value-type="float" office:value="0" table:style-name="ce7">
            <text:p>0,00</text:p>
          </table:table-cell>
          <table:table-cell office:value-type="float" office:value="13791.04" table:style-name="ce7">
            <text:p>13.791,04</text:p>
          </table:table-cell>
          <table:table-cell office:value-type="float" office:value="57877.750000000007" table:style-name="ce7">
            <text:p>57.877,75</text:p>
          </table:table-cell>
          <table:table-cell table:number-columns-repeated="16366" table:style-name="ce2"/>
        </table:table-row>
        <table:table-row table:style-name="ro3">
          <table:table-cell office:value-type="float" office:value="1412" table:style-name="ce13">
            <text:p>1412</text:p>
          </table:table-cell>
          <table:table-cell office:value-type="string" table:style-name="ce6">
            <text:p>PAULA FERNANDA ALMEIDA DE PAZOLIN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0273.810000000005" table:style-name="ce7">
            <text:p>50.273,81</text:p>
          </table:table-cell>
          <table:table-cell table:number-columns-repeated="16366" table:style-name="ce2"/>
        </table:table-row>
        <table:table-row table:style-name="ro3">
          <table:table-cell office:value-type="float" office:value="1399" table:style-name="ce13">
            <text:p>1399</text:p>
          </table:table-cell>
          <table:table-cell office:value-type="string" table:style-name="ce6">
            <text:p>PAULA MORAES RIBEIRO DE FREITA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REGIONAL ESPECIAL ITINERANTE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80.51" table:style-name="ce7">
            <text:p>28.180,51</text:p>
          </table:table-cell>
          <table:table-cell office:value-type="float" office:value="61869.619999999995" table:style-name="ce7">
            <text:p>61.86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50055.03" table:style-name="ce7">
            <text:p>50.055,03</text:p>
          </table:table-cell>
          <table:table-cell table:number-columns-repeated="16366" table:style-name="ce2"/>
        </table:table-row>
        <table:table-row table:style-name="ro3">
          <table:table-cell office:value-type="float" office:value="1358" table:style-name="ce13">
            <text:p>1358</text:p>
          </table:table-cell>
          <table:table-cell office:value-type="string" table:style-name="ce6">
            <text:p>PAULO SÉRGIO MOREIRA NÓBREG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INF. E JUV.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197.7000000000007" table:style-name="ce7">
            <text:p>8.197,70</text:p>
          </table:table-cell>
          <table:table-cell office:value-type="float" office:value="0" table:style-name="ce7">
            <text:p>0,00</text:p>
          </table:table-cell>
          <table:table-cell office:value-type="float" office:value="37.43" table:style-name="ce7">
            <text:p>37,4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456.92" table:style-name="ce7">
            <text:p>32.456,92</text:p>
          </table:table-cell>
          <table:table-cell office:value-type="float" office:value="74381.16" table:style-name="ce7">
            <text:p>74.381,1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152.26" table:style-name="ce7">
            <text:p>8.152,26</text:p>
          </table:table-cell>
          <table:table-cell office:value-type="float" office:value="2154.9499999999998" table:style-name="ce7">
            <text:p>2.154,95</text:p>
          </table:table-cell>
          <table:table-cell office:value-type="float" office:value="15023.69" table:style-name="ce7">
            <text:p>15.023,69</text:p>
          </table:table-cell>
          <table:table-cell office:value-type="float" office:value="59357.47" table:style-name="ce7">
            <text:p>59.357,47</text:p>
          </table:table-cell>
          <table:table-cell table:number-columns-repeated="16366" table:style-name="ce2"/>
        </table:table-row>
        <table:table-row table:style-name="ro3">
          <table:table-cell office:value-type="float" office:value="1367" table:style-name="ce13">
            <text:p>1367</text:p>
          </table:table-cell>
          <table:table-cell office:value-type="string" table:style-name="ce6">
            <text:p>PEDRO IVO DE SOU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180.51" table:style-name="ce7">
            <text:p>28.180,51</text:p>
          </table:table-cell>
          <table:table-cell office:value-type="float" office:value="61869.619999999995" table:style-name="ce7">
            <text:p>61.869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0107.159999999996" table:style-name="ce7">
            <text:p>50.107,16</text:p>
          </table:table-cell>
          <table:table-cell table:number-columns-repeated="16366" table:style-name="ce2"/>
        </table:table-row>
        <table:table-row table:style-name="ro3">
          <table:table-cell office:value-type="float" office:value="1474" table:style-name="ce13">
            <text:p>1474</text:p>
          </table:table-cell>
          <table:table-cell office:value-type="string" table:style-name="ce6">
            <text:p>RACHEL MERGULHÃO TANNENBAUM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1333.5" table:style-name="ce7">
            <text:p>1.333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535.66" table:style-name="ce7">
            <text:p>2.535,66</text:p>
          </table:table-cell>
          <table:table-cell office:value-type="float" office:value="35873.81" table:style-name="ce7">
            <text:p>35.873,81</text:p>
          </table:table-cell>
          <table:table-cell office:value-type="float" office:value="3329.95" table:style-name="ce7">
            <text:p>3.329,95</text:p>
          </table:table-cell>
          <table:table-cell office:value-type="float" office:value="7382.9" table:style-name="ce7">
            <text:p>7.382,90</text:p>
          </table:table-cell>
          <table:table-cell office:value-type="float" office:value="0" table:style-name="ce7">
            <text:p>0,00</text:p>
          </table:table-cell>
          <table:table-cell office:value-type="float" office:value="10712.85" table:style-name="ce7">
            <text:p>10.712,85</text:p>
          </table:table-cell>
          <table:table-cell office:value-type="float" office:value="25160.959999999999" table:style-name="ce7">
            <text:p>25.160,96</text:p>
          </table:table-cell>
          <table:table-cell table:number-columns-repeated="16366" table:style-name="ce2"/>
        </table:table-row>
        <table:table-row table:style-name="ro3">
          <table:table-cell office:value-type="float" office:value="1349" table:style-name="ce13">
            <text:p>1349</text:p>
          </table:table-cell>
          <table:table-cell office:value-type="string" table:style-name="ce6">
            <text:p>RAFAEL CALHAU BAST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042.78" table:style-name="ce7">
            <text:p>4.042,7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445.55" table:style-name="ce7">
            <text:p>30.445,55</text:p>
          </table:table-cell>
          <table:table-cell office:value-type="float" office:value="68177.440000000002" table:style-name="ce7">
            <text:p>68.177,4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105.6" table:style-name="ce7">
            <text:p>8.105,60</text:p>
          </table:table-cell>
          <table:table-cell office:value-type="float" office:value="0" table:style-name="ce7">
            <text:p>0,00</text:p>
          </table:table-cell>
          <table:table-cell office:value-type="float" office:value="12822.08" table:style-name="ce7">
            <text:p>12.822,08</text:p>
          </table:table-cell>
          <table:table-cell office:value-type="float" office:value="55355.360000000001" table:style-name="ce7">
            <text:p>55.355,36</text:p>
          </table:table-cell>
          <table:table-cell table:number-columns-repeated="16366" table:style-name="ce2"/>
        </table:table-row>
        <table:table-row table:style-name="ro3">
          <table:table-cell office:value-type="float" office:value="1461" table:style-name="ce13">
            <text:p>1461</text:p>
          </table:table-cell>
          <table:table-cell office:value-type="string" table:style-name="ce6">
            <text:p>RAFAEL DE MELO GARIOLL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351" table:style-name="ce13">
            <text:p>1351</text:p>
          </table:table-cell>
          <table:table-cell office:value-type="string" table:style-name="ce6">
            <text:p>RANOLFO NEGRO JÚNI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951.37" table:style-name="ce7">
            <text:p>29.951,37</text:p>
          </table:table-cell>
          <table:table-cell office:value-type="float" office:value="67009.39" table:style-name="ce7">
            <text:p>67.009,3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972.43" table:style-name="ce7">
            <text:p>7.972,43</text:p>
          </table:table-cell>
          <table:table-cell office:value-type="float" office:value="0" table:style-name="ce7">
            <text:p>0,00</text:p>
          </table:table-cell>
          <table:table-cell office:value-type="float" office:value="12688.91" table:style-name="ce7">
            <text:p>12.688,91</text:p>
          </table:table-cell>
          <table:table-cell office:value-type="float" office:value="54320.479999999996" table:style-name="ce7">
            <text:p>54.320,48</text:p>
          </table:table-cell>
          <table:table-cell table:number-columns-repeated="16366" table:style-name="ce2"/>
        </table:table-row>
        <table:table-row table:style-name="ro3">
          <table:table-cell office:value-type="float" office:value="1475" table:style-name="ce13">
            <text:p>1475</text:p>
          </table:table-cell>
          <table:table-cell office:value-type="string" table:style-name="ce6">
            <text:p>RAPHAEL GUIMARÃES DOS SANTOS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5227.3599999999997" table:style-name="ce7">
            <text:p>5.227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839.14" table:style-name="ce7">
            <text:p>29.839,14</text:p>
          </table:table-cell>
          <table:table-cell office:value-type="float" office:value="67071.149999999994" table:style-name="ce7">
            <text:p>67.071,15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8137.26" table:style-name="ce7">
            <text:p>8.137,26</text:p>
          </table:table-cell>
          <table:table-cell office:value-type="float" office:value="0" table:style-name="ce7">
            <text:p>0,00</text:p>
          </table:table-cell>
          <table:table-cell office:value-type="float" office:value="12617.91" table:style-name="ce7">
            <text:p>12.617,91</text:p>
          </table:table-cell>
          <table:table-cell office:value-type="float" office:value="54453.239999999991" table:style-name="ce7">
            <text:p>54.453,24</text:p>
          </table:table-cell>
          <table:table-cell table:number-columns-repeated="16366" table:style-name="ce2"/>
        </table:table-row>
        <table:table-row table:style-name="ro3">
          <table:table-cell office:value-type="float" office:value="1443" table:style-name="ce13">
            <text:p>1443</text:p>
          </table:table-cell>
          <table:table-cell office:value-type="string" table:style-name="ce6">
            <text:p>RENATA BEATRIZ OLIVEIRA FERREIRA NEME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343" table:style-name="ce13">
            <text:p>1343</text:p>
          </table:table-cell>
          <table:table-cell office:value-type="string" table:style-name="ce6">
            <text:p>RENATA LORDELLO COLNAG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36.5" table:style-name="ce7">
            <text:p>30.336,50</text:p>
          </table:table-cell>
          <table:table-cell office:value-type="float" office:value="67394.52" table:style-name="ce7">
            <text:p>67.394,5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24.56" table:style-name="ce7">
            <text:p>8.024,56</text:p>
          </table:table-cell>
          <table:table-cell office:value-type="float" office:value="0" table:style-name="ce7">
            <text:p>0,00</text:p>
          </table:table-cell>
          <table:table-cell office:value-type="float" office:value="12741.04" table:style-name="ce7">
            <text:p>12.741,04</text:p>
          </table:table-cell>
          <table:table-cell office:value-type="float" office:value="54653.48" table:style-name="ce7">
            <text:p>54.653,48</text:p>
          </table:table-cell>
          <table:table-cell table:number-columns-repeated="16366" table:style-name="ce2"/>
        </table:table-row>
        <table:table-row table:style-name="ro3">
          <table:table-cell office:value-type="float" office:value="1418" table:style-name="ce13">
            <text:p>1418</text:p>
          </table:table-cell>
          <table:table-cell office:value-type="string" table:style-name="ce6">
            <text:p>RENATA SOARES WALDER DE MELL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11710.32" table:style-name="ce7">
            <text:p>11.710,32</text:p>
          </table:table-cell>
          <table:table-cell office:value-type="float" office:value="50325.950000000004" table:style-name="ce7">
            <text:p>50.325,95</text:p>
          </table:table-cell>
          <table:table-cell table:number-columns-repeated="16366" table:style-name="ce2"/>
        </table:table-row>
        <table:table-row table:style-name="ro3">
          <table:table-cell office:value-type="float" office:value="1402" table:style-name="ce13">
            <text:p>1402</text:p>
          </table:table-cell>
          <table:table-cell office:value-type="string" table:style-name="ce6">
            <text:p>RICARDO ALVES KOKOT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843.47" table:style-name="ce7">
            <text:p>1.843,47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50.37" table:style-name="ce7">
            <text:p>28.750,37</text:p>
          </table:table-cell>
          <table:table-cell office:value-type="float" office:value="64292.31" table:style-name="ce7">
            <text:p>64.292,3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07.65" table:style-name="ce7">
            <text:p>7.607,65</text:p>
          </table:table-cell>
          <table:table-cell office:value-type="float" office:value="0" table:style-name="ce7">
            <text:p>0,00</text:p>
          </table:table-cell>
          <table:table-cell office:value-type="float" office:value="12324.13" table:style-name="ce7">
            <text:p>12.324,13</text:p>
          </table:table-cell>
          <table:table-cell office:value-type="float" office:value="51968.18" table:style-name="ce7">
            <text:p>51.968,18</text:p>
          </table:table-cell>
          <table:table-cell table:number-columns-repeated="16366" table:style-name="ce2"/>
        </table:table-row>
        <table:table-row table:style-name="ro3">
          <table:table-cell office:value-type="float" office:value="1157" table:style-name="ce13">
            <text:p>1157</text:p>
          </table:table-cell>
          <table:table-cell office:value-type="string" table:style-name="ce6">
            <text:p>RICARDO LEÃO BARBO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723.5" table:style-name="ce7">
            <text:p>28.723,50</text:p>
          </table:table-cell>
          <table:table-cell office:value-type="float" office:value="62412.61" table:style-name="ce7">
            <text:p>62.412,6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993.84" table:style-name="ce7">
            <text:p>6.993,84</text:p>
          </table:table-cell>
          <table:table-cell office:value-type="float" office:value="0" table:style-name="ce7">
            <text:p>0,00</text:p>
          </table:table-cell>
          <table:table-cell office:value-type="float" office:value="11710.32" table:style-name="ce7">
            <text:p>11.710,32</text:p>
          </table:table-cell>
          <table:table-cell office:value-type="float" office:value="50702.29" table:style-name="ce7">
            <text:p>50.702,29</text:p>
          </table:table-cell>
          <table:table-cell table:number-columns-repeated="16366" table:style-name="ce2"/>
        </table:table-row>
        <table:table-row table:style-name="ro3">
          <table:table-cell office:value-type="float" office:value="1309" table:style-name="ce13">
            <text:p>1309</text:p>
          </table:table-cell>
          <table:table-cell office:value-type="string" table:style-name="ce6">
            <text:p>RICHARD SANTOS DE BARR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6176.43" table:style-name="ce7">
            <text:p>6.176,4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1456.13" table:style-name="ce7">
            <text:p>71.456,1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572.22" table:style-name="ce7">
            <text:p>572,22</text:p>
          </table:table-cell>
          <table:table-cell office:value-type="float" office:value="13927.97" table:style-name="ce7">
            <text:p>13.927,97</text:p>
          </table:table-cell>
          <table:table-cell office:value-type="float" office:value="57528.160000000003" table:style-name="ce7">
            <text:p>57.528,16</text:p>
          </table:table-cell>
          <table:table-cell table:number-columns-repeated="16366" table:style-name="ce2"/>
        </table:table-row>
        <table:table-row table:style-name="ro3">
          <table:table-cell office:value-type="float" office:value="1332" table:style-name="ce13">
            <text:p>1332</text:p>
          </table:table-cell>
          <table:table-cell office:value-type="string" table:style-name="ce6">
            <text:p>ROBERTA PARREIRA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479" table:style-name="ce13">
            <text:p>1479</text:p>
          </table:table-cell>
          <table:table-cell office:value-type="string" table:style-name="ce6">
            <text:p>ROBERTA PIMENTEL FULLY MIGUEL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5227.3599999999997" table:style-name="ce7">
            <text:p>5.227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883.46" table:style-name="ce7">
            <text:p>29.883,46</text:p>
          </table:table-cell>
          <table:table-cell office:value-type="float" office:value="67115.47" table:style-name="ce7">
            <text:p>67.115,47</text:p>
          </table:table-cell>
          <table:table-cell office:value-type="float" office:value="3074.24" table:style-name="ce7">
            <text:p>3.074,24</text:p>
          </table:table-cell>
          <table:table-cell office:value-type="float" office:value="8524.0300000000007" table:style-name="ce7">
            <text:p>8.524,03</text:p>
          </table:table-cell>
          <table:table-cell office:value-type="float" office:value="0" table:style-name="ce7">
            <text:p>0,00</text:p>
          </table:table-cell>
          <table:table-cell office:value-type="float" office:value="11598.27" table:style-name="ce7">
            <text:p>11.598,27</text:p>
          </table:table-cell>
          <table:table-cell office:value-type="float" office:value="55517.2" table:style-name="ce7">
            <text:p>55.517,20</text:p>
          </table:table-cell>
          <table:table-cell table:number-columns-repeated="16366" table:style-name="ce2"/>
        </table:table-row>
        <table:table-row table:style-name="ro3">
          <table:table-cell office:value-type="float" office:value="1158" table:style-name="ce13">
            <text:p>1158</text:p>
          </table:table-cell>
          <table:table-cell office:value-type="string" table:style-name="ce6">
            <text:p>ROBERTO SILVEIR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61.5" table:style-name="ce7">
            <text:p>561,5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892.6" table:style-name="ce7">
            <text:p>27.892,60</text:p>
          </table:table-cell>
          <table:table-cell office:value-type="float" office:value="62143.21" table:style-name="ce7">
            <text:p>62.143,2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52.53" table:style-name="ce7">
            <text:p>7.252,53</text:p>
          </table:table-cell>
          <table:table-cell office:value-type="float" office:value="0" table:style-name="ce7">
            <text:p>0,00</text:p>
          </table:table-cell>
          <table:table-cell office:value-type="float" office:value="11969.01" table:style-name="ce7">
            <text:p>11.969,01</text:p>
          </table:table-cell>
          <table:table-cell office:value-type="float" office:value="50174.2" table:style-name="ce7">
            <text:p>50.174,20</text:p>
          </table:table-cell>
          <table:table-cell table:number-columns-repeated="16366" table:style-name="ce2"/>
        </table:table-row>
        <table:table-row table:style-name="ro3">
          <table:table-cell office:value-type="float" office:value="1403" table:style-name="ce13">
            <text:p>1403</text:p>
          </table:table-cell>
          <table:table-cell office:value-type="string" table:style-name="ce6">
            <text:p>ROBSON SARTÓRIO CAVALIN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NCHIET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549.71" table:style-name="ce7">
            <text:p>7.549,71</text:p>
          </table:table-cell>
          <table:table-cell office:value-type="float" office:value="0" table:style-name="ce7">
            <text:p>0,00</text:p>
          </table:table-cell>
          <table:table-cell office:value-type="float" office:value="12266.19" table:style-name="ce7">
            <text:p>12.266,19</text:p>
          </table:table-cell>
          <table:table-cell office:value-type="float" office:value="52407.429999999993" table:style-name="ce7">
            <text:p>52.407,43</text:p>
          </table:table-cell>
          <table:table-cell table:number-columns-repeated="16366" table:style-name="ce2"/>
        </table:table-row>
        <table:table-row table:style-name="ro3">
          <table:table-cell office:value-type="float" office:value="1159" table:style-name="ce13">
            <text:p>1159</text:p>
          </table:table-cell>
          <table:table-cell office:value-type="string" table:style-name="ce6">
            <text:p>RODRIGO CESAR BARBO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5886.42" table:style-name="ce7">
            <text:p>65.886,4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13059.49" table:style-name="ce7">
            <text:p>13.059,49</text:p>
          </table:table-cell>
          <table:table-cell office:value-type="float" office:value="52826.93" table:style-name="ce7">
            <text:p>52.826,93</text:p>
          </table:table-cell>
          <table:table-cell table:number-columns-repeated="16366" table:style-name="ce2"/>
        </table:table-row>
        <table:table-row table:style-name="ro3">
          <table:table-cell office:value-type="float" office:value="1417" table:style-name="ce13">
            <text:p>1417</text:p>
          </table:table-cell>
          <table:table-cell office:value-type="string" table:style-name="ce6">
            <text:p>RODRIGO KOEHLER GURTLE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RACRUZ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00.11" table:style-name="ce7">
            <text:p>30.900,11</text:p>
          </table:table-cell>
          <table:table-cell office:value-type="float" office:value="68070.52" table:style-name="ce7">
            <text:p>68.070,5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055.47" table:style-name="ce7">
            <text:p>8.055,47</text:p>
          </table:table-cell>
          <table:table-cell office:value-type="float" office:value="0" table:style-name="ce7">
            <text:p>0,00</text:p>
          </table:table-cell>
          <table:table-cell office:value-type="float" office:value="12771.95" table:style-name="ce7">
            <text:p>12.771,95</text:p>
          </table:table-cell>
          <table:table-cell office:value-type="float" office:value="55298.570000000007" table:style-name="ce7">
            <text:p>55.298,57</text:p>
          </table:table-cell>
          <table:table-cell table:number-columns-repeated="16366" table:style-name="ce2"/>
        </table:table-row>
        <table:table-row table:style-name="ro3">
          <table:table-cell office:value-type="float" office:value="1398" table:style-name="ce13">
            <text:p>1398</text:p>
          </table:table-cell>
          <table:table-cell office:value-type="string" table:style-name="ce6">
            <text:p>RODRIGO MONTEIRO D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1347.56" table:style-name="ce7">
            <text:p>1.347,5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335.37" table:style-name="ce7">
            <text:p>29.335,37</text:p>
          </table:table-cell>
          <table:table-cell office:value-type="float" office:value="64372.039999999994" table:style-name="ce7">
            <text:p>64.372,0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364.42" table:style-name="ce7">
            <text:p>7.364,42</text:p>
          </table:table-cell>
          <table:table-cell office:value-type="float" office:value="0" table:style-name="ce7">
            <text:p>0,00</text:p>
          </table:table-cell>
          <table:table-cell office:value-type="float" office:value="12080.9" table:style-name="ce7">
            <text:p>12.080,90</text:p>
          </table:table-cell>
          <table:table-cell office:value-type="float" office:value="52291.139999999992" table:style-name="ce7">
            <text:p>52.291,14</text:p>
          </table:table-cell>
          <table:table-cell table:number-columns-repeated="16366" table:style-name="ce2"/>
        </table:table-row>
        <table:table-row table:style-name="ro3">
          <table:table-cell office:value-type="float" office:value="1481" table:style-name="ce13">
            <text:p>1481</text:p>
          </table:table-cell>
          <table:table-cell office:value-type="string" table:style-name="ce6">
            <text:p>ROGER GUIMARÃES DE MELO BARRETO</text:p>
          </table:table-cell>
          <table:table-cell office:value-type="string" table:style-name="ce6">
            <text:p>PROMOTOR DE JUSTIÇA SUBSTITUTO</text:p>
          </table:table-cell>
          <table:table-cell office:value-type="string" table:style-name="ce6">
            <text:p>PROCURADORIA GERAL DE JUSTIÇA</text:p>
          </table:table-cell>
          <table:table-cell office:value-type="float" office:value="32004.65" table:style-name="ce7">
            <text:p>32.004,65</text:p>
          </table:table-cell>
          <table:table-cell office:value-type="float" office:value="3307.08" table:style-name="ce7">
            <text:p>3.307,0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475.25" table:style-name="ce7">
            <text:p>28.475,25</text:p>
          </table:table-cell>
          <table:table-cell office:value-type="float" office:value="63786.98" table:style-name="ce7">
            <text:p>63.786,98</text:p>
          </table:table-cell>
          <table:table-cell office:value-type="float" office:value="4480.6499999999996" table:style-name="ce7">
            <text:p>4.480,65</text:p>
          </table:table-cell>
          <table:table-cell office:value-type="float" office:value="7609.19" table:style-name="ce7">
            <text:p>7.609,19</text:p>
          </table:table-cell>
          <table:table-cell office:value-type="float" office:value="0" table:style-name="ce7">
            <text:p>0,00</text:p>
          </table:table-cell>
          <table:table-cell office:value-type="float" office:value="12089.84" table:style-name="ce7">
            <text:p>12.089,84</text:p>
          </table:table-cell>
          <table:table-cell office:value-type="float" office:value="51697.14" table:style-name="ce7">
            <text:p>51.697,14</text:p>
          </table:table-cell>
          <table:table-cell table:number-columns-repeated="16366" table:style-name="ce2"/>
        </table:table-row>
        <table:table-row table:style-name="ro3">
          <table:table-cell office:value-type="float" office:value="1160" table:style-name="ce13">
            <text:p>1160</text:p>
          </table:table-cell>
          <table:table-cell office:value-type="string" table:style-name="ce6">
            <text:p>ROGERIO PORTO PESTAN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481.3" table:style-name="ce7">
            <text:p>3.481,3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231.759999999998" table:style-name="ce7">
            <text:p>30.231,76</text:p>
          </table:table-cell>
          <table:table-cell office:value-type="float" office:value="72118.649999999994" table:style-name="ce7">
            <text:p>72.118,65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00.3700000000008" table:style-name="ce7">
            <text:p>9.300,37</text:p>
          </table:table-cell>
          <table:table-cell office:value-type="float" office:value="0" table:style-name="ce7">
            <text:p>0,00</text:p>
          </table:table-cell>
          <table:table-cell office:value-type="float" office:value="14016.85" table:style-name="ce7">
            <text:p>14.016,85</text:p>
          </table:table-cell>
          <table:table-cell office:value-type="float" office:value="58101.799999999996" table:style-name="ce7">
            <text:p>58.101,80</text:p>
          </table:table-cell>
          <table:table-cell table:number-columns-repeated="16366" table:style-name="ce2"/>
        </table:table-row>
        <table:table-row table:style-name="ro3">
          <table:table-cell office:value-type="float" office:value="1377" table:style-name="ce13">
            <text:p>1377</text:p>
          </table:table-cell>
          <table:table-cell office:value-type="string" table:style-name="ce6">
            <text:p>RONALD GOMES LOPE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538.6000000000004" table:style-name="ce7">
            <text:p>4.538,60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593.13" table:style-name="ce7">
            <text:p>31.593,13</text:p>
          </table:table-cell>
          <table:table-cell office:value-type="float" office:value="69830.2" table:style-name="ce7">
            <text:p>69.830,2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44.52" table:style-name="ce7">
            <text:p>8.244,52</text:p>
          </table:table-cell>
          <table:table-cell office:value-type="float" office:value="0" table:style-name="ce7">
            <text:p>0,00</text:p>
          </table:table-cell>
          <table:table-cell office:value-type="float" office:value="12961" table:style-name="ce7">
            <text:p>12.961,00</text:p>
          </table:table-cell>
          <table:table-cell office:value-type="float" office:value="56869.2" table:style-name="ce7">
            <text:p>56.869,20</text:p>
          </table:table-cell>
          <table:table-cell table:number-columns-repeated="16366" table:style-name="ce2"/>
        </table:table-row>
        <table:table-row table:style-name="ro3">
          <table:table-cell office:value-type="float" office:value="1346" table:style-name="ce13">
            <text:p>1346</text:p>
          </table:table-cell>
          <table:table-cell office:value-type="string" table:style-name="ce6">
            <text:p>RONALDO GONÇALVES DE ASSI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ERR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538.799999999999" table:style-name="ce7">
            <text:p>28.538,80</text:p>
          </table:table-cell>
          <table:table-cell office:value-type="float" office:value="62227.91" table:style-name="ce7">
            <text:p>62.227,9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6287.11" table:style-name="ce7">
            <text:p>6.287,11</text:p>
          </table:table-cell>
          <table:table-cell office:value-type="float" office:value="0" table:style-name="ce7">
            <text:p>0,00</text:p>
          </table:table-cell>
          <table:table-cell office:value-type="float" office:value="11003.59" table:style-name="ce7">
            <text:p>11.003,59</text:p>
          </table:table-cell>
          <table:table-cell office:value-type="float" office:value="51224.320000000007" table:style-name="ce7">
            <text:p>51.224,32</text:p>
          </table:table-cell>
          <table:table-cell table:number-columns-repeated="16366" table:style-name="ce2"/>
        </table:table-row>
        <table:table-row table:style-name="ro3">
          <table:table-cell office:value-type="float" office:value="1161" table:style-name="ce13">
            <text:p>1161</text:p>
          </table:table-cell>
          <table:table-cell office:value-type="string" table:style-name="ce6">
            <text:p>ROSIMAR POYARES DA ROCH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470.6" table:style-name="ce7">
            <text:p>2.470,6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535.27" table:style-name="ce7">
            <text:p>30.535,27</text:p>
          </table:table-cell>
          <table:table-cell office:value-type="float" office:value="71411.460000000006" table:style-name="ce7">
            <text:p>71.411,4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074.56" table:style-name="ce7">
            <text:p>9.074,56</text:p>
          </table:table-cell>
          <table:table-cell office:value-type="float" office:value="0" table:style-name="ce7">
            <text:p>0,00</text:p>
          </table:table-cell>
          <table:table-cell office:value-type="float" office:value="13791.04" table:style-name="ce7">
            <text:p>13.791,04</text:p>
          </table:table-cell>
          <table:table-cell office:value-type="float" office:value="57620.420000000006" table:style-name="ce7">
            <text:p>57.620,42</text:p>
          </table:table-cell>
          <table:table-cell table:number-columns-repeated="16366" table:style-name="ce2"/>
        </table:table-row>
        <table:table-row table:style-name="ro3">
          <table:table-cell office:value-type="float" office:value="1364" table:style-name="ce13">
            <text:p>1364</text:p>
          </table:table-cell>
          <table:table-cell office:value-type="string" table:style-name="ce6">
            <text:p>SABRINA COELHO MACHADO FAJARD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347.16" table:style-name="ce7">
            <text:p>28.347,16</text:p>
          </table:table-cell>
          <table:table-cell office:value-type="float" office:value="62036.270000000004" table:style-name="ce7">
            <text:p>62.03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0273.810000000005" table:style-name="ce7">
            <text:p>50.273,81</text:p>
          </table:table-cell>
          <table:table-cell table:number-columns-repeated="16366" table:style-name="ce2"/>
        </table:table-row>
        <table:table-row table:style-name="ro3">
          <table:table-cell office:value-type="float" office:value="1171" table:style-name="ce13">
            <text:p>1171</text:p>
          </table:table-cell>
          <table:table-cell office:value-type="string" table:style-name="ce6">
            <text:p>SAINT´CLAIR LUIZ DO NASCIMENTO JUNIO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22916.48" table:style-name="ce7">
            <text:p>22.916,4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1777.83" table:style-name="ce7">
            <text:p>1.777,83</text:p>
          </table:table-cell>
          <table:table-cell office:value-type="float" office:value="24694.309999999998" table:style-name="ce7">
            <text:p>24.694,31</text:p>
          </table:table-cell>
          <table:table-cell office:value-type="float" office:value="3208.31" table:style-name="ce7">
            <text:p>3.208,31</text:p>
          </table:table-cell>
          <table:table-cell office:value-type="float" office:value="3040.98" table:style-name="ce7">
            <text:p>3.040,98</text:p>
          </table:table-cell>
          <table:table-cell office:value-type="float" office:value="0" table:style-name="ce7">
            <text:p>0,00</text:p>
          </table:table-cell>
          <table:table-cell office:value-type="float" office:value="6249.29" table:style-name="ce7">
            <text:p>6.249,29</text:p>
          </table:table-cell>
          <table:table-cell office:value-type="float" office:value="18445.019999999997" table:style-name="ce7">
            <text:p>18.445,02</text:p>
          </table:table-cell>
          <table:table-cell table:number-columns-repeated="16366" table:style-name="ce2"/>
        </table:table-row>
        <table:table-row table:style-name="ro3">
          <table:table-cell office:value-type="float" office:value="1170" table:style-name="ce13">
            <text:p>1170</text:p>
          </table:table-cell>
          <table:table-cell office:value-type="string" table:style-name="ce6">
            <text:p>SANDRA LENGRUBER DA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7480.83" table:style-name="ce7">
            <text:p>27.480,83</text:p>
          </table:table-cell>
          <table:table-cell office:value-type="float" office:value="61169.94" table:style-name="ce7">
            <text:p>61.169,94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98.11" table:style-name="ce7">
            <text:p>7.098,11</text:p>
          </table:table-cell>
          <table:table-cell office:value-type="float" office:value="0" table:style-name="ce7">
            <text:p>0,00</text:p>
          </table:table-cell>
          <table:table-cell office:value-type="float" office:value="11814.59" table:style-name="ce7">
            <text:p>11.814,59</text:p>
          </table:table-cell>
          <table:table-cell office:value-type="float" office:value="49355.350000000006" table:style-name="ce7">
            <text:p>49.355,35</text:p>
          </table:table-cell>
          <table:table-cell table:number-columns-repeated="16366" table:style-name="ce2"/>
        </table:table-row>
        <table:table-row table:style-name="ro3">
          <table:table-cell office:value-type="float" office:value="1169" table:style-name="ce13">
            <text:p>1169</text:p>
          </table:table-cell>
          <table:table-cell office:value-type="string" table:style-name="ce6">
            <text:p>SANDRA MARIA FERREIRA DE SOUZ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8723.5" table:style-name="ce7">
            <text:p>28.723,50</text:p>
          </table:table-cell>
          <table:table-cell office:value-type="float" office:value="67129.09" table:style-name="ce7">
            <text:p>67.129,0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43.01" table:style-name="ce7">
            <text:p>8.343,01</text:p>
          </table:table-cell>
          <table:table-cell office:value-type="float" office:value="0" table:style-name="ce7">
            <text:p>0,00</text:p>
          </table:table-cell>
          <table:table-cell office:value-type="float" office:value="13059.49" table:style-name="ce7">
            <text:p>13.059,49</text:p>
          </table:table-cell>
          <table:table-cell office:value-type="float" office:value="54069.599999999999" table:style-name="ce7">
            <text:p>54.069,60</text:p>
          </table:table-cell>
          <table:table-cell table:number-columns-repeated="16366" table:style-name="ce2"/>
        </table:table-row>
        <table:table-row table:style-name="ro3">
          <table:table-cell office:value-type="float" office:value="1373" table:style-name="ce13">
            <text:p>1373</text:p>
          </table:table-cell>
          <table:table-cell office:value-type="string" table:style-name="ce6">
            <text:p>SANDRO BARBOSA SGRANCI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720.52" table:style-name="ce7">
            <text:p>720,5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9275.54" table:style-name="ce7">
            <text:p>29.275,54</text:p>
          </table:table-cell>
          <table:table-cell office:value-type="float" office:value="63685.17" table:style-name="ce7">
            <text:p>63.685,1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296.26" table:style-name="ce7">
            <text:p>7.296,26</text:p>
          </table:table-cell>
          <table:table-cell office:value-type="float" office:value="0" table:style-name="ce7">
            <text:p>0,00</text:p>
          </table:table-cell>
          <table:table-cell office:value-type="float" office:value="12012.74" table:style-name="ce7">
            <text:p>12.012,74</text:p>
          </table:table-cell>
          <table:table-cell office:value-type="float" office:value="51672.43" table:style-name="ce7">
            <text:p>51.672,43</text:p>
          </table:table-cell>
          <table:table-cell table:number-columns-repeated="16366" table:style-name="ce2"/>
        </table:table-row>
        <table:table-row table:style-name="ro3">
          <table:table-cell office:value-type="float" office:value="1304" table:style-name="ce13">
            <text:p>1304</text:p>
          </table:table-cell>
          <table:table-cell office:value-type="string" table:style-name="ce6">
            <text:p>SANDRO REZENDE LES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JUNTO À AUDITORIA MILITAR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278.03" table:style-name="ce7">
            <text:p>5.278,03</text:p>
          </table:table-cell>
          <table:table-cell office:value-type="float" office:value="0" table:style-name="ce7">
            <text:p>0,00</text:p>
          </table:table-cell>
          <table:table-cell office:value-type="float" office:value="9.36" table:style-name="ce7">
            <text:p>9,36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327.01" table:style-name="ce7">
            <text:p>32.327,01</text:p>
          </table:table-cell>
          <table:table-cell office:value-type="float" office:value="71303.509999999995" table:style-name="ce7">
            <text:p>71.303,5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552.14" table:style-name="ce7">
            <text:p>8.552,14</text:p>
          </table:table-cell>
          <table:table-cell office:value-type="float" office:value="0" table:style-name="ce7">
            <text:p>0,00</text:p>
          </table:table-cell>
          <table:table-cell office:value-type="float" office:value="13268.62" table:style-name="ce7">
            <text:p>13.268,62</text:p>
          </table:table-cell>
          <table:table-cell office:value-type="float" office:value="58034.889999999992" table:style-name="ce7">
            <text:p>58.034,89</text:p>
          </table:table-cell>
          <table:table-cell table:number-columns-repeated="16366" table:style-name="ce2"/>
        </table:table-row>
        <table:table-row table:style-name="ro3">
          <table:table-cell office:value-type="float" office:value="1168" table:style-name="ce13">
            <text:p>1168</text:p>
          </table:table-cell>
          <table:table-cell office:value-type="string" table:style-name="ce6">
            <text:p>SAUL CLAUDIO GUIMARÃES MAIMER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032.03" table:style-name="ce7">
            <text:p>3.032,0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784.32" table:style-name="ce7">
            <text:p>30.784,32</text:p>
          </table:table-cell>
          <table:table-cell office:value-type="float" office:value="67505.459999999992" table:style-name="ce7">
            <text:p>67.505,4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79.78" table:style-name="ce7">
            <text:p>7.879,78</text:p>
          </table:table-cell>
          <table:table-cell office:value-type="float" office:value="0" table:style-name="ce7">
            <text:p>0,00</text:p>
          </table:table-cell>
          <table:table-cell office:value-type="float" office:value="12596.26" table:style-name="ce7">
            <text:p>12.596,26</text:p>
          </table:table-cell>
          <table:table-cell office:value-type="float" office:value="54909.19999999999" table:style-name="ce7">
            <text:p>54.909,20</text:p>
          </table:table-cell>
          <table:table-cell table:number-columns-repeated="16366" table:style-name="ce2"/>
        </table:table-row>
        <table:table-row table:style-name="ro3">
          <table:table-cell office:value-type="float" office:value="1318" table:style-name="ce13">
            <text:p>1318</text:p>
          </table:table-cell>
          <table:table-cell office:value-type="string" table:style-name="ce6">
            <text:p>SÉRGIO ALVES PEREIR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9096.08" table:style-name="ce7">
            <text:p>9.096,0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2795.49" table:style-name="ce7">
            <text:p>32.795,49</text:p>
          </table:table-cell>
          <table:table-cell office:value-type="float" office:value="80297.16" table:style-name="ce7">
            <text:p>80.297,1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832.0300000000007" table:style-name="ce7">
            <text:p>9.832,03</text:p>
          </table:table-cell>
          <table:table-cell office:value-type="float" office:value="3491.87" table:style-name="ce7">
            <text:p>3.491,87</text:p>
          </table:table-cell>
          <table:table-cell office:value-type="float" office:value="18040.38" table:style-name="ce7">
            <text:p>18.040,38</text:p>
          </table:table-cell>
          <table:table-cell office:value-type="float" office:value="62256.78" table:style-name="ce7">
            <text:p>62.256,78</text:p>
          </table:table-cell>
          <table:table-cell table:number-columns-repeated="16366" table:style-name="ce2"/>
        </table:table-row>
        <table:table-row table:style-name="ro3">
          <table:table-cell office:value-type="float" office:value="1320" table:style-name="ce13">
            <text:p>1320</text:p>
          </table:table-cell>
          <table:table-cell office:value-type="string" table:style-name="ce6">
            <text:p>SÉRGIO ANDRADE WERNER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ARIACIC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86.639999999999" table:style-name="ce7">
            <text:p>31.186,64</text:p>
          </table:table-cell>
          <table:table-cell office:value-type="float" office:value="69929.119999999995" table:style-name="ce7">
            <text:p>69.929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35.65" table:style-name="ce7">
            <text:p>8.435,65</text:p>
          </table:table-cell>
          <table:table-cell office:value-type="float" office:value="0" table:style-name="ce7">
            <text:p>0,00</text:p>
          </table:table-cell>
          <table:table-cell office:value-type="float" office:value="13152.13" table:style-name="ce7">
            <text:p>13.152,13</text:p>
          </table:table-cell>
          <table:table-cell office:value-type="float" office:value="56776.99" table:style-name="ce7">
            <text:p>56.776,99</text:p>
          </table:table-cell>
          <table:table-cell table:number-columns-repeated="16366" table:style-name="ce2"/>
        </table:table-row>
        <table:table-row table:style-name="ro3">
          <table:table-cell office:value-type="float" office:value="1166" table:style-name="ce13">
            <text:p>1166</text:p>
          </table:table-cell>
          <table:table-cell office:value-type="string" table:style-name="ce6">
            <text:p>SERGIO GERALDO DALLA BERNARDINA SEIDE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28963.16" table:style-name="ce7">
            <text:p>28.963,16</text:p>
          </table:table-cell>
          <table:table-cell office:value-type="float" office:value="64673.619999999995" table:style-name="ce7">
            <text:p>64.673,6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2303.159999999996" table:style-name="ce7">
            <text:p>52.303,16</text:p>
          </table:table-cell>
          <table:table-cell table:number-columns-repeated="16366" table:style-name="ce2"/>
        </table:table-row>
        <table:table-row table:style-name="ro3">
          <table:table-cell office:value-type="float" office:value="1165" table:style-name="ce13">
            <text:p>1165</text:p>
          </table:table-cell>
          <table:table-cell office:value-type="string" table:style-name="ce6">
            <text:p>SIDIA NARA OFRANTI RONCHI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Dr. SIDIA <text:s/>NARA OFRANTI RONCHI</text:p>
          </table:table-cell>
          <table:table-cell office:value-type="float" office:value="35462.22" table:style-name="ce7">
            <text:p>35.462,22</text:p>
          </table:table-cell>
          <table:table-cell office:value-type="float" office:value="5319.33" table:style-name="ce7">
            <text:p>5.319,3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1590.59" table:style-name="ce7">
            <text:p>31.590,59</text:p>
          </table:table-cell>
          <table:table-cell office:value-type="float" office:value="77336.850000000006" table:style-name="ce7">
            <text:p>77.336,85</text:p>
          </table:table-cell>
          <table:table-cell office:value-type="float" office:value="4964.71" table:style-name="ce7">
            <text:p>4.964,71</text:p>
          </table:table-cell>
          <table:table-cell office:value-type="float" office:value="9936.2999999999993" table:style-name="ce7">
            <text:p>9.936,30</text:p>
          </table:table-cell>
          <table:table-cell office:value-type="float" office:value="1488.23" table:style-name="ce7">
            <text:p>1.488,23</text:p>
          </table:table-cell>
          <table:table-cell office:value-type="float" office:value="16389.240000000002" table:style-name="ce7">
            <text:p>16.389,24</text:p>
          </table:table-cell>
          <table:table-cell office:value-type="float" office:value="60947.61" table:style-name="ce7">
            <text:p>60.947,61</text:p>
          </table:table-cell>
          <table:table-cell table:number-columns-repeated="16366" table:style-name="ce2"/>
        </table:table-row>
        <table:table-row table:style-name="ro3">
          <table:table-cell office:value-type="float" office:value="1201" table:style-name="ce13">
            <text:p>1201</text:p>
          </table:table-cell>
          <table:table-cell office:value-type="string" table:style-name="ce6">
            <text:p>SÓCRATES DE SOUZA</text:p>
          </table:table-cell>
          <table:table-cell office:value-type="string" table:style-name="ce6">
            <text:p>PROCURADOR DE JUSTIÇA</text:p>
          </table:table-cell>
          <table:table-cell office:value-type="string" table:style-name="ce6">
            <text:p>GAB DR. SÓCRATES DE SOUZA</text:p>
          </table:table-cell>
          <table:table-cell office:value-type="float" office:value="35462.22" table:style-name="ce7">
            <text:p>35.462,2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964.71" table:style-name="ce7">
            <text:p>4.964,71</text:p>
          </table:table-cell>
          <table:table-cell office:value-type="float" office:value="0" table:style-name="ce7">
            <text:p>0,00</text:p>
          </table:table-cell>
          <table:table-cell office:value-type="float" office:value="30023.79" table:style-name="ce7">
            <text:p>30.023,79</text:p>
          </table:table-cell>
          <table:table-cell office:value-type="float" office:value="70450.720000000001" table:style-name="ce7">
            <text:p>70.450,72</text:p>
          </table:table-cell>
          <table:table-cell office:value-type="float" office:value="4964.71" table:style-name="ce7">
            <text:p>4.964,71</text:p>
          </table:table-cell>
          <table:table-cell office:value-type="float" office:value="8830.61" table:style-name="ce7">
            <text:p>8.830,61</text:p>
          </table:table-cell>
          <table:table-cell office:value-type="float" office:value="0" table:style-name="ce7">
            <text:p>0,00</text:p>
          </table:table-cell>
          <table:table-cell office:value-type="float" office:value="13795.32" table:style-name="ce7">
            <text:p>13.795,32</text:p>
          </table:table-cell>
          <table:table-cell office:value-type="float" office:value="56655.4" table:style-name="ce7">
            <text:p>56.655,40</text:p>
          </table:table-cell>
          <table:table-cell table:number-columns-repeated="16366" table:style-name="ce2"/>
        </table:table-row>
        <table:table-row table:style-name="ro3">
          <table:table-cell office:value-type="float" office:value="1132" table:style-name="ce13">
            <text:p>1132</text:p>
          </table:table-cell>
          <table:table-cell office:value-type="string" table:style-name="ce6">
            <text:p>SUELI LIMA E SILV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DEFESA DA MULHER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368.91" table:style-name="ce7">
            <text:p>3.368,9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451.37" table:style-name="ce7">
            <text:p>31.451,37</text:p>
          </table:table-cell>
          <table:table-cell office:value-type="float" office:value="73225.87" table:style-name="ce7">
            <text:p>73.225,8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321.6" table:style-name="ce7">
            <text:p>9.321,60</text:p>
          </table:table-cell>
          <table:table-cell office:value-type="float" office:value="0" table:style-name="ce7">
            <text:p>0,00</text:p>
          </table:table-cell>
          <table:table-cell office:value-type="float" office:value="14038.08" table:style-name="ce7">
            <text:p>14.038,08</text:p>
          </table:table-cell>
          <table:table-cell office:value-type="float" office:value="59187.789999999994" table:style-name="ce7">
            <text:p>59.187,79</text:p>
          </table:table-cell>
          <table:table-cell table:number-columns-repeated="16366" table:style-name="ce2"/>
        </table:table-row>
        <table:table-row table:style-name="ro3">
          <table:table-cell office:value-type="float" office:value="1163" table:style-name="ce13">
            <text:p>1163</text:p>
          </table:table-cell>
          <table:table-cell office:value-type="string" table:style-name="ce6">
            <text:p>SYLVIO BULCÃO ACE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27678.81" table:style-name="ce7">
            <text:p>27.678,81</text:p>
          </table:table-cell>
          <table:table-cell office:value-type="float" office:value="66084.399999999994" table:style-name="ce7">
            <text:p>66.084,4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395.15" table:style-name="ce7">
            <text:p>8.395,15</text:p>
          </table:table-cell>
          <table:table-cell office:value-type="float" office:value="0" table:style-name="ce7">
            <text:p>0,00</text:p>
          </table:table-cell>
          <table:table-cell office:value-type="float" office:value="13111.63" table:style-name="ce7">
            <text:p>13.111,63</text:p>
          </table:table-cell>
          <table:table-cell office:value-type="float" office:value="52972.77" table:style-name="ce7">
            <text:p>52.972,77</text:p>
          </table:table-cell>
          <table:table-cell table:number-columns-repeated="16366" table:style-name="ce2"/>
        </table:table-row>
        <table:table-row table:style-name="ro3">
          <table:table-cell office:value-type="float" office:value="1344" table:style-name="ce13">
            <text:p>1344</text:p>
          </table:table-cell>
          <table:table-cell office:value-type="string" table:style-name="ce6">
            <text:p>TIAGO BAPTISTA NAUMANN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COLATI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77.16" table:style-name="ce7">
            <text:p>30.077,16</text:p>
          </table:table-cell>
          <table:table-cell office:value-type="float" office:value="63766.270000000004" table:style-name="ce7">
            <text:p>63.766,2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045.98" table:style-name="ce7">
            <text:p>7.045,98</text:p>
          </table:table-cell>
          <table:table-cell office:value-type="float" office:value="0" table:style-name="ce7">
            <text:p>0,00</text:p>
          </table:table-cell>
          <table:table-cell office:value-type="float" office:value="11762.46" table:style-name="ce7">
            <text:p>11.762,46</text:p>
          </table:table-cell>
          <table:table-cell office:value-type="float" office:value="52003.810000000005" table:style-name="ce7">
            <text:p>52.003,81</text:p>
          </table:table-cell>
          <table:table-cell table:number-columns-repeated="16366" table:style-name="ce2"/>
        </table:table-row>
        <table:table-row table:style-name="ro3">
          <table:table-cell office:value-type="float" office:value="1374" table:style-name="ce13">
            <text:p>1374</text:p>
          </table:table-cell>
          <table:table-cell office:value-type="string" table:style-name="ce6">
            <text:p>TIAGO BOUCAULT PINHA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A INFÂNCIA E JUVENTUDE DE VITÓRI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8422.2800000000007" table:style-name="ce7">
            <text:p>8.422,28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2290.27" table:style-name="ce7">
            <text:p>32.290,27</text:p>
          </table:table-cell>
          <table:table-cell office:value-type="float" office:value="74401.66" table:style-name="ce7">
            <text:p>74.401,6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39.27" table:style-name="ce7">
            <text:p>8.639,27</text:p>
          </table:table-cell>
          <table:table-cell office:value-type="float" office:value="2818.07" table:style-name="ce7">
            <text:p>2.818,07</text:p>
          </table:table-cell>
          <table:table-cell office:value-type="float" office:value="16173.82" table:style-name="ce7">
            <text:p>16.173,82</text:p>
          </table:table-cell>
          <table:table-cell office:value-type="float" office:value="58227.840000000004" table:style-name="ce7">
            <text:p>58.227,84</text:p>
          </table:table-cell>
          <table:table-cell table:number-columns-repeated="16366" table:style-name="ce2"/>
        </table:table-row>
        <table:table-row table:style-name="ro3">
          <table:table-cell office:value-type="float" office:value="1356" table:style-name="ce13">
            <text:p>1356</text:p>
          </table:table-cell>
          <table:table-cell office:value-type="string" table:style-name="ce6">
            <text:p>VALÉRIA BARROS DUARTE DE MORAI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GUARAPARI</text:p>
          </table:table-cell>
          <table:table-cell office:value-type="float" office:value="33689.11" table:style-name="ce7">
            <text:p>33.689,11</text:p>
          </table:table-cell>
          <table:table-cell office:value-type="float" office:value="3930.41" table:style-name="ce7">
            <text:p>3.930,4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605.81" table:style-name="ce7">
            <text:p>31.605,81</text:p>
          </table:table-cell>
          <table:table-cell office:value-type="float" office:value="69225.33" table:style-name="ce7">
            <text:p>69.225,3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178.98" table:style-name="ce7">
            <text:p>8.178,98</text:p>
          </table:table-cell>
          <table:table-cell office:value-type="float" office:value="0" table:style-name="ce7">
            <text:p>0,00</text:p>
          </table:table-cell>
          <table:table-cell office:value-type="float" office:value="12895.46" table:style-name="ce7">
            <text:p>12.895,46</text:p>
          </table:table-cell>
          <table:table-cell office:value-type="float" office:value="56329.87" table:style-name="ce7">
            <text:p>56.329,87</text:p>
          </table:table-cell>
          <table:table-cell table:number-columns-repeated="16366" table:style-name="ce2"/>
        </table:table-row>
        <table:table-row table:style-name="ro3">
          <table:table-cell office:value-type="float" office:value="1439" table:style-name="ce13">
            <text:p>1439</text:p>
          </table:table-cell>
          <table:table-cell office:value-type="string" table:style-name="ce6">
            <text:p>VALTAIR LEMOS LOUREIR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FONSO CLÁUDI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021.13" table:style-name="ce7">
            <text:p>30.021,13</text:p>
          </table:table-cell>
          <table:table-cell office:value-type="float" office:value="65731.59" table:style-name="ce7">
            <text:p>65.731,59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653.98" table:style-name="ce7">
            <text:p>7.653,98</text:p>
          </table:table-cell>
          <table:table-cell office:value-type="float" office:value="0" table:style-name="ce7">
            <text:p>0,00</text:p>
          </table:table-cell>
          <table:table-cell office:value-type="float" office:value="12370.46" table:style-name="ce7">
            <text:p>12.370,46</text:p>
          </table:table-cell>
          <table:table-cell office:value-type="float" office:value="53361.13" table:style-name="ce7">
            <text:p>53.361,13</text:p>
          </table:table-cell>
          <table:table-cell table:number-columns-repeated="16366" table:style-name="ce2"/>
        </table:table-row>
        <table:table-row table:style-name="ro3">
          <table:table-cell office:value-type="float" office:value="1365" table:style-name="ce13">
            <text:p>1365</text:p>
          </table:table-cell>
          <table:table-cell office:value-type="string" table:style-name="ce6">
            <text:p>VANESSA MONTEIRO FRAGA DE BARR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LA VELH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978.5200000000004" table:style-name="ce7">
            <text:p>4.978,52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31.74" table:style-name="ce7">
            <text:p>31.131,74</text:p>
          </table:table-cell>
          <table:table-cell office:value-type="float" office:value="69799.37000000001" table:style-name="ce7">
            <text:p>69.799,3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67.2099999999991" table:style-name="ce7">
            <text:p>8.467,21</text:p>
          </table:table-cell>
          <table:table-cell office:value-type="float" office:value="0" table:style-name="ce7">
            <text:p>0,00</text:p>
          </table:table-cell>
          <table:table-cell office:value-type="float" office:value="13183.69" table:style-name="ce7">
            <text:p>13.183,69</text:p>
          </table:table-cell>
          <table:table-cell office:value-type="float" office:value="56615.680000000008" table:style-name="ce7">
            <text:p>56.615,68</text:p>
          </table:table-cell>
          <table:table-cell table:number-columns-repeated="16366" table:style-name="ce2"/>
        </table:table-row>
        <table:table-row table:style-name="ro3">
          <table:table-cell office:value-type="float" office:value="1454" table:style-name="ce13">
            <text:p>1454</text:p>
          </table:table-cell>
          <table:table-cell office:value-type="string" table:style-name="ce6">
            <text:p>VANESSA MORELO AMARAL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SÃO MATEU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4155.01" table:style-name="ce7">
            <text:p>4.155,01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527.84" table:style-name="ce7">
            <text:p>30.527,84</text:p>
          </table:table-cell>
          <table:table-cell office:value-type="float" office:value="68371.960000000006" table:style-name="ce7">
            <text:p>68.371,96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240.74" table:style-name="ce7">
            <text:p>8.240,74</text:p>
          </table:table-cell>
          <table:table-cell office:value-type="float" office:value="0" table:style-name="ce7">
            <text:p>0,00</text:p>
          </table:table-cell>
          <table:table-cell office:value-type="float" office:value="12957.22" table:style-name="ce7">
            <text:p>12.957,22</text:p>
          </table:table-cell>
          <table:table-cell office:value-type="float" office:value="55414.740000000005" table:style-name="ce7">
            <text:p>55.414,74</text:p>
          </table:table-cell>
          <table:table-cell table:number-columns-repeated="16366" table:style-name="ce2"/>
        </table:table-row>
        <table:table-row table:style-name="ro3">
          <table:table-cell office:value-type="float" office:value="1300" table:style-name="ce13">
            <text:p>1300</text:p>
          </table:table-cell>
          <table:table-cell office:value-type="string" table:style-name="ce6">
            <text:p>VERA LÚCIA MURTA MIRAN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SANTA TERES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021.35" table:style-name="ce7">
            <text:p>2.021,3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0205.83" table:style-name="ce7">
            <text:p>30.205,83</text:p>
          </table:table-cell>
          <table:table-cell office:value-type="float" office:value="70632.77" table:style-name="ce7">
            <text:p>70.632,77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951.02" table:style-name="ce7">
            <text:p>8.951,02</text:p>
          </table:table-cell>
          <table:table-cell office:value-type="float" office:value="0" table:style-name="ce7">
            <text:p>0,00</text:p>
          </table:table-cell>
          <table:table-cell office:value-type="float" office:value="13667.5" table:style-name="ce7">
            <text:p>13.667,50</text:p>
          </table:table-cell>
          <table:table-cell office:value-type="float" office:value="56965.270000000004" table:style-name="ce7">
            <text:p>56.965,27</text:p>
          </table:table-cell>
          <table:table-cell table:number-columns-repeated="16366" table:style-name="ce2"/>
        </table:table-row>
        <table:table-row table:style-name="ro3">
          <table:table-cell office:value-type="float" office:value="1193" table:style-name="ce13">
            <text:p>1193</text:p>
          </table:table-cell>
          <table:table-cell office:value-type="string" table:style-name="ce6">
            <text:p>VERALDO MACEDO MIRAND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APIACÁ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02.65" table:style-name="ce7">
            <text:p>5.502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0" table:style-name="ce7">
            <text:p>0,00</text:p>
          </table:table-cell>
          <table:table-cell office:value-type="float" office:value="31714.09" table:style-name="ce7">
            <text:p>31.714,09</text:p>
          </table:table-cell>
          <table:table-cell office:value-type="float" office:value="75622.33" table:style-name="ce7">
            <text:p>75.622,3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9908.3700000000008" table:style-name="ce7">
            <text:p>9.908,37</text:p>
          </table:table-cell>
          <table:table-cell office:value-type="float" office:value="0" table:style-name="ce7">
            <text:p>0,00</text:p>
          </table:table-cell>
          <table:table-cell office:value-type="float" office:value="14624.85" table:style-name="ce7">
            <text:p>14.624,85</text:p>
          </table:table-cell>
          <table:table-cell office:value-type="float" office:value="60997.48" table:style-name="ce7">
            <text:p>60.997,48</text:p>
          </table:table-cell>
          <table:table-cell table:number-columns-repeated="16366" table:style-name="ce2"/>
        </table:table-row>
        <table:table-row table:style-name="ro3">
          <table:table-cell office:value-type="float" office:value="1447" table:style-name="ce13">
            <text:p>1447</text:p>
          </table:table-cell>
          <table:table-cell office:value-type="string" table:style-name="ce6">
            <text:p>VITOR ANHOQUE CAVALCANTI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LINHARES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241.13" table:style-name="ce7">
            <text:p>31.241,13</text:p>
          </table:table-cell>
          <table:table-cell office:value-type="float" office:value="69983.61" table:style-name="ce7">
            <text:p>69.983,6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6779.34" table:style-name="ce7">
            <text:p>56.779,34</text:p>
          </table:table-cell>
          <table:table-cell table:number-columns-repeated="16366" table:style-name="ce2"/>
        </table:table-row>
        <table:table-row table:style-name="ro3">
          <table:table-cell office:value-type="float" office:value="1361" table:style-name="ce13">
            <text:p>1361</text:p>
          </table:table-cell>
          <table:table-cell office:value-type="string" table:style-name="ce6">
            <text:p>VIVIANE BARROS PARTELLI PIOTO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RIMINAL DE VIANA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053.37" table:style-name="ce7">
            <text:p>5.053,37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1186.639999999999" table:style-name="ce7">
            <text:p>31.186,64</text:p>
          </table:table-cell>
          <table:table-cell office:value-type="float" office:value="69929.119999999995" table:style-name="ce7">
            <text:p>69.929,12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487.7900000000009" table:style-name="ce7">
            <text:p>8.487,79</text:p>
          </table:table-cell>
          <table:table-cell office:value-type="float" office:value="0" table:style-name="ce7">
            <text:p>0,00</text:p>
          </table:table-cell>
          <table:table-cell office:value-type="float" office:value="13204.27" table:style-name="ce7">
            <text:p>13.204,27</text:p>
          </table:table-cell>
          <table:table-cell office:value-type="float" office:value="56724.849999999991" table:style-name="ce7">
            <text:p>56.724,85</text:p>
          </table:table-cell>
          <table:table-cell table:number-columns-repeated="16366" table:style-name="ce2"/>
        </table:table-row>
        <table:table-row table:style-name="ro3">
          <table:table-cell office:value-type="float" office:value="1408" table:style-name="ce13">
            <text:p>1408</text:p>
          </table:table-cell>
          <table:table-cell office:value-type="string" table:style-name="ce6">
            <text:p>WAGNER EDUARDO VASCONCELLOS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CÍVEL DE CACHOEIRO DE ITAPEMIRIM</text:p>
          </table:table-cell>
          <table:table-cell office:value-type="float" office:value="33689.11" table:style-name="ce7">
            <text:p>33.689,11</text:p>
          </table:table-cell>
          <table:table-cell office:value-type="float" office:value="2695.13" table:style-name="ce7">
            <text:p>2.695,13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323.59" table:style-name="ce7">
            <text:p>30.323,59</text:p>
          </table:table-cell>
          <table:table-cell office:value-type="float" office:value="66707.83" table:style-name="ce7">
            <text:p>66.707,83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7839.27" table:style-name="ce7">
            <text:p>7.839,27</text:p>
          </table:table-cell>
          <table:table-cell office:value-type="float" office:value="0" table:style-name="ce7">
            <text:p>0,00</text:p>
          </table:table-cell>
          <table:table-cell office:value-type="float" office:value="12555.75" table:style-name="ce7">
            <text:p>12.555,75</text:p>
          </table:table-cell>
          <table:table-cell office:value-type="float" office:value="54152.08" table:style-name="ce7">
            <text:p>54.152,08</text:p>
          </table:table-cell>
          <table:table-cell table:number-columns-repeated="16366" table:style-name="ce2"/>
        </table:table-row>
        <table:table-row table:style-name="ro3">
          <table:table-cell office:value-type="float" office:value="1199" table:style-name="ce13">
            <text:p>1199</text:p>
          </table:table-cell>
          <table:table-cell office:value-type="string" table:style-name="ce6">
            <text:p>ZENALDO BAPTISTA DE SOUSA</text:p>
          </table:table-cell>
          <table:table-cell office:value-type="string" table:style-name="ce6">
            <text:p>PROMOTOR DE JUSTIÇA</text:p>
          </table:table-cell>
          <table:table-cell office:value-type="string" table:style-name="ce6">
            <text:p>PJ DE CASTELO</text:p>
          </table:table-cell>
          <table:table-cell office:value-type="float" office:value="33689.11" table:style-name="ce7">
            <text:p>33.689,11</text:p>
          </table:table-cell>
          <table:table-cell office:value-type="float" office:value="5502.65" table:style-name="ce7">
            <text:p>5.502,65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0" table:style-name="ce7">
            <text:p>0,00</text:p>
          </table:table-cell>
          <table:table-cell office:value-type="float" office:value="30980.95" table:style-name="ce7">
            <text:p>30.980,95</text:p>
          </table:table-cell>
          <table:table-cell office:value-type="float" office:value="70172.710000000006" table:style-name="ce7">
            <text:p>70.172,71</text:p>
          </table:table-cell>
          <table:table-cell office:value-type="float" office:value="4716.4799999999996" table:style-name="ce7">
            <text:p>4.716,48</text:p>
          </table:table-cell>
          <table:table-cell office:value-type="float" office:value="8611.34" table:style-name="ce7">
            <text:p>8.611,34</text:p>
          </table:table-cell>
          <table:table-cell office:value-type="float" office:value="0" table:style-name="ce7">
            <text:p>0,00</text:p>
          </table:table-cell>
          <table:table-cell office:value-type="float" office:value="13327.82" table:style-name="ce7">
            <text:p>13.327,82</text:p>
          </table:table-cell>
          <table:table-cell office:value-type="float" office:value="56844.890000000007" table:style-name="ce7">
            <text:p>56.844,89</text:p>
          </table:table-cell>
          <table:table-cell table:number-columns-repeated="16366" table:style-name="ce2"/>
        </table:table-row>
        <table:table-row table:style-name="ro3">
          <table:table-cell office:value-type="string" table:number-columns-spanned="4" table:number-rows-spanned="1" table:style-name="ce44">
            <text:p>TOTAL GERAL</text:p>
          </table:table-cell>
          <table:covered-table-cell table:number-columns-repeated="3"/>
          <table:table-cell office:value-type="float" office:value="9276516.9900000188" table:formula="of:=SUM([.E10:.E285])" table:style-name="ce7">
            <text:p>9.276.516,99</text:p>
          </table:table-cell>
          <table:table-cell office:value-type="float" office:value="733936.67999999982" table:formula="of:=SUM([.F10:.F285])" table:style-name="ce7">
            <text:p>733.936,68</text:p>
          </table:table-cell>
          <table:table-cell office:value-type="float" office:value="0" table:formula="of:=SUM([.G10:.G285])" table:style-name="ce7">
            <text:p>0,00</text:p>
          </table:table-cell>
          <table:table-cell office:value-type="float" office:value="826.81000000000006" table:formula="of:=SUM([.H10:.H285])" table:style-name="ce7">
            <text:p>826,81</text:p>
          </table:table-cell>
          <table:table-cell office:value-type="float" office:value="112.3" table:formula="of:=SUM([.I10:.I285])" table:style-name="ce7">
            <text:p>112,30</text:p>
          </table:table-cell>
          <table:table-cell office:value-type="float" office:value="284061.39000000007" table:formula="of:=SUM([.J10:.J285])" table:style-name="ce7">
            <text:p>284.061,39</text:p>
          </table:table-cell>
          <table:table-cell office:value-type="float" office:value="2692.23" table:formula="of:=SUM([.K10:.K285])" table:style-name="ce7">
            <text:p>2.692,23</text:p>
          </table:table-cell>
          <table:table-cell office:value-type="float" office:value="7979252.5899999989" table:formula="of:=SUM([.L10:.L285])" table:style-name="ce7">
            <text:p>7.979.252,59</text:p>
          </table:table-cell>
          <table:table-cell office:value-type="float" office:value="18277398.989999995" table:formula="of:=SUM([.M10:.M285])" table:style-name="ce7">
            <text:p>18.277.398,99</text:p>
          </table:table-cell>
          <table:table-cell office:value-type="float" office:value="1293287.7999999963" table:formula="of:=SUM([.N10:.N285])" table:style-name="ce7">
            <text:p>1.293.287,80</text:p>
          </table:table-cell>
          <table:table-cell office:value-type="float" office:value="2182345.7600000021" table:formula="of:=SUM([.O10:.O285])" table:style-name="ce7">
            <text:p>2.182.345,76</text:p>
          </table:table-cell>
          <table:table-cell office:value-type="float" office:value="75915.790000000023" table:formula="of:=SUM([.P10:.P285])" table:style-name="ce7">
            <text:p>75.915,79</text:p>
          </table:table-cell>
          <table:table-cell office:value-type="float" office:value="3551549.3499999978" table:formula="of:=SUM([.Q10:.Q285])" table:style-name="ce7">
            <text:p>3.551.549,35</text:p>
          </table:table-cell>
          <table:table-cell office:value-type="float" office:value="14725849.639999999" table:formula="of:=SUM([.R10:.R285])" table:style-name="ce7">
            <text:p>14.725.849,64</text:p>
          </table:table-cell>
          <table:table-cell table:number-columns-repeated="16366" table:style-name="ce2"/>
        </table:table-row>
        <table:table-row table:style-name="ro4">
          <table:table-cell office:value-type="string" table:style-name="ce2">
            <text:p>OBS: OS VALORES NEGATIVOS REFEREM-SE A DESCONTOS REALIZADOS DENTRO DO MÊS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DATA DA ÚLTIMA ATUALIZAÇÃO: 31/01/202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36">
            <text:p>1 Remuneração do cargo efetivo - Vencimento, GAMPU, VPI. Adicionais de Qualificação, GAE e GAS, além de outras desta natureza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2 VPNI, adicional por tempo de serviço, quintas, décimos e vantagens decorrentes de sentença judicial ou extensão administrativa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3 Rubricas que representam a retribuição paga pelo exercício de função (servidor efetivo) ou remuneração de cargo em comissão (servidor sem vínculo ou requisitado)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4 Parcelas de Gratificação Natalina (13º) pagas no mês corrente, ou no caso de vacância ou remuneração do servidor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5 Adicional correspondente a 1/3 (um terço) da remuneração, pago ao servidor por ocasião das férias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6 Valor <text:s/>equivalente <text:s/>ao <text:s/>da <text:s/>contribuição <text:s/>previdenciária <text:s/>devido <text:s/>ao <text:s/>funcionário <text:s/>público <text:s/>que <text:s/>esteja <text:s/>em condição de aposentar-se, mas que opta por continuar com atividade. (Instituído pela Emenda Constitucional nº 41, de 16 de dezembro de 2003)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7 Valor total (somatório) das remunerações temporárias discriminadas na Tabela "Verbas indenizatórias e outras remunerações temporárias"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8 Valor total (somatório) das vendas indenizatórias discriminadas na Tabela "Verbas indenizatórias e outras remunerações temporárias"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9 Total dos rendimentos brutos pagos no mês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10 Contribuição previdenciária oficial (Plano de Seguridade Social do Servidor e Regime Geral de Previdência Social)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11 Imposto de Renda Retido na Fonte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12 <text:s/>Valor <text:s/>deduzido <text:s/>da <text:s/>remuneração <text:s/>básica <text:s/>bruta, <text:s/>quando <text:s/>esta <text:s/>ultrapassa <text:s/>o <text:s/>teto <text:s/>constitucional, <text:s/>nos <text:s/>termos da legislação correspondente.<text:s/>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13 Total dos descontos efetuados no mês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style-name="ro5">
          <table:table-cell office:value-type="string" table:style-name="ce36">
            <text:p>14 Rendimento líquido após os descontos redefinidos nos itens anteriores.</text:p>
          </table:table-cell>
          <table:table-cell table:number-columns-repeated="3" table:style-name="ce37"/>
          <table:table-cell table:number-columns-repeated="14" table:style-name="ce38"/>
          <table:table-cell table:number-columns-repeated="16366" table:style-name="ce2"/>
        </table:table-row>
        <table:table-row table:number-rows-repeated="10482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Claudia Magalhaes Cancio Pontes</meta:initial-creator>
    <dc:creator>Silvana Bonfá</dc:creator>
    <meta:creation-date>2016-10-10T18:09:34Z</meta:creation-date>
    <dc:date>2022-07-31T19:58:40Z</dc:date>
    <meta:user-defined meta:name="ContentTypeId">0x010100DF6CECAD9B5CBC41B8EA374F7BDAF515</meta:user-defined>
    <meta:user-defined meta:name="_dlc_DocIdItemGuid">3839c072-2a37-442e-81a6-45fd576ed832</meta:user-defined>
  </office:meta>
</office:document-meta>
</file>